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Sans Serif" svg:font-family="'Microsoft Sans Serif'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d9ba" loext:decorative="false"/>
    </style:style>
    <style:style style:name="gr2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 loext:decorative="false"/>
    </style:style>
    <style:style style:name="gr3" style:family="graphic" style:parent-style-name="standard">
      <style:graphic-properties draw:stroke="none" draw:fill="solid" draw:fill-color="#fffacc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ffffff" loext:decorative="false"/>
    </style:style>
    <style:style style:name="gr7" style:family="graphic" style:parent-style-name="standard">
      <style:graphic-properties draw:stroke="none" draw:fill="solid" draw:fill-color="#ffffff" draw:textarea-horizontal-align="center" draw:textarea-vertical-align="middle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ffffff" draw:textarea-horizontal-align="right" draw:textarea-vertical-align="middle"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ffffff" draw:textarea-horizontal-align="right" loext:decorative="false"/>
      <style:paragraph-properties style:writing-mode="lr-tb"/>
    </style:style>
    <style:style style:name="P1" style:family="paragraph">
      <loext:graphic-properties draw:fill="solid" draw:fill-color="#ffd9ba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ffacc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20pt" style:font-size-asian="20pt" style:font-size-complex="20pt"/>
    </style:style>
    <style:style style:name="P6" style:family="paragraph">
      <loext:graphic-properties draw:fill="none"/>
      <style:text-properties fo:font-size="8pt" style:font-size-asian="8pt" style:font-size-complex="8pt"/>
    </style:style>
    <style:style style:name="P7" style:family="paragraph">
      <loext:graphic-properties draw:fill="solid"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  <style:text-properties fo:font-size="13pt" style:font-size-asian="13pt" style:font-size-complex="13pt"/>
    </style:style>
    <style:style style:name="P10" style:family="paragraph">
      <style:paragraph-properties fo:text-align="end"/>
    </style:style>
    <style:style style:name="P11" style:family="paragraph">
      <loext:graphic-properties draw:fill="solid" draw:fill-color="#ffffff"/>
      <style:paragraph-properties fo:text-align="end"/>
      <style:text-properties fo:font-size="13pt" style:font-size-asian="13pt" style:font-size-complex="13pt"/>
    </style:style>
    <style:style style:name="T1" style:family="text">
      <style:text-properties fo:color="#000000" loext:opacity="100%" style:font-name="Microsoft Sans Serif" fo:font-size="20pt" fo:font-weight="normal" style:font-name-asian="Microsoft Sans Serif" style:font-size-asian="20pt" style:font-weight-asian="normal" style:font-name-complex="Microsoft Sans Serif" style:font-size-complex="20pt" style:font-weight-complex="normal"/>
    </style:style>
    <style:style style:name="T2" style:family="text">
      <style:text-properties fo:color="#000000" loext:opacity="100%" style:font-name="Microsoft Sans Serif" fo:font-size="8pt" fo:font-weight="normal" style:font-name-asian="Microsoft Sans Serif" style:font-size-asian="8pt" style:font-weight-asian="normal" style:font-name-complex="Microsoft Sans Serif" style:font-size-complex="8pt" style:font-weight-complex="normal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9cm" svg:height="0.953cm" svg:x="1.017cm" svg:y="1.017cm" svg:viewBox="0 0 19001 954" draw:points="0,0 19001,0 19001,954 0,954">
          <text:p/>
        </draw:polygon>
        <draw:line draw:style-name="gr2" draw:text-style-name="P2" draw:layer="layout" svg:x1="1.017cm" svg:y1="1.017cm" svg:x2="1.017cm" svg:y2="1.97cm">
          <text:p/>
        </draw:line>
        <draw:line draw:style-name="gr2" draw:text-style-name="P2" draw:layer="layout" svg:x1="20.017cm" svg:y1="1.017cm" svg:x2="20.017cm" svg:y2="1.97cm">
          <text:p/>
        </draw:line>
        <draw:line draw:style-name="gr2" draw:text-style-name="P2" draw:layer="layout" svg:x1="1.017cm" svg:y1="1.017cm" svg:x2="20.017cm" svg:y2="1.017cm">
          <text:p/>
        </draw:line>
        <draw:line draw:style-name="gr2" draw:text-style-name="P2" draw:layer="layout" svg:x1="1.017cm" svg:y1="1.97cm" svg:x2="20.017cm" svg:y2="1.97cm">
          <text:p/>
        </draw:line>
        <draw:polygon draw:style-name="gr3" draw:text-style-name="P3" draw:layer="layout" svg:width="1.376cm" svg:height="1.323cm" svg:x="1.017cm" svg:y="1.97cm" svg:viewBox="0 0 1377 1324" draw:points="0,0 1377,0 1377,1324 0,1324">
          <text:p/>
        </draw:polygon>
        <draw:line draw:style-name="gr2" draw:text-style-name="P2" draw:layer="layout" svg:x1="1.017cm" svg:y1="1.97cm" svg:x2="1.017cm" svg:y2="3.293cm">
          <text:p/>
        </draw:line>
        <draw:line draw:style-name="gr2" draw:text-style-name="P2" draw:layer="layout" svg:x1="2.393cm" svg:y1="1.97cm" svg:x2="2.393cm" svg:y2="3.293cm">
          <text:p/>
        </draw:line>
        <draw:line draw:style-name="gr2" draw:text-style-name="P2" draw:layer="layout" svg:x1="1.017cm" svg:y1="1.97cm" svg:x2="2.393cm" svg:y2="1.97cm">
          <text:p/>
        </draw:line>
        <draw:line draw:style-name="gr2" draw:text-style-name="P2" draw:layer="layout" svg:x1="1.017cm" svg:y1="3.293cm" svg:x2="2.393cm" svg:y2="3.293cm">
          <text:p/>
        </draw:line>
        <draw:frame draw:style-name="gr4" draw:text-style-name="P5" draw:layer="layout" svg:width="6.76cm" svg:height="0.801cm" svg:x="7.146cm" svg:y="1.118cm">
          <draw:text-box>
            <text:p text:style-name="P4"><text:span text:style-name="T1">Rezultati proizvodnje </text:span></text:p>
          </draw:text-box>
        </draw:frame>
        <draw:frame draw:style-name="gr5" draw:text-style-name="P6" draw:layer="layout" svg:width="0.508cm" svg:height="0.323cm" svg:x="1.071cm" svg:y="2.297cm">
          <draw:text-box>
            <text:p text:style-name="P4"><text:span text:style-name="T2">Broj</text:span></text:p>
          </draw:text-box>
        </draw:frame>
        <draw:polygon draw:style-name="gr3" draw:text-style-name="P3" draw:layer="layout" svg:width="2.381cm" svg:height="1.323cm" svg:x="2.393cm" svg:y="1.97cm" svg:viewBox="0 0 2382 1324" draw:points="0,0 2382,0 2382,1324 0,1324">
          <text:p/>
        </draw:polygon>
        <draw:line draw:style-name="gr2" draw:text-style-name="P2" draw:layer="layout" svg:x1="2.393cm" svg:y1="1.97cm" svg:x2="2.393cm" svg:y2="3.293cm">
          <text:p/>
        </draw:line>
        <draw:line draw:style-name="gr2" draw:text-style-name="P2" draw:layer="layout" svg:x1="4.774cm" svg:y1="1.97cm" svg:x2="4.774cm" svg:y2="3.293cm">
          <text:p/>
        </draw:line>
        <draw:line draw:style-name="gr2" draw:text-style-name="P2" draw:layer="layout" svg:x1="2.393cm" svg:y1="1.97cm" svg:x2="4.774cm" svg:y2="1.97cm">
          <text:p/>
        </draw:line>
        <draw:line draw:style-name="gr2" draw:text-style-name="P2" draw:layer="layout" svg:x1="2.393cm" svg:y1="3.293cm" svg:x2="4.774cm" svg:y2="3.293cm">
          <text:p/>
        </draw:line>
        <draw:frame draw:style-name="gr5" draw:text-style-name="P6" draw:layer="layout" svg:width="1.185cm" svg:height="0.323cm" svg:x="1.071cm" svg:y="2.634cm">
          <draw:text-box>
            <text:p text:style-name="P4"><text:span text:style-name="T2">narudžbe</text:span></text:p>
          </draw:text-box>
        </draw:frame>
        <draw:frame draw:style-name="gr5" draw:text-style-name="P6" draw:layer="layout" svg:width="1.906cm" svg:height="0.323cm" svg:x="2.447cm" svg:y="2.297cm">
          <draw:text-box>
            <text:p text:style-name="P4"><text:span text:style-name="T2">Vreme početka</text:span></text:p>
          </draw:text-box>
        </draw:frame>
        <draw:polygon draw:style-name="gr3" draw:text-style-name="P3" draw:layer="layout" svg:width="2.99cm" svg:height="1.323cm" svg:x="4.774cm" svg:y="1.97cm" svg:viewBox="0 0 2991 1324" draw:points="0,0 2991,0 2991,1324 0,1324">
          <text:p/>
        </draw:polygon>
        <draw:line draw:style-name="gr2" draw:text-style-name="P2" draw:layer="layout" svg:x1="4.774cm" svg:y1="1.97cm" svg:x2="4.774cm" svg:y2="3.293cm">
          <text:p/>
        </draw:line>
        <draw:line draw:style-name="gr2" draw:text-style-name="P2" draw:layer="layout" svg:x1="7.764cm" svg:y1="1.97cm" svg:x2="7.764cm" svg:y2="3.293cm">
          <text:p/>
        </draw:line>
        <draw:line draw:style-name="gr2" draw:text-style-name="P2" draw:layer="layout" svg:x1="4.774cm" svg:y1="1.97cm" svg:x2="7.764cm" svg:y2="1.97cm">
          <text:p/>
        </draw:line>
        <draw:line draw:style-name="gr2" draw:text-style-name="P2" draw:layer="layout" svg:x1="4.774cm" svg:y1="3.293cm" svg:x2="7.764cm" svg:y2="3.293cm">
          <text:p/>
        </draw:line>
        <draw:frame draw:style-name="gr5" draw:text-style-name="P6" draw:layer="layout" svg:width="1.456cm" svg:height="0.323cm" svg:x="2.447cm" svg:y="2.634cm">
          <draw:text-box>
            <text:p text:style-name="P4"><text:span text:style-name="T2">proizvodnje</text:span></text:p>
          </draw:text-box>
        </draw:frame>
        <draw:frame draw:style-name="gr5" draw:text-style-name="P6" draw:layer="layout" svg:width="2.126cm" svg:height="0.323cm" svg:x="4.828cm" svg:y="2.297cm">
          <draw:text-box>
            <text:p text:style-name="P4"><text:span text:style-name="T2">Vreme završetka</text:span></text:p>
          </draw:text-box>
        </draw:frame>
        <draw:polygon draw:style-name="gr3" draw:text-style-name="P3" draw:layer="layout" svg:width="1.323cm" svg:height="1.323cm" svg:x="7.764cm" svg:y="1.97cm" svg:viewBox="0 0 1324 1324" draw:points="0,0 1324,0 1324,1324 0,1324">
          <text:p/>
        </draw:polygon>
        <draw:line draw:style-name="gr2" draw:text-style-name="P2" draw:layer="layout" svg:x1="7.764cm" svg:y1="1.97cm" svg:x2="7.764cm" svg:y2="3.293cm">
          <text:p/>
        </draw:line>
        <draw:line draw:style-name="gr2" draw:text-style-name="P2" draw:layer="layout" svg:x1="9.087cm" svg:y1="1.97cm" svg:x2="9.087cm" svg:y2="3.293cm">
          <text:p/>
        </draw:line>
        <draw:line draw:style-name="gr2" draw:text-style-name="P2" draw:layer="layout" svg:x1="7.764cm" svg:y1="1.97cm" svg:x2="9.087cm" svg:y2="1.97cm">
          <text:p/>
        </draw:line>
        <draw:line draw:style-name="gr2" draw:text-style-name="P2" draw:layer="layout" svg:x1="7.764cm" svg:y1="3.293cm" svg:x2="9.087cm" svg:y2="3.293cm">
          <text:p/>
        </draw:line>
        <draw:frame draw:style-name="gr5" draw:text-style-name="P6" draw:layer="layout" svg:width="1.456cm" svg:height="0.323cm" svg:x="4.828cm" svg:y="2.634cm">
          <draw:text-box>
            <text:p text:style-name="P4"><text:span text:style-name="T2">proizvodnje</text:span></text:p>
          </draw:text-box>
        </draw:frame>
        <draw:frame draw:style-name="gr5" draw:text-style-name="P6" draw:layer="layout" svg:width="1cm" svg:height="0.323cm" svg:x="7.818cm" svg:y="2.297cm">
          <draw:text-box>
            <text:p text:style-name="P4"><text:span text:style-name="T2">Količina</text:span></text:p>
          </draw:text-box>
        </draw:frame>
        <draw:polygon draw:style-name="gr3" draw:text-style-name="P3" draw:layer="layout" svg:width="1.376cm" svg:height="1.323cm" svg:x="9.087cm" svg:y="1.97cm" svg:viewBox="0 0 1377 1324" draw:points="0,0 1377,0 1377,1324 0,1324">
          <text:p/>
        </draw:polygon>
        <draw:line draw:style-name="gr2" draw:text-style-name="P2" draw:layer="layout" svg:x1="9.087cm" svg:y1="1.97cm" svg:x2="9.087cm" svg:y2="3.293cm">
          <text:p/>
        </draw:line>
        <draw:line draw:style-name="gr2" draw:text-style-name="P2" draw:layer="layout" svg:x1="10.463cm" svg:y1="1.97cm" svg:x2="10.463cm" svg:y2="3.293cm">
          <text:p/>
        </draw:line>
        <draw:line draw:style-name="gr2" draw:text-style-name="P2" draw:layer="layout" svg:x1="9.087cm" svg:y1="1.97cm" svg:x2="10.463cm" svg:y2="1.97cm">
          <text:p/>
        </draw:line>
        <draw:line draw:style-name="gr2" draw:text-style-name="P2" draw:layer="layout" svg:x1="9.087cm" svg:y1="3.293cm" svg:x2="10.463cm" svg:y2="3.293cm">
          <text:p/>
        </draw:line>
        <draw:frame draw:style-name="gr5" draw:text-style-name="P6" draw:layer="layout" svg:width="1.185cm" svg:height="0.323cm" svg:x="7.818cm" svg:y="2.634cm">
          <draw:text-box>
            <text:p text:style-name="P4"><text:span text:style-name="T2">narudžbe</text:span></text:p>
          </draw:text-box>
        </draw:frame>
        <draw:frame draw:style-name="gr5" draw:text-style-name="P6" draw:layer="layout" svg:width="0.713cm" svg:height="0.323cm" svg:x="9.14cm" svg:y="2.129cm">
          <draw:text-box>
            <text:p text:style-name="P4"><text:span text:style-name="T2">Naziv</text:span></text:p>
          </draw:text-box>
        </draw:frame>
        <draw:frame draw:style-name="gr5" draw:text-style-name="P6" draw:layer="layout" svg:width="1.169cm" svg:height="0.323cm" svg:x="9.14cm" svg:y="2.466cm">
          <draw:text-box>
            <text:p text:style-name="P4"><text:span text:style-name="T2">preduzeć</text:span></text:p>
          </draw:text-box>
        </draw:frame>
        <draw:polygon draw:style-name="gr3" draw:text-style-name="P3" draw:layer="layout" svg:width="4.789cm" svg:height="1.323cm" svg:x="10.463cm" svg:y="1.97cm" svg:viewBox="0 0 4790 1324" draw:points="0,0 4790,0 4790,1324 0,1324">
          <text:p/>
        </draw:polygon>
        <draw:line draw:style-name="gr2" draw:text-style-name="P2" draw:layer="layout" svg:x1="10.463cm" svg:y1="1.97cm" svg:x2="10.463cm" svg:y2="3.293cm">
          <text:p/>
        </draw:line>
        <draw:line draw:style-name="gr2" draw:text-style-name="P2" draw:layer="layout" svg:x1="15.252cm" svg:y1="1.97cm" svg:x2="15.252cm" svg:y2="3.293cm">
          <text:p/>
        </draw:line>
        <draw:line draw:style-name="gr2" draw:text-style-name="P2" draw:layer="layout" svg:x1="10.463cm" svg:y1="1.97cm" svg:x2="15.252cm" svg:y2="1.97cm">
          <text:p/>
        </draw:line>
        <draw:line draw:style-name="gr2" draw:text-style-name="P2" draw:layer="layout" svg:x1="10.463cm" svg:y1="3.293cm" svg:x2="15.252cm" svg:y2="3.293cm">
          <text:p/>
        </draw:line>
        <draw:frame draw:style-name="gr5" draw:text-style-name="P6" draw:layer="layout" svg:width="0.281cm" svg:height="0.323cm" svg:x="9.14cm" svg:y="2.802cm">
          <draw:text-box>
            <text:p text:style-name="P4"><text:span text:style-name="T2">a</text:span></text:p>
          </draw:text-box>
        </draw:frame>
        <draw:polygon draw:style-name="gr3" draw:text-style-name="P3" draw:layer="layout" svg:width="4.524cm" svg:height="1.323cm" svg:x="15.252cm" svg:y="1.97cm" svg:viewBox="0 0 4525 1324" draw:points="0,0 4525,0 4525,1324 0,1324">
          <text:p/>
        </draw:polygon>
        <draw:line draw:style-name="gr2" draw:text-style-name="P2" draw:layer="layout" svg:x1="15.252cm" svg:y1="1.97cm" svg:x2="15.252cm" svg:y2="3.293cm">
          <text:p/>
        </draw:line>
        <draw:line draw:style-name="gr2" draw:text-style-name="P2" draw:layer="layout" svg:x1="19.776cm" svg:y1="1.97cm" svg:x2="19.776cm" svg:y2="3.293cm">
          <text:p/>
        </draw:line>
        <draw:line draw:style-name="gr2" draw:text-style-name="P2" draw:layer="layout" svg:x1="15.252cm" svg:y1="1.97cm" svg:x2="19.776cm" svg:y2="1.97cm">
          <text:p/>
        </draw:line>
        <draw:line draw:style-name="gr2" draw:text-style-name="P2" draw:layer="layout" svg:x1="15.252cm" svg:y1="3.293cm" svg:x2="19.776cm" svg:y2="3.293cm">
          <text:p/>
        </draw:line>
        <draw:frame draw:style-name="gr5" draw:text-style-name="P6" draw:layer="layout" svg:width="1.986cm" svg:height="0.323cm" svg:x="10.516cm" svg:y="2.466cm">
          <draw:text-box>
            <text:p text:style-name="P4"><text:span text:style-name="T2">Naziv recepture</text:span></text:p>
          </draw:text-box>
        </draw:frame>
        <draw:polygon draw:style-name="gr6" draw:text-style-name="P7" draw:layer="layout" svg:width="1.376cm" svg:height="0.661cm" svg:x="1.017cm" svg:y="3.293cm" svg:viewBox="0 0 1377 662" draw:points="0,0 1377,0 1377,662 0,662">
          <text:p/>
        </draw:polygon>
        <draw:line draw:style-name="gr2" draw:text-style-name="P2" draw:layer="layout" svg:x1="1.017cm" svg:y1="3.293cm" svg:x2="1.017cm" svg:y2="3.954cm">
          <text:p/>
        </draw:line>
        <draw:line draw:style-name="gr2" draw:text-style-name="P2" draw:layer="layout" svg:x1="2.393cm" svg:y1="3.293cm" svg:x2="2.393cm" svg:y2="3.954cm">
          <text:p/>
        </draw:line>
        <draw:line draw:style-name="gr2" draw:text-style-name="P2" draw:layer="layout" svg:x1="1.017cm" svg:y1="3.293cm" svg:x2="2.393cm" svg:y2="3.293cm">
          <text:p/>
        </draw:line>
        <draw:line draw:style-name="gr2" draw:text-style-name="P2" draw:layer="layout" svg:x1="1.017cm" svg:y1="3.954cm" svg:x2="2.393cm" svg:y2="3.954cm">
          <text:p/>
        </draw:line>
        <draw:frame draw:style-name="gr5" draw:text-style-name="P6" draw:layer="layout" svg:width="1.121cm" svg:height="0.323cm" svg:x="15.305cm" svg:y="2.466cm">
          <draw:text-box>
            <text:p text:style-name="P4"><text:span text:style-name="T2">Lokacija </text:span></text:p>
          </draw:text-box>
        </draw:frame>
        <draw:polygon draw:style-name="gr6" draw:text-style-name="P7" draw:layer="layout" svg:width="2.381cm" svg:height="0.661cm" svg:x="2.393cm" svg:y="3.293cm" svg:viewBox="0 0 2382 662" draw:points="0,0 2382,0 2382,662 0,662">
          <text:p/>
        </draw:polygon>
        <draw:line draw:style-name="gr2" draw:text-style-name="P2" draw:layer="layout" svg:x1="2.393cm" svg:y1="3.293cm" svg:x2="2.393cm" svg:y2="3.954cm">
          <text:p/>
        </draw:line>
        <draw:line draw:style-name="gr2" draw:text-style-name="P2" draw:layer="layout" svg:x1="4.774cm" svg:y1="3.293cm" svg:x2="4.774cm" svg:y2="3.954cm">
          <text:p/>
        </draw:line>
        <draw:line draw:style-name="gr2" draw:text-style-name="P2" draw:layer="layout" svg:x1="2.393cm" svg:y1="3.293cm" svg:x2="4.774cm" svg:y2="3.293cm">
          <text:p/>
        </draw:line>
        <draw:line draw:style-name="gr2" draw:text-style-name="P2" draw:layer="layout" svg:x1="2.393cm" svg:y1="3.954cm" svg:x2="4.774cm" svg:y2="3.954cm">
          <text:p/>
        </draw:line>
        <draw:frame draw:style-name="gr5" draw:text-style-name="P6" draw:layer="layout" svg:width="1.011cm" svg:height="0.323cm" svg:x="1.071cm" svg:y="3.458cm">
          <draw:text-box>
            <text:p text:style-name="P4"><text:span text:style-name="T2">SP2134</text:span></text:p>
          </draw:text-box>
        </draw:frame>
        <draw:polygon draw:style-name="gr6" draw:text-style-name="P7" draw:layer="layout" svg:width="2.99cm" svg:height="0.661cm" svg:x="4.774cm" svg:y="3.293cm" svg:viewBox="0 0 2991 662" draw:points="0,0 2991,0 2991,662 0,662">
          <text:p/>
        </draw:polygon>
        <draw:line draw:style-name="gr2" draw:text-style-name="P2" draw:layer="layout" svg:x1="4.774cm" svg:y1="3.293cm" svg:x2="4.774cm" svg:y2="3.954cm">
          <text:p/>
        </draw:line>
        <draw:line draw:style-name="gr2" draw:text-style-name="P2" draw:layer="layout" svg:x1="7.764cm" svg:y1="3.293cm" svg:x2="7.764cm" svg:y2="3.954cm">
          <text:p/>
        </draw:line>
        <draw:line draw:style-name="gr2" draw:text-style-name="P2" draw:layer="layout" svg:x1="4.774cm" svg:y1="3.293cm" svg:x2="7.764cm" svg:y2="3.293cm">
          <text:p/>
        </draw:line>
        <draw:line draw:style-name="gr2" draw:text-style-name="P2" draw:layer="layout" svg:x1="4.774cm" svg:y1="3.954cm" svg:x2="7.764cm" svg:y2="3.954cm">
          <text:p/>
        </draw:line>
        <draw:frame draw:style-name="gr5" draw:text-style-name="P6" draw:layer="layout" svg:width="1.891cm" svg:height="0.323cm" svg:x="2.447cm" svg:y="3.458cm">
          <draw:text-box>
            <text:p text:style-name="P4"><text:span text:style-name="T2">2025.12.8 0:10</text:span></text:p>
          </draw:text-box>
        </draw:frame>
        <draw:polygon draw:style-name="gr6" draw:text-style-name="P7" draw:layer="layout" svg:width="1.323cm" svg:height="0.661cm" svg:x="7.764cm" svg:y="3.293cm" svg:viewBox="0 0 1324 662" draw:points="0,0 1324,0 1324,662 0,662">
          <text:p/>
        </draw:polygon>
        <draw:line draw:style-name="gr2" draw:text-style-name="P2" draw:layer="layout" svg:x1="7.764cm" svg:y1="3.293cm" svg:x2="7.764cm" svg:y2="3.954cm">
          <text:p/>
        </draw:line>
        <draw:line draw:style-name="gr2" draw:text-style-name="P2" draw:layer="layout" svg:x1="9.087cm" svg:y1="3.293cm" svg:x2="9.087cm" svg:y2="3.954cm">
          <text:p/>
        </draw:line>
        <draw:line draw:style-name="gr2" draw:text-style-name="P2" draw:layer="layout" svg:x1="7.764cm" svg:y1="3.293cm" svg:x2="9.087cm" svg:y2="3.293cm">
          <text:p/>
        </draw:line>
        <draw:line draw:style-name="gr2" draw:text-style-name="P2" draw:layer="layout" svg:x1="7.764cm" svg:y1="3.954cm" svg:x2="9.087cm" svg:y2="3.954cm">
          <text:p/>
        </draw:line>
        <draw:frame draw:style-name="gr5" draw:text-style-name="P6" draw:layer="layout" svg:width="2.285cm" svg:height="0.323cm" svg:x="4.828cm" svg:y="3.458cm">
          <draw:text-box>
            <text:p text:style-name="P4"><text:span text:style-name="T2">2025.12.8 0:28:38</text:span></text:p>
          </draw:text-box>
        </draw:frame>
        <draw:polygon draw:style-name="gr6" draw:text-style-name="P7" draw:layer="layout" svg:width="1.376cm" svg:height="0.661cm" svg:x="9.087cm" svg:y="3.293cm" svg:viewBox="0 0 1377 662" draw:points="0,0 1377,0 1377,662 0,662">
          <text:p/>
        </draw:polygon>
        <draw:line draw:style-name="gr2" draw:text-style-name="P2" draw:layer="layout" svg:x1="9.087cm" svg:y1="3.293cm" svg:x2="9.087cm" svg:y2="3.954cm">
          <text:p/>
        </draw:line>
        <draw:line draw:style-name="gr2" draw:text-style-name="P2" draw:layer="layout" svg:x1="10.463cm" svg:y1="3.293cm" svg:x2="10.463cm" svg:y2="3.954cm">
          <text:p/>
        </draw:line>
        <draw:line draw:style-name="gr2" draw:text-style-name="P2" draw:layer="layout" svg:x1="9.087cm" svg:y1="3.293cm" svg:x2="10.463cm" svg:y2="3.293cm">
          <text:p/>
        </draw:line>
        <draw:line draw:style-name="gr2" draw:text-style-name="P2" draw:layer="layout" svg:x1="9.087cm" svg:y1="3.954cm" svg:x2="10.463cm" svg:y2="3.954cm">
          <text:p/>
        </draw:line>
        <draw:frame draw:style-name="gr5" draw:text-style-name="P6" draw:layer="layout" svg:width="0.281cm" svg:height="0.323cm" svg:x="7.818cm" svg:y="3.458cm">
          <draw:text-box>
            <text:p text:style-name="P4"><text:span text:style-name="T2">7</text:span></text:p>
          </draw:text-box>
        </draw:frame>
        <draw:polygon draw:style-name="gr6" draw:text-style-name="P7" draw:layer="layout" svg:width="4.789cm" svg:height="0.661cm" svg:x="10.463cm" svg:y="3.293cm" svg:viewBox="0 0 4790 662" draw:points="0,0 4790,0 4790,662 0,662">
          <text:p/>
        </draw:polygon>
        <draw:line draw:style-name="gr2" draw:text-style-name="P2" draw:layer="layout" svg:x1="10.463cm" svg:y1="3.293cm" svg:x2="10.463cm" svg:y2="3.954cm">
          <text:p/>
        </draw:line>
        <draw:line draw:style-name="gr2" draw:text-style-name="P2" draw:layer="layout" svg:x1="15.252cm" svg:y1="3.293cm" svg:x2="15.252cm" svg:y2="3.954cm">
          <text:p/>
        </draw:line>
        <draw:line draw:style-name="gr2" draw:text-style-name="P2" draw:layer="layout" svg:x1="10.463cm" svg:y1="3.293cm" svg:x2="15.252cm" svg:y2="3.293cm">
          <text:p/>
        </draw:line>
        <draw:line draw:style-name="gr2" draw:text-style-name="P2" draw:layer="layout" svg:x1="10.463cm" svg:y1="3.954cm" svg:x2="15.252cm" svg:y2="3.954cm">
          <text:p/>
        </draw:line>
        <draw:frame draw:style-name="gr5" draw:text-style-name="P6" draw:layer="layout" svg:width="1.011cm" svg:height="0.323cm" svg:x="9.14cm" svg:y="3.458cm">
          <draw:text-box>
            <text:p text:style-name="P4"><text:span text:style-name="T2">AZVIRT</text:span></text:p>
          </draw:text-box>
        </draw:frame>
        <draw:polygon draw:style-name="gr7" draw:text-style-name="P9" draw:layer="layout" svg:width="4.524cm" svg:height="0.661cm" svg:x="15.252cm" svg:y="3.293cm" svg:viewBox="0 0 4525 662" draw:points="0,0 4525,0 4525,662 0,662">
          <text:p text:style-name="P8"><text:span text:style-name="T3">LTC</text:span><text:span text:style-name="T3"><text:tab/></text:span></text:p>
        </draw:polygon>
        <draw:line draw:style-name="gr2" draw:text-style-name="P2" draw:layer="layout" svg:x1="15.252cm" svg:y1="3.293cm" svg:x2="15.252cm" svg:y2="3.954cm">
          <text:p/>
        </draw:line>
        <draw:line draw:style-name="gr2" draw:text-style-name="P2" draw:layer="layout" svg:x1="19.776cm" svg:y1="3.293cm" svg:x2="19.776cm" svg:y2="3.954cm">
          <text:p/>
        </draw:line>
        <draw:line draw:style-name="gr2" draw:text-style-name="P2" draw:layer="layout" svg:x1="15.252cm" svg:y1="3.293cm" svg:x2="19.776cm" svg:y2="3.293cm">
          <text:p/>
        </draw:line>
        <draw:line draw:style-name="gr2" draw:text-style-name="P2" draw:layer="layout" svg:x1="15.252cm" svg:y1="3.954cm" svg:x2="19.776cm" svg:y2="3.954cm">
          <text:p/>
        </draw:line>
        <draw:frame draw:style-name="gr5" draw:text-style-name="P6" draw:layer="layout" svg:width="4.398cm" svg:height="0.323cm" svg:x="10.516cm" svg:y="3.458cm">
          <draw:text-box>
            <text:p text:style-name="P4"><text:span text:style-name="T2">C25/30.XC4.S4 Dmax 8 <text:s text:c="2"/>TORKET</text:span></text:p>
          </draw:text-box>
        </draw:frame>
        <draw:polygon draw:style-name="gr6" draw:text-style-name="P7" draw:layer="layout" svg:width="1.376cm" svg:height="0.662cm" svg:x="1.017cm" svg:y="3.954cm" svg:viewBox="0 0 1377 663" draw:points="0,0 1377,0 1377,663 0,663">
          <text:p/>
        </draw:polygon>
        <draw:line draw:style-name="gr2" draw:text-style-name="P2" draw:layer="layout" svg:x1="1.017cm" svg:y1="3.954cm" svg:x2="1.017cm" svg:y2="4.616cm">
          <text:p/>
        </draw:line>
        <draw:line draw:style-name="gr2" draw:text-style-name="P2" draw:layer="layout" svg:x1="2.393cm" svg:y1="3.954cm" svg:x2="2.393cm" svg:y2="4.616cm">
          <text:p/>
        </draw:line>
        <draw:line draw:style-name="gr2" draw:text-style-name="P2" draw:layer="layout" svg:x1="1.017cm" svg:y1="3.954cm" svg:x2="2.393cm" svg:y2="3.954cm">
          <text:p/>
        </draw:line>
        <draw:line draw:style-name="gr2" draw:text-style-name="P2" draw:layer="layout" svg:x1="1.017cm" svg:y1="4.616cm" svg:x2="2.393cm" svg:y2="4.616cm">
          <text:p/>
        </draw:line>
        <draw:frame draw:style-name="gr5" draw:text-style-name="P6" draw:layer="layout" svg:width="1.5cm" svg:height="0.323cm" svg:x="15.305cm" svg:y="3.458cm">
          <draw:text-box>
            <text:p text:style-name="P4"><text:span text:style-name="T2">Kvanj Tunel</text:span></text:p>
          </draw:text-box>
        </draw:frame>
        <draw:polygon draw:style-name="gr6" draw:text-style-name="P7" draw:layer="layout" svg:width="2.381cm" svg:height="0.662cm" svg:x="2.393cm" svg:y="3.954cm" svg:viewBox="0 0 2382 663" draw:points="0,0 2382,0 2382,663 0,663">
          <text:p/>
        </draw:polygon>
        <draw:line draw:style-name="gr2" draw:text-style-name="P2" draw:layer="layout" svg:x1="2.393cm" svg:y1="3.954cm" svg:x2="2.393cm" svg:y2="4.616cm">
          <text:p/>
        </draw:line>
        <draw:line draw:style-name="gr2" draw:text-style-name="P2" draw:layer="layout" svg:x1="4.774cm" svg:y1="3.954cm" svg:x2="4.774cm" svg:y2="4.616cm">
          <text:p/>
        </draw:line>
        <draw:line draw:style-name="gr2" draw:text-style-name="P2" draw:layer="layout" svg:x1="2.393cm" svg:y1="3.954cm" svg:x2="4.774cm" svg:y2="3.954cm">
          <text:p/>
        </draw:line>
        <draw:line draw:style-name="gr2" draw:text-style-name="P2" draw:layer="layout" svg:x1="2.393cm" svg:y1="4.616cm" svg:x2="4.774cm" svg:y2="4.616cm">
          <text:p/>
        </draw:line>
        <draw:frame draw:style-name="gr5" draw:text-style-name="P6" draw:layer="layout" svg:width="1.011cm" svg:height="0.323cm" svg:x="1.071cm" svg:y="4.119cm">
          <draw:text-box>
            <text:p text:style-name="P4"><text:span text:style-name="T2">SP2135</text:span></text:p>
          </draw:text-box>
        </draw:frame>
        <draw:polygon draw:style-name="gr6" draw:text-style-name="P7" draw:layer="layout" svg:width="2.99cm" svg:height="0.662cm" svg:x="4.774cm" svg:y="3.954cm" svg:viewBox="0 0 2991 663" draw:points="0,0 2991,0 2991,663 0,663">
          <text:p/>
        </draw:polygon>
        <draw:line draw:style-name="gr2" draw:text-style-name="P2" draw:layer="layout" svg:x1="4.774cm" svg:y1="3.954cm" svg:x2="4.774cm" svg:y2="4.616cm">
          <text:p/>
        </draw:line>
        <draw:line draw:style-name="gr2" draw:text-style-name="P2" draw:layer="layout" svg:x1="7.764cm" svg:y1="3.954cm" svg:x2="7.764cm" svg:y2="4.616cm">
          <text:p/>
        </draw:line>
        <draw:line draw:style-name="gr2" draw:text-style-name="P2" draw:layer="layout" svg:x1="4.774cm" svg:y1="3.954cm" svg:x2="7.764cm" svg:y2="3.954cm">
          <text:p/>
        </draw:line>
        <draw:line draw:style-name="gr2" draw:text-style-name="P2" draw:layer="layout" svg:x1="4.774cm" svg:y1="4.616cm" svg:x2="7.764cm" svg:y2="4.616cm">
          <text:p/>
        </draw:line>
        <draw:frame draw:style-name="gr5" draw:text-style-name="P6" draw:layer="layout" svg:width="1.891cm" svg:height="0.323cm" svg:x="2.447cm" svg:y="4.119cm">
          <draw:text-box>
            <text:p text:style-name="P4"><text:span text:style-name="T2">2025.12.8 8:43</text:span></text:p>
          </draw:text-box>
        </draw:frame>
        <draw:polygon draw:style-name="gr6" draw:text-style-name="P7" draw:layer="layout" svg:width="1.323cm" svg:height="0.662cm" svg:x="7.764cm" svg:y="3.954cm" svg:viewBox="0 0 1324 663" draw:points="0,0 1324,0 1324,663 0,663">
          <text:p/>
        </draw:polygon>
        <draw:line draw:style-name="gr2" draw:text-style-name="P2" draw:layer="layout" svg:x1="7.764cm" svg:y1="3.954cm" svg:x2="7.764cm" svg:y2="4.616cm">
          <text:p/>
        </draw:line>
        <draw:line draw:style-name="gr2" draw:text-style-name="P2" draw:layer="layout" svg:x1="9.087cm" svg:y1="3.954cm" svg:x2="9.087cm" svg:y2="4.616cm">
          <text:p/>
        </draw:line>
        <draw:line draw:style-name="gr2" draw:text-style-name="P2" draw:layer="layout" svg:x1="7.764cm" svg:y1="3.954cm" svg:x2="9.087cm" svg:y2="3.954cm">
          <text:p/>
        </draw:line>
        <draw:line draw:style-name="gr2" draw:text-style-name="P2" draw:layer="layout" svg:x1="7.764cm" svg:y1="4.616cm" svg:x2="9.087cm" svg:y2="4.616cm">
          <text:p/>
        </draw:line>
        <draw:frame draw:style-name="gr5" draw:text-style-name="P6" draw:layer="layout" svg:width="2.285cm" svg:height="0.323cm" svg:x="4.828cm" svg:y="4.119cm">
          <draw:text-box>
            <text:p text:style-name="P4"><text:span text:style-name="T2">2025.12.8 8:46:21</text:span></text:p>
          </draw:text-box>
        </draw:frame>
        <draw:polygon draw:style-name="gr6" draw:text-style-name="P7" draw:layer="layout" svg:width="1.376cm" svg:height="0.662cm" svg:x="9.087cm" svg:y="3.954cm" svg:viewBox="0 0 1377 663" draw:points="0,0 1377,0 1377,663 0,663">
          <text:p/>
        </draw:polygon>
        <draw:line draw:style-name="gr2" draw:text-style-name="P2" draw:layer="layout" svg:x1="9.087cm" svg:y1="3.954cm" svg:x2="9.087cm" svg:y2="4.616cm">
          <text:p/>
        </draw:line>
        <draw:line draw:style-name="gr2" draw:text-style-name="P2" draw:layer="layout" svg:x1="10.463cm" svg:y1="3.954cm" svg:x2="10.463cm" svg:y2="4.616cm">
          <text:p/>
        </draw:line>
        <draw:line draw:style-name="gr2" draw:text-style-name="P2" draw:layer="layout" svg:x1="9.087cm" svg:y1="3.954cm" svg:x2="10.463cm" svg:y2="3.954cm">
          <text:p/>
        </draw:line>
        <draw:line draw:style-name="gr2" draw:text-style-name="P2" draw:layer="layout" svg:x1="9.087cm" svg:y1="4.616cm" svg:x2="10.463cm" svg:y2="4.616cm">
          <text:p/>
        </draw:line>
        <draw:frame draw:style-name="gr5" draw:text-style-name="P6" draw:layer="layout" svg:width="0.281cm" svg:height="0.323cm" svg:x="7.818cm" svg:y="4.119cm">
          <draw:text-box>
            <text:p text:style-name="P4"><text:span text:style-name="T2">0</text:span></text:p>
          </draw:text-box>
        </draw:frame>
        <draw:polygon draw:style-name="gr6" draw:text-style-name="P7" draw:layer="layout" svg:width="4.789cm" svg:height="0.662cm" svg:x="10.463cm" svg:y="3.954cm" svg:viewBox="0 0 4790 663" draw:points="0,0 4790,0 4790,663 0,663">
          <text:p/>
        </draw:polygon>
        <draw:line draw:style-name="gr2" draw:text-style-name="P2" draw:layer="layout" svg:x1="10.463cm" svg:y1="3.954cm" svg:x2="10.463cm" svg:y2="4.616cm">
          <text:p/>
        </draw:line>
        <draw:line draw:style-name="gr2" draw:text-style-name="P2" draw:layer="layout" svg:x1="15.252cm" svg:y1="3.954cm" svg:x2="15.252cm" svg:y2="4.616cm">
          <text:p/>
        </draw:line>
        <draw:line draw:style-name="gr2" draw:text-style-name="P2" draw:layer="layout" svg:x1="10.463cm" svg:y1="3.954cm" svg:x2="15.252cm" svg:y2="3.954cm">
          <text:p/>
        </draw:line>
        <draw:line draw:style-name="gr2" draw:text-style-name="P2" draw:layer="layout" svg:x1="10.463cm" svg:y1="4.616cm" svg:x2="15.252cm" svg:y2="4.616cm">
          <text:p/>
        </draw:line>
        <draw:frame draw:style-name="gr5" draw:text-style-name="P6" draw:layer="layout" svg:width="1.011cm" svg:height="0.323cm" svg:x="9.14cm" svg:y="4.119cm">
          <draw:text-box>
            <text:p text:style-name="P4"><text:span text:style-name="T2">AZVIRT</text:span></text:p>
          </draw:text-box>
        </draw:frame>
        <draw:polygon draw:style-name="gr8" draw:text-style-name="P9" draw:layer="layout" svg:width="4.524cm" svg:height="0.662cm" svg:x="15.252cm" svg:y="3.954cm" svg:viewBox="0 0 4525 663" draw:points="0,0 4525,0 4525,663 0,663">
          <text:p text:style-name="P10"><text:span text:style-name="T3">PROBA</text:span></text:p>
        </draw:polygon>
        <draw:line draw:style-name="gr2" draw:text-style-name="P2" draw:layer="layout" svg:x1="15.252cm" svg:y1="3.954cm" svg:x2="15.252cm" svg:y2="4.616cm">
          <text:p/>
        </draw:line>
        <draw:line draw:style-name="gr2" draw:text-style-name="P2" draw:layer="layout" svg:x1="19.776cm" svg:y1="3.954cm" svg:x2="19.776cm" svg:y2="4.616cm">
          <text:p/>
        </draw:line>
        <draw:line draw:style-name="gr2" draw:text-style-name="P2" draw:layer="layout" svg:x1="15.252cm" svg:y1="3.954cm" svg:x2="19.776cm" svg:y2="3.954cm">
          <text:p/>
        </draw:line>
        <draw:line draw:style-name="gr2" draw:text-style-name="P2" draw:layer="layout" svg:x1="15.252cm" svg:y1="4.616cm" svg:x2="19.776cm" svg:y2="4.616cm">
          <text:p/>
        </draw:line>
        <draw:frame draw:style-name="gr5" draw:text-style-name="P6" draw:layer="layout" svg:width="0.822cm" svg:height="0.323cm" svg:x="10.516cm" svg:y="4.119cm">
          <draw:text-box>
            <text:p text:style-name="P4"><text:span text:style-name="T2">MB/20</text:span></text:p>
          </draw:text-box>
        </draw:frame>
        <draw:polygon draw:style-name="gr6" draw:text-style-name="P7" draw:layer="layout" svg:width="1.376cm" svg:height="0.661cm" svg:x="1.017cm" svg:y="4.616cm" svg:viewBox="0 0 1377 662" draw:points="0,0 1377,0 1377,662 0,662">
          <text:p/>
        </draw:polygon>
        <draw:line draw:style-name="gr2" draw:text-style-name="P2" draw:layer="layout" svg:x1="1.017cm" svg:y1="4.616cm" svg:x2="1.017cm" svg:y2="5.277cm">
          <text:p/>
        </draw:line>
        <draw:line draw:style-name="gr2" draw:text-style-name="P2" draw:layer="layout" svg:x1="2.393cm" svg:y1="4.616cm" svg:x2="2.393cm" svg:y2="5.277cm">
          <text:p/>
        </draw:line>
        <draw:line draw:style-name="gr2" draw:text-style-name="P2" draw:layer="layout" svg:x1="1.017cm" svg:y1="4.616cm" svg:x2="2.393cm" svg:y2="4.616cm">
          <text:p/>
        </draw:line>
        <draw:line draw:style-name="gr2" draw:text-style-name="P2" draw:layer="layout" svg:x1="1.017cm" svg:y1="5.277cm" svg:x2="2.393cm" svg:y2="5.277cm">
          <text:p/>
        </draw:line>
        <draw:frame draw:style-name="gr5" draw:text-style-name="P6" draw:layer="layout" svg:width="1.5cm" svg:height="0.323cm" svg:x="15.305cm" svg:y="4.119cm">
          <draw:text-box>
            <text:p text:style-name="P4"><text:span text:style-name="T2">Kvanj Tunel</text:span></text:p>
          </draw:text-box>
        </draw:frame>
        <draw:polygon draw:style-name="gr6" draw:text-style-name="P7" draw:layer="layout" svg:width="2.381cm" svg:height="0.661cm" svg:x="2.393cm" svg:y="4.616cm" svg:viewBox="0 0 2382 662" draw:points="0,0 2382,0 2382,662 0,662">
          <text:p/>
        </draw:polygon>
        <draw:line draw:style-name="gr2" draw:text-style-name="P2" draw:layer="layout" svg:x1="2.393cm" svg:y1="4.616cm" svg:x2="2.393cm" svg:y2="5.277cm">
          <text:p/>
        </draw:line>
        <draw:line draw:style-name="gr2" draw:text-style-name="P2" draw:layer="layout" svg:x1="4.774cm" svg:y1="4.616cm" svg:x2="4.774cm" svg:y2="5.277cm">
          <text:p/>
        </draw:line>
        <draw:line draw:style-name="gr2" draw:text-style-name="P2" draw:layer="layout" svg:x1="2.393cm" svg:y1="4.616cm" svg:x2="4.774cm" svg:y2="4.616cm">
          <text:p/>
        </draw:line>
        <draw:line draw:style-name="gr2" draw:text-style-name="P2" draw:layer="layout" svg:x1="2.393cm" svg:y1="5.277cm" svg:x2="4.774cm" svg:y2="5.277cm">
          <text:p/>
        </draw:line>
        <draw:frame draw:style-name="gr5" draw:text-style-name="P6" draw:layer="layout" svg:width="1.011cm" svg:height="0.323cm" svg:x="1.071cm" svg:y="4.781cm">
          <draw:text-box>
            <text:p text:style-name="P4"><text:span text:style-name="T2">SP2135</text:span></text:p>
          </draw:text-box>
        </draw:frame>
        <draw:polygon draw:style-name="gr6" draw:text-style-name="P7" draw:layer="layout" svg:width="2.99cm" svg:height="0.661cm" svg:x="4.774cm" svg:y="4.616cm" svg:viewBox="0 0 2991 662" draw:points="0,0 2991,0 2991,662 0,662">
          <text:p/>
        </draw:polygon>
        <draw:line draw:style-name="gr2" draw:text-style-name="P2" draw:layer="layout" svg:x1="4.774cm" svg:y1="4.616cm" svg:x2="4.774cm" svg:y2="5.277cm">
          <text:p/>
        </draw:line>
        <draw:line draw:style-name="gr2" draw:text-style-name="P2" draw:layer="layout" svg:x1="7.764cm" svg:y1="4.616cm" svg:x2="7.764cm" svg:y2="5.277cm">
          <text:p/>
        </draw:line>
        <draw:line draw:style-name="gr2" draw:text-style-name="P2" draw:layer="layout" svg:x1="4.774cm" svg:y1="4.616cm" svg:x2="7.764cm" svg:y2="4.616cm">
          <text:p/>
        </draw:line>
        <draw:line draw:style-name="gr2" draw:text-style-name="P2" draw:layer="layout" svg:x1="4.774cm" svg:y1="5.277cm" svg:x2="7.764cm" svg:y2="5.277cm">
          <text:p/>
        </draw:line>
        <draw:frame draw:style-name="gr5" draw:text-style-name="P6" draw:layer="layout" svg:width="1.891cm" svg:height="0.323cm" svg:x="2.447cm" svg:y="4.781cm">
          <draw:text-box>
            <text:p text:style-name="P4"><text:span text:style-name="T2">2025.12.8 8:51</text:span></text:p>
          </draw:text-box>
        </draw:frame>
        <draw:polygon draw:style-name="gr6" draw:text-style-name="P7" draw:layer="layout" svg:width="1.323cm" svg:height="0.661cm" svg:x="7.764cm" svg:y="4.616cm" svg:viewBox="0 0 1324 662" draw:points="0,0 1324,0 1324,662 0,662">
          <text:p/>
        </draw:polygon>
        <draw:line draw:style-name="gr2" draw:text-style-name="P2" draw:layer="layout" svg:x1="7.764cm" svg:y1="4.616cm" svg:x2="7.764cm" svg:y2="5.277cm">
          <text:p/>
        </draw:line>
        <draw:line draw:style-name="gr2" draw:text-style-name="P2" draw:layer="layout" svg:x1="9.087cm" svg:y1="4.616cm" svg:x2="9.087cm" svg:y2="5.277cm">
          <text:p/>
        </draw:line>
        <draw:line draw:style-name="gr2" draw:text-style-name="P2" draw:layer="layout" svg:x1="7.764cm" svg:y1="4.616cm" svg:x2="9.087cm" svg:y2="4.616cm">
          <text:p/>
        </draw:line>
        <draw:line draw:style-name="gr2" draw:text-style-name="P2" draw:layer="layout" svg:x1="7.764cm" svg:y1="5.277cm" svg:x2="9.087cm" svg:y2="5.277cm">
          <text:p/>
        </draw:line>
        <draw:frame draw:style-name="gr5" draw:text-style-name="P6" draw:layer="layout" svg:width="2.285cm" svg:height="0.323cm" svg:x="4.828cm" svg:y="4.781cm">
          <draw:text-box>
            <text:p text:style-name="P4"><text:span text:style-name="T2">2025.12.8 9:13:16</text:span></text:p>
          </draw:text-box>
        </draw:frame>
        <draw:polygon draw:style-name="gr6" draw:text-style-name="P7" draw:layer="layout" svg:width="1.376cm" svg:height="0.661cm" svg:x="9.087cm" svg:y="4.616cm" svg:viewBox="0 0 1377 662" draw:points="0,0 1377,0 1377,662 0,662">
          <text:p/>
        </draw:polygon>
        <draw:line draw:style-name="gr2" draw:text-style-name="P2" draw:layer="layout" svg:x1="9.087cm" svg:y1="4.616cm" svg:x2="9.087cm" svg:y2="5.277cm">
          <text:p/>
        </draw:line>
        <draw:line draw:style-name="gr2" draw:text-style-name="P2" draw:layer="layout" svg:x1="10.463cm" svg:y1="4.616cm" svg:x2="10.463cm" svg:y2="5.277cm">
          <text:p/>
        </draw:line>
        <draw:line draw:style-name="gr2" draw:text-style-name="P2" draw:layer="layout" svg:x1="9.087cm" svg:y1="4.616cm" svg:x2="10.463cm" svg:y2="4.616cm">
          <text:p/>
        </draw:line>
        <draw:line draw:style-name="gr2" draw:text-style-name="P2" draw:layer="layout" svg:x1="9.087cm" svg:y1="5.277cm" svg:x2="10.463cm" svg:y2="5.277cm">
          <text:p/>
        </draw:line>
        <draw:frame draw:style-name="gr5" draw:text-style-name="P6" draw:layer="layout" svg:width="0.281cm" svg:height="0.323cm" svg:x="7.818cm" svg:y="4.781cm">
          <draw:text-box>
            <text:p text:style-name="P4"><text:span text:style-name="T2">7</text:span></text:p>
          </draw:text-box>
        </draw:frame>
        <draw:polygon draw:style-name="gr6" draw:text-style-name="P7" draw:layer="layout" svg:width="4.789cm" svg:height="0.661cm" svg:x="10.463cm" svg:y="4.616cm" svg:viewBox="0 0 4790 662" draw:points="0,0 4790,0 4790,662 0,662">
          <text:p/>
        </draw:polygon>
        <draw:line draw:style-name="gr2" draw:text-style-name="P2" draw:layer="layout" svg:x1="10.463cm" svg:y1="4.616cm" svg:x2="10.463cm" svg:y2="5.277cm">
          <text:p/>
        </draw:line>
        <draw:line draw:style-name="gr2" draw:text-style-name="P2" draw:layer="layout" svg:x1="15.252cm" svg:y1="4.616cm" svg:x2="15.252cm" svg:y2="5.277cm">
          <text:p/>
        </draw:line>
        <draw:line draw:style-name="gr2" draw:text-style-name="P2" draw:layer="layout" svg:x1="10.463cm" svg:y1="4.616cm" svg:x2="15.252cm" svg:y2="4.616cm">
          <text:p/>
        </draw:line>
        <draw:line draw:style-name="gr2" draw:text-style-name="P2" draw:layer="layout" svg:x1="10.463cm" svg:y1="5.277cm" svg:x2="15.252cm" svg:y2="5.277cm">
          <text:p/>
        </draw:line>
        <draw:frame draw:style-name="gr5" draw:text-style-name="P6" draw:layer="layout" svg:width="1.011cm" svg:height="0.323cm" svg:x="9.14cm" svg:y="4.781cm">
          <draw:text-box>
            <text:p text:style-name="P4"><text:span text:style-name="T2">AZVIRT</text:span></text:p>
          </draw:text-box>
        </draw:frame>
        <draw:polygon draw:style-name="gr6" draw:text-style-name="P7" draw:layer="layout" svg:width="4.524cm" svg:height="0.661cm" svg:x="15.252cm" svg:y="4.616cm" svg:viewBox="0 0 4525 662" draw:points="0,0 4525,0 4525,662 0,662">
          <text:p/>
        </draw:polygon>
        <draw:line draw:style-name="gr2" draw:text-style-name="P2" draw:layer="layout" svg:x1="15.252cm" svg:y1="4.616cm" svg:x2="15.252cm" svg:y2="5.277cm">
          <text:p/>
        </draw:line>
        <draw:line draw:style-name="gr2" draw:text-style-name="P2" draw:layer="layout" svg:x1="19.776cm" svg:y1="4.616cm" svg:x2="19.776cm" svg:y2="5.277cm">
          <text:p/>
        </draw:line>
        <draw:line draw:style-name="gr2" draw:text-style-name="P2" draw:layer="layout" svg:x1="15.252cm" svg:y1="4.616cm" svg:x2="19.776cm" svg:y2="4.616cm">
          <text:p/>
        </draw:line>
        <draw:line draw:style-name="gr2" draw:text-style-name="P2" draw:layer="layout" svg:x1="15.252cm" svg:y1="5.277cm" svg:x2="19.776cm" svg:y2="5.277cm">
          <text:p/>
        </draw:line>
        <draw:frame draw:style-name="gr5" draw:text-style-name="P6" draw:layer="layout" svg:width="0.822cm" svg:height="0.323cm" svg:x="10.516cm" svg:y="4.781cm">
          <draw:text-box>
            <text:p text:style-name="P4"><text:span text:style-name="T2">MB/20</text:span></text:p>
          </draw:text-box>
        </draw:frame>
        <draw:polygon draw:style-name="gr6" draw:text-style-name="P7" draw:layer="layout" svg:width="1.376cm" svg:height="0.662cm" svg:x="1.017cm" svg:y="5.277cm" svg:viewBox="0 0 1377 663" draw:points="0,0 1377,0 1377,663 0,663">
          <text:p/>
        </draw:polygon>
        <draw:line draw:style-name="gr2" draw:text-style-name="P2" draw:layer="layout" svg:x1="1.017cm" svg:y1="5.277cm" svg:x2="1.017cm" svg:y2="5.939cm">
          <text:p/>
        </draw:line>
        <draw:line draw:style-name="gr2" draw:text-style-name="P2" draw:layer="layout" svg:x1="2.393cm" svg:y1="5.277cm" svg:x2="2.393cm" svg:y2="5.939cm">
          <text:p/>
        </draw:line>
        <draw:line draw:style-name="gr2" draw:text-style-name="P2" draw:layer="layout" svg:x1="1.017cm" svg:y1="5.277cm" svg:x2="2.393cm" svg:y2="5.277cm">
          <text:p/>
        </draw:line>
        <draw:line draw:style-name="gr2" draw:text-style-name="P2" draw:layer="layout" svg:x1="1.017cm" svg:y1="5.939cm" svg:x2="2.393cm" svg:y2="5.939cm">
          <text:p/>
        </draw:line>
        <draw:frame draw:style-name="gr5" draw:text-style-name="P6" draw:layer="layout" svg:width="1.5cm" svg:height="0.323cm" svg:x="15.305cm" svg:y="4.781cm">
          <draw:text-box>
            <text:p text:style-name="P4"><text:span text:style-name="T2">Kvanj Tunel</text:span></text:p>
          </draw:text-box>
        </draw:frame>
        <draw:polygon draw:style-name="gr6" draw:text-style-name="P7" draw:layer="layout" svg:width="2.381cm" svg:height="0.662cm" svg:x="2.393cm" svg:y="5.277cm" svg:viewBox="0 0 2382 663" draw:points="0,0 2382,0 2382,663 0,663">
          <text:p/>
        </draw:polygon>
        <draw:line draw:style-name="gr2" draw:text-style-name="P2" draw:layer="layout" svg:x1="2.393cm" svg:y1="5.277cm" svg:x2="2.393cm" svg:y2="5.939cm">
          <text:p/>
        </draw:line>
        <draw:line draw:style-name="gr2" draw:text-style-name="P2" draw:layer="layout" svg:x1="4.774cm" svg:y1="5.277cm" svg:x2="4.774cm" svg:y2="5.939cm">
          <text:p/>
        </draw:line>
        <draw:line draw:style-name="gr2" draw:text-style-name="P2" draw:layer="layout" svg:x1="2.393cm" svg:y1="5.277cm" svg:x2="4.774cm" svg:y2="5.277cm">
          <text:p/>
        </draw:line>
        <draw:line draw:style-name="gr2" draw:text-style-name="P2" draw:layer="layout" svg:x1="2.393cm" svg:y1="5.939cm" svg:x2="4.774cm" svg:y2="5.939cm">
          <text:p/>
        </draw:line>
        <draw:frame draw:style-name="gr5" draw:text-style-name="P6" draw:layer="layout" svg:width="1.011cm" svg:height="0.323cm" svg:x="1.071cm" svg:y="5.442cm">
          <draw:text-box>
            <text:p text:style-name="P4"><text:span text:style-name="T2">SP2136</text:span></text:p>
          </draw:text-box>
        </draw:frame>
        <draw:polygon draw:style-name="gr6" draw:text-style-name="P7" draw:layer="layout" svg:width="2.99cm" svg:height="0.662cm" svg:x="4.774cm" svg:y="5.277cm" svg:viewBox="0 0 2991 663" draw:points="0,0 2991,0 2991,663 0,663">
          <text:p/>
        </draw:polygon>
        <draw:line draw:style-name="gr2" draw:text-style-name="P2" draw:layer="layout" svg:x1="4.774cm" svg:y1="5.277cm" svg:x2="4.774cm" svg:y2="5.939cm">
          <text:p/>
        </draw:line>
        <draw:line draw:style-name="gr2" draw:text-style-name="P2" draw:layer="layout" svg:x1="7.764cm" svg:y1="5.277cm" svg:x2="7.764cm" svg:y2="5.939cm">
          <text:p/>
        </draw:line>
        <draw:line draw:style-name="gr2" draw:text-style-name="P2" draw:layer="layout" svg:x1="4.774cm" svg:y1="5.277cm" svg:x2="7.764cm" svg:y2="5.277cm">
          <text:p/>
        </draw:line>
        <draw:line draw:style-name="gr2" draw:text-style-name="P2" draw:layer="layout" svg:x1="4.774cm" svg:y1="5.939cm" svg:x2="7.764cm" svg:y2="5.939cm">
          <text:p/>
        </draw:line>
        <draw:frame draw:style-name="gr5" draw:text-style-name="P6" draw:layer="layout" svg:width="1.891cm" svg:height="0.323cm" svg:x="2.447cm" svg:y="5.442cm">
          <draw:text-box>
            <text:p text:style-name="P4"><text:span text:style-name="T2">2025.12.8 9:41</text:span></text:p>
          </draw:text-box>
        </draw:frame>
        <draw:polygon draw:style-name="gr6" draw:text-style-name="P7" draw:layer="layout" svg:width="1.323cm" svg:height="0.662cm" svg:x="7.764cm" svg:y="5.277cm" svg:viewBox="0 0 1324 663" draw:points="0,0 1324,0 1324,663 0,663">
          <text:p/>
        </draw:polygon>
        <draw:line draw:style-name="gr2" draw:text-style-name="P2" draw:layer="layout" svg:x1="7.764cm" svg:y1="5.277cm" svg:x2="7.764cm" svg:y2="5.939cm">
          <text:p/>
        </draw:line>
        <draw:line draw:style-name="gr2" draw:text-style-name="P2" draw:layer="layout" svg:x1="9.087cm" svg:y1="5.277cm" svg:x2="9.087cm" svg:y2="5.939cm">
          <text:p/>
        </draw:line>
        <draw:line draw:style-name="gr2" draw:text-style-name="P2" draw:layer="layout" svg:x1="7.764cm" svg:y1="5.277cm" svg:x2="9.087cm" svg:y2="5.277cm">
          <text:p/>
        </draw:line>
        <draw:line draw:style-name="gr2" draw:text-style-name="P2" draw:layer="layout" svg:x1="7.764cm" svg:y1="5.939cm" svg:x2="9.087cm" svg:y2="5.939cm">
          <text:p/>
        </draw:line>
        <draw:frame draw:style-name="gr5" draw:text-style-name="P6" draw:layer="layout" svg:width="2.285cm" svg:height="0.323cm" svg:x="4.828cm" svg:y="5.442cm">
          <draw:text-box>
            <text:p text:style-name="P4"><text:span text:style-name="T2">2025.12.8 9:43:30</text:span></text:p>
          </draw:text-box>
        </draw:frame>
        <draw:polygon draw:style-name="gr6" draw:text-style-name="P7" draw:layer="layout" svg:width="1.376cm" svg:height="0.662cm" svg:x="9.087cm" svg:y="5.277cm" svg:viewBox="0 0 1377 663" draw:points="0,0 1377,0 1377,663 0,663">
          <text:p/>
        </draw:polygon>
        <draw:line draw:style-name="gr2" draw:text-style-name="P2" draw:layer="layout" svg:x1="9.087cm" svg:y1="5.277cm" svg:x2="9.087cm" svg:y2="5.939cm">
          <text:p/>
        </draw:line>
        <draw:line draw:style-name="gr2" draw:text-style-name="P2" draw:layer="layout" svg:x1="10.463cm" svg:y1="5.277cm" svg:x2="10.463cm" svg:y2="5.939cm">
          <text:p/>
        </draw:line>
        <draw:line draw:style-name="gr2" draw:text-style-name="P2" draw:layer="layout" svg:x1="9.087cm" svg:y1="5.277cm" svg:x2="10.463cm" svg:y2="5.277cm">
          <text:p/>
        </draw:line>
        <draw:line draw:style-name="gr2" draw:text-style-name="P2" draw:layer="layout" svg:x1="9.087cm" svg:y1="5.939cm" svg:x2="10.463cm" svg:y2="5.939cm">
          <text:p/>
        </draw:line>
        <draw:frame draw:style-name="gr5" draw:text-style-name="P6" draw:layer="layout" svg:width="0.281cm" svg:height="0.323cm" svg:x="7.818cm" svg:y="5.442cm">
          <draw:text-box>
            <text:p text:style-name="P4"><text:span text:style-name="T2">0</text:span></text:p>
          </draw:text-box>
        </draw:frame>
        <draw:polygon draw:style-name="gr6" draw:text-style-name="P7" draw:layer="layout" svg:width="4.789cm" svg:height="0.662cm" svg:x="10.463cm" svg:y="5.277cm" svg:viewBox="0 0 4790 663" draw:points="0,0 4790,0 4790,663 0,663">
          <text:p/>
        </draw:polygon>
        <draw:line draw:style-name="gr2" draw:text-style-name="P2" draw:layer="layout" svg:x1="10.463cm" svg:y1="5.277cm" svg:x2="10.463cm" svg:y2="5.939cm">
          <text:p/>
        </draw:line>
        <draw:line draw:style-name="gr2" draw:text-style-name="P2" draw:layer="layout" svg:x1="15.252cm" svg:y1="5.277cm" svg:x2="15.252cm" svg:y2="5.939cm">
          <text:p/>
        </draw:line>
        <draw:line draw:style-name="gr2" draw:text-style-name="P2" draw:layer="layout" svg:x1="10.463cm" svg:y1="5.277cm" svg:x2="15.252cm" svg:y2="5.277cm">
          <text:p/>
        </draw:line>
        <draw:line draw:style-name="gr2" draw:text-style-name="P2" draw:layer="layout" svg:x1="10.463cm" svg:y1="5.939cm" svg:x2="15.252cm" svg:y2="5.939cm">
          <text:p/>
        </draw:line>
        <draw:frame draw:style-name="gr5" draw:text-style-name="P6" draw:layer="layout" svg:width="1.011cm" svg:height="0.323cm" svg:x="9.14cm" svg:y="5.442cm">
          <draw:text-box>
            <text:p text:style-name="P4"><text:span text:style-name="T2">AZVIRT</text:span></text:p>
          </draw:text-box>
        </draw:frame>
        <draw:polygon draw:style-name="gr9" draw:text-style-name="P11" draw:layer="layout" svg:width="4.524cm" svg:height="0.662cm" svg:x="15.252cm" svg:y="5.277cm" svg:viewBox="0 0 4525 663" draw:points="0,0 4525,0 4525,663 0,663">
          <text:p text:style-name="P10"><text:span text:style-name="T3">PROBA</text:span></text:p>
        </draw:polygon>
        <draw:line draw:style-name="gr2" draw:text-style-name="P2" draw:layer="layout" svg:x1="15.252cm" svg:y1="5.277cm" svg:x2="15.252cm" svg:y2="5.939cm">
          <text:p/>
        </draw:line>
        <draw:line draw:style-name="gr2" draw:text-style-name="P2" draw:layer="layout" svg:x1="19.776cm" svg:y1="5.277cm" svg:x2="19.776cm" svg:y2="5.939cm">
          <text:p/>
        </draw:line>
        <draw:line draw:style-name="gr2" draw:text-style-name="P2" draw:layer="layout" svg:x1="15.252cm" svg:y1="5.277cm" svg:x2="19.776cm" svg:y2="5.277cm">
          <text:p/>
        </draw:line>
        <draw:line draw:style-name="gr2" draw:text-style-name="P2" draw:layer="layout" svg:x1="15.252cm" svg:y1="5.939cm" svg:x2="19.776cm" svg:y2="5.939cm">
          <text:p/>
        </draw:line>
        <draw:frame draw:style-name="gr5" draw:text-style-name="P6" draw:layer="layout" svg:width="0.822cm" svg:height="0.323cm" svg:x="10.516cm" svg:y="5.442cm">
          <draw:text-box>
            <text:p text:style-name="P4"><text:span text:style-name="T2">MB/20</text:span></text:p>
          </draw:text-box>
        </draw:frame>
        <draw:polygon draw:style-name="gr6" draw:text-style-name="P7" draw:layer="layout" svg:width="1.376cm" svg:height="0.661cm" svg:x="1.017cm" svg:y="5.939cm" svg:viewBox="0 0 1377 662" draw:points="0,0 1377,0 1377,662 0,662">
          <text:p/>
        </draw:polygon>
        <draw:line draw:style-name="gr2" draw:text-style-name="P2" draw:layer="layout" svg:x1="1.017cm" svg:y1="5.939cm" svg:x2="1.017cm" svg:y2="6.6cm">
          <text:p/>
        </draw:line>
        <draw:line draw:style-name="gr2" draw:text-style-name="P2" draw:layer="layout" svg:x1="2.393cm" svg:y1="5.939cm" svg:x2="2.393cm" svg:y2="6.6cm">
          <text:p/>
        </draw:line>
        <draw:line draw:style-name="gr2" draw:text-style-name="P2" draw:layer="layout" svg:x1="1.017cm" svg:y1="5.939cm" svg:x2="2.393cm" svg:y2="5.939cm">
          <text:p/>
        </draw:line>
        <draw:line draw:style-name="gr2" draw:text-style-name="P2" draw:layer="layout" svg:x1="1.017cm" svg:y1="6.6cm" svg:x2="2.393cm" svg:y2="6.6cm">
          <text:p/>
        </draw:line>
        <draw:frame draw:style-name="gr5" draw:text-style-name="P6" draw:layer="layout" svg:width="1.5cm" svg:height="0.323cm" svg:x="15.305cm" svg:y="5.442cm">
          <draw:text-box>
            <text:p text:style-name="P4"><text:span text:style-name="T2">Kvanj Tunel</text:span></text:p>
          </draw:text-box>
        </draw:frame>
        <draw:polygon draw:style-name="gr6" draw:text-style-name="P7" draw:layer="layout" svg:width="2.381cm" svg:height="0.661cm" svg:x="2.393cm" svg:y="5.939cm" svg:viewBox="0 0 2382 662" draw:points="0,0 2382,0 2382,662 0,662">
          <text:p/>
        </draw:polygon>
        <draw:line draw:style-name="gr2" draw:text-style-name="P2" draw:layer="layout" svg:x1="2.393cm" svg:y1="5.939cm" svg:x2="2.393cm" svg:y2="6.6cm">
          <text:p/>
        </draw:line>
        <draw:line draw:style-name="gr2" draw:text-style-name="P2" draw:layer="layout" svg:x1="4.774cm" svg:y1="5.939cm" svg:x2="4.774cm" svg:y2="6.6cm">
          <text:p/>
        </draw:line>
        <draw:line draw:style-name="gr2" draw:text-style-name="P2" draw:layer="layout" svg:x1="2.393cm" svg:y1="5.939cm" svg:x2="4.774cm" svg:y2="5.939cm">
          <text:p/>
        </draw:line>
        <draw:line draw:style-name="gr2" draw:text-style-name="P2" draw:layer="layout" svg:x1="2.393cm" svg:y1="6.6cm" svg:x2="4.774cm" svg:y2="6.6cm">
          <text:p/>
        </draw:line>
        <draw:frame draw:style-name="gr5" draw:text-style-name="P6" draw:layer="layout" svg:width="1.011cm" svg:height="0.323cm" svg:x="1.071cm" svg:y="6.104cm">
          <draw:text-box>
            <text:p text:style-name="P4"><text:span text:style-name="T2">SP2139</text:span></text:p>
          </draw:text-box>
        </draw:frame>
        <draw:polygon draw:style-name="gr6" draw:text-style-name="P7" draw:layer="layout" svg:width="2.99cm" svg:height="0.661cm" svg:x="4.774cm" svg:y="5.939cm" svg:viewBox="0 0 2991 662" draw:points="0,0 2991,0 2991,662 0,662">
          <text:p/>
        </draw:polygon>
        <draw:line draw:style-name="gr2" draw:text-style-name="P2" draw:layer="layout" svg:x1="4.774cm" svg:y1="5.939cm" svg:x2="4.774cm" svg:y2="6.6cm">
          <text:p/>
        </draw:line>
        <draw:line draw:style-name="gr2" draw:text-style-name="P2" draw:layer="layout" svg:x1="7.764cm" svg:y1="5.939cm" svg:x2="7.764cm" svg:y2="6.6cm">
          <text:p/>
        </draw:line>
        <draw:line draw:style-name="gr2" draw:text-style-name="P2" draw:layer="layout" svg:x1="4.774cm" svg:y1="5.939cm" svg:x2="7.764cm" svg:y2="5.939cm">
          <text:p/>
        </draw:line>
        <draw:line draw:style-name="gr2" draw:text-style-name="P2" draw:layer="layout" svg:x1="4.774cm" svg:y1="6.6cm" svg:x2="7.764cm" svg:y2="6.6cm">
          <text:p/>
        </draw:line>
        <draw:frame draw:style-name="gr5" draw:text-style-name="P6" draw:layer="layout" svg:width="1.891cm" svg:height="0.323cm" svg:x="2.447cm" svg:y="6.104cm">
          <draw:text-box>
            <text:p text:style-name="P4"><text:span text:style-name="T2">2025.12.8 9:49</text:span></text:p>
          </draw:text-box>
        </draw:frame>
        <draw:polygon draw:style-name="gr6" draw:text-style-name="P7" draw:layer="layout" svg:width="1.323cm" svg:height="0.661cm" svg:x="7.764cm" svg:y="5.939cm" svg:viewBox="0 0 1324 662" draw:points="0,0 1324,0 1324,662 0,662">
          <text:p/>
        </draw:polygon>
        <draw:line draw:style-name="gr2" draw:text-style-name="P2" draw:layer="layout" svg:x1="7.764cm" svg:y1="5.939cm" svg:x2="7.764cm" svg:y2="6.6cm">
          <text:p/>
        </draw:line>
        <draw:line draw:style-name="gr2" draw:text-style-name="P2" draw:layer="layout" svg:x1="9.087cm" svg:y1="5.939cm" svg:x2="9.087cm" svg:y2="6.6cm">
          <text:p/>
        </draw:line>
        <draw:line draw:style-name="gr2" draw:text-style-name="P2" draw:layer="layout" svg:x1="7.764cm" svg:y1="5.939cm" svg:x2="9.087cm" svg:y2="5.939cm">
          <text:p/>
        </draw:line>
        <draw:line draw:style-name="gr2" draw:text-style-name="P2" draw:layer="layout" svg:x1="7.764cm" svg:y1="6.6cm" svg:x2="9.087cm" svg:y2="6.6cm">
          <text:p/>
        </draw:line>
        <draw:frame draw:style-name="gr5" draw:text-style-name="P6" draw:layer="layout" svg:width="2.285cm" svg:height="0.323cm" svg:x="4.828cm" svg:y="6.104cm">
          <draw:text-box>
            <text:p text:style-name="P4"><text:span text:style-name="T2">2025.12.8 10:5:43</text:span></text:p>
          </draw:text-box>
        </draw:frame>
        <draw:polygon draw:style-name="gr6" draw:text-style-name="P7" draw:layer="layout" svg:width="1.376cm" svg:height="0.661cm" svg:x="9.087cm" svg:y="5.939cm" svg:viewBox="0 0 1377 662" draw:points="0,0 1377,0 1377,662 0,662">
          <text:p/>
        </draw:polygon>
        <draw:line draw:style-name="gr2" draw:text-style-name="P2" draw:layer="layout" svg:x1="9.087cm" svg:y1="5.939cm" svg:x2="9.087cm" svg:y2="6.6cm">
          <text:p/>
        </draw:line>
        <draw:line draw:style-name="gr2" draw:text-style-name="P2" draw:layer="layout" svg:x1="10.463cm" svg:y1="5.939cm" svg:x2="10.463cm" svg:y2="6.6cm">
          <text:p/>
        </draw:line>
        <draw:line draw:style-name="gr2" draw:text-style-name="P2" draw:layer="layout" svg:x1="9.087cm" svg:y1="5.939cm" svg:x2="10.463cm" svg:y2="5.939cm">
          <text:p/>
        </draw:line>
        <draw:line draw:style-name="gr2" draw:text-style-name="P2" draw:layer="layout" svg:x1="9.087cm" svg:y1="6.6cm" svg:x2="10.463cm" svg:y2="6.6cm">
          <text:p/>
        </draw:line>
        <draw:frame draw:style-name="gr5" draw:text-style-name="P6" draw:layer="layout" svg:width="0.281cm" svg:height="0.323cm" svg:x="7.818cm" svg:y="6.104cm">
          <draw:text-box>
            <text:p text:style-name="P4"><text:span text:style-name="T2">7</text:span></text:p>
          </draw:text-box>
        </draw:frame>
        <draw:polygon draw:style-name="gr6" draw:text-style-name="P7" draw:layer="layout" svg:width="4.789cm" svg:height="0.661cm" svg:x="10.463cm" svg:y="5.939cm" svg:viewBox="0 0 4790 662" draw:points="0,0 4790,0 4790,662 0,662">
          <text:p/>
        </draw:polygon>
        <draw:line draw:style-name="gr2" draw:text-style-name="P2" draw:layer="layout" svg:x1="10.463cm" svg:y1="5.939cm" svg:x2="10.463cm" svg:y2="6.6cm">
          <text:p/>
        </draw:line>
        <draw:line draw:style-name="gr2" draw:text-style-name="P2" draw:layer="layout" svg:x1="15.252cm" svg:y1="5.939cm" svg:x2="15.252cm" svg:y2="6.6cm">
          <text:p/>
        </draw:line>
        <draw:line draw:style-name="gr2" draw:text-style-name="P2" draw:layer="layout" svg:x1="10.463cm" svg:y1="5.939cm" svg:x2="15.252cm" svg:y2="5.939cm">
          <text:p/>
        </draw:line>
        <draw:line draw:style-name="gr2" draw:text-style-name="P2" draw:layer="layout" svg:x1="10.463cm" svg:y1="6.6cm" svg:x2="15.252cm" svg:y2="6.6cm">
          <text:p/>
        </draw:line>
        <draw:frame draw:style-name="gr5" draw:text-style-name="P6" draw:layer="layout" svg:width="1.011cm" svg:height="0.323cm" svg:x="9.14cm" svg:y="6.104cm">
          <draw:text-box>
            <text:p text:style-name="P4"><text:span text:style-name="T2">AZVIRT</text:span></text:p>
          </draw:text-box>
        </draw:frame>
        <draw:polygon draw:style-name="gr7" draw:text-style-name="P9" draw:layer="layout" svg:width="4.524cm" svg:height="0.661cm" svg:x="15.252cm" svg:y="5.939cm" svg:viewBox="0 0 4525 662" draw:points="0,0 4525,0 4525,662 0,662">
          <text:p text:style-name="P8"><text:span text:style-name="T3">LTC</text:span></text:p>
        </draw:polygon>
        <draw:line draw:style-name="gr2" draw:text-style-name="P2" draw:layer="layout" svg:x1="15.252cm" svg:y1="5.939cm" svg:x2="15.252cm" svg:y2="6.6cm">
          <text:p/>
        </draw:line>
        <draw:line draw:style-name="gr2" draw:text-style-name="P2" draw:layer="layout" svg:x1="19.776cm" svg:y1="5.939cm" svg:x2="19.776cm" svg:y2="6.6cm">
          <text:p/>
        </draw:line>
        <draw:line draw:style-name="gr2" draw:text-style-name="P2" draw:layer="layout" svg:x1="15.252cm" svg:y1="5.939cm" svg:x2="19.776cm" svg:y2="5.939cm">
          <text:p/>
        </draw:line>
        <draw:line draw:style-name="gr2" draw:text-style-name="P2" draw:layer="layout" svg:x1="15.252cm" svg:y1="6.6cm" svg:x2="19.776cm" svg:y2="6.6cm">
          <text:p/>
        </draw:line>
        <draw:frame draw:style-name="gr5" draw:text-style-name="P6" draw:layer="layout" svg:width="4.398cm" svg:height="0.323cm" svg:x="10.516cm" svg:y="6.104cm">
          <draw:text-box>
            <text:p text:style-name="P4"><text:span text:style-name="T2">C25/30.XC4.S4 Dmax 8 <text:s text:c="2"/>TORKET</text:span></text:p>
          </draw:text-box>
        </draw:frame>
        <draw:polygon draw:style-name="gr6" draw:text-style-name="P7" draw:layer="layout" svg:width="1.376cm" svg:height="0.661cm" svg:x="1.017cm" svg:y="6.6cm" svg:viewBox="0 0 1377 662" draw:points="0,0 1377,0 1377,662 0,662">
          <text:p/>
        </draw:polygon>
        <draw:line draw:style-name="gr2" draw:text-style-name="P2" draw:layer="layout" svg:x1="1.017cm" svg:y1="6.6cm" svg:x2="1.017cm" svg:y2="7.261cm">
          <text:p/>
        </draw:line>
        <draw:line draw:style-name="gr2" draw:text-style-name="P2" draw:layer="layout" svg:x1="2.393cm" svg:y1="6.6cm" svg:x2="2.393cm" svg:y2="7.261cm">
          <text:p/>
        </draw:line>
        <draw:line draw:style-name="gr2" draw:text-style-name="P2" draw:layer="layout" svg:x1="1.017cm" svg:y1="6.6cm" svg:x2="2.393cm" svg:y2="6.6cm">
          <text:p/>
        </draw:line>
        <draw:line draw:style-name="gr2" draw:text-style-name="P2" draw:layer="layout" svg:x1="1.017cm" svg:y1="7.261cm" svg:x2="2.393cm" svg:y2="7.261cm">
          <text:p/>
        </draw:line>
        <draw:frame draw:style-name="gr5" draw:text-style-name="P6" draw:layer="layout" svg:width="1.5cm" svg:height="0.323cm" svg:x="15.305cm" svg:y="6.104cm">
          <draw:text-box>
            <text:p text:style-name="P4"><text:span text:style-name="T2">Kvanj Tunel</text:span></text:p>
          </draw:text-box>
        </draw:frame>
        <draw:polygon draw:style-name="gr6" draw:text-style-name="P7" draw:layer="layout" svg:width="2.381cm" svg:height="0.661cm" svg:x="2.393cm" svg:y="6.6cm" svg:viewBox="0 0 2382 662" draw:points="0,0 2382,0 2382,662 0,662">
          <text:p/>
        </draw:polygon>
        <draw:line draw:style-name="gr2" draw:text-style-name="P2" draw:layer="layout" svg:x1="2.393cm" svg:y1="6.6cm" svg:x2="2.393cm" svg:y2="7.261cm">
          <text:p/>
        </draw:line>
        <draw:line draw:style-name="gr2" draw:text-style-name="P2" draw:layer="layout" svg:x1="4.774cm" svg:y1="6.6cm" svg:x2="4.774cm" svg:y2="7.261cm">
          <text:p/>
        </draw:line>
        <draw:line draw:style-name="gr2" draw:text-style-name="P2" draw:layer="layout" svg:x1="2.393cm" svg:y1="6.6cm" svg:x2="4.774cm" svg:y2="6.6cm">
          <text:p/>
        </draw:line>
        <draw:line draw:style-name="gr2" draw:text-style-name="P2" draw:layer="layout" svg:x1="2.393cm" svg:y1="7.261cm" svg:x2="4.774cm" svg:y2="7.261cm">
          <text:p/>
        </draw:line>
        <draw:frame draw:style-name="gr5" draw:text-style-name="P6" draw:layer="layout" svg:width="1.011cm" svg:height="0.323cm" svg:x="1.071cm" svg:y="6.765cm">
          <draw:text-box>
            <text:p text:style-name="P4"><text:span text:style-name="T2">SP2140</text:span></text:p>
          </draw:text-box>
        </draw:frame>
        <draw:polygon draw:style-name="gr6" draw:text-style-name="P7" draw:layer="layout" svg:width="2.99cm" svg:height="0.661cm" svg:x="4.774cm" svg:y="6.6cm" svg:viewBox="0 0 2991 662" draw:points="0,0 2991,0 2991,662 0,662">
          <text:p/>
        </draw:polygon>
        <draw:line draw:style-name="gr2" draw:text-style-name="P2" draw:layer="layout" svg:x1="4.774cm" svg:y1="6.6cm" svg:x2="4.774cm" svg:y2="7.261cm">
          <text:p/>
        </draw:line>
        <draw:line draw:style-name="gr2" draw:text-style-name="P2" draw:layer="layout" svg:x1="7.764cm" svg:y1="6.6cm" svg:x2="7.764cm" svg:y2="7.261cm">
          <text:p/>
        </draw:line>
        <draw:line draw:style-name="gr2" draw:text-style-name="P2" draw:layer="layout" svg:x1="4.774cm" svg:y1="6.6cm" svg:x2="7.764cm" svg:y2="6.6cm">
          <text:p/>
        </draw:line>
        <draw:line draw:style-name="gr2" draw:text-style-name="P2" draw:layer="layout" svg:x1="4.774cm" svg:y1="7.261cm" svg:x2="7.764cm" svg:y2="7.261cm">
          <text:p/>
        </draw:line>
        <draw:frame draw:style-name="gr5" draw:text-style-name="P6" draw:layer="layout" svg:width="2.049cm" svg:height="0.323cm" svg:x="2.447cm" svg:y="6.765cm">
          <draw:text-box>
            <text:p text:style-name="P4"><text:span text:style-name="T2">2025.12.8 10:56</text:span></text:p>
          </draw:text-box>
        </draw:frame>
        <draw:polygon draw:style-name="gr6" draw:text-style-name="P7" draw:layer="layout" svg:width="1.323cm" svg:height="0.661cm" svg:x="7.764cm" svg:y="6.6cm" svg:viewBox="0 0 1324 662" draw:points="0,0 1324,0 1324,662 0,662">
          <text:p/>
        </draw:polygon>
        <draw:line draw:style-name="gr2" draw:text-style-name="P2" draw:layer="layout" svg:x1="7.764cm" svg:y1="6.6cm" svg:x2="7.764cm" svg:y2="7.261cm">
          <text:p/>
        </draw:line>
        <draw:line draw:style-name="gr2" draw:text-style-name="P2" draw:layer="layout" svg:x1="9.087cm" svg:y1="6.6cm" svg:x2="9.087cm" svg:y2="7.261cm">
          <text:p/>
        </draw:line>
        <draw:line draw:style-name="gr2" draw:text-style-name="P2" draw:layer="layout" svg:x1="7.764cm" svg:y1="6.6cm" svg:x2="9.087cm" svg:y2="6.6cm">
          <text:p/>
        </draw:line>
        <draw:line draw:style-name="gr2" draw:text-style-name="P2" draw:layer="layout" svg:x1="7.764cm" svg:y1="7.261cm" svg:x2="9.087cm" svg:y2="7.261cm">
          <text:p/>
        </draw:line>
        <draw:frame draw:style-name="gr5" draw:text-style-name="P6" draw:layer="layout" svg:width="2.285cm" svg:height="0.323cm" svg:x="4.828cm" svg:y="6.765cm">
          <draw:text-box>
            <text:p text:style-name="P4"><text:span text:style-name="T2">2025.12.8 11:8:12</text:span></text:p>
          </draw:text-box>
        </draw:frame>
        <draw:polygon draw:style-name="gr6" draw:text-style-name="P7" draw:layer="layout" svg:width="1.376cm" svg:height="0.661cm" svg:x="9.087cm" svg:y="6.6cm" svg:viewBox="0 0 1377 662" draw:points="0,0 1377,0 1377,662 0,662">
          <text:p/>
        </draw:polygon>
        <draw:line draw:style-name="gr2" draw:text-style-name="P2" draw:layer="layout" svg:x1="9.087cm" svg:y1="6.6cm" svg:x2="9.087cm" svg:y2="7.261cm">
          <text:p/>
        </draw:line>
        <draw:line draw:style-name="gr2" draw:text-style-name="P2" draw:layer="layout" svg:x1="10.463cm" svg:y1="6.6cm" svg:x2="10.463cm" svg:y2="7.261cm">
          <text:p/>
        </draw:line>
        <draw:line draw:style-name="gr2" draw:text-style-name="P2" draw:layer="layout" svg:x1="9.087cm" svg:y1="6.6cm" svg:x2="10.463cm" svg:y2="6.6cm">
          <text:p/>
        </draw:line>
        <draw:line draw:style-name="gr2" draw:text-style-name="P2" draw:layer="layout" svg:x1="9.087cm" svg:y1="7.261cm" svg:x2="10.463cm" svg:y2="7.261cm">
          <text:p/>
        </draw:line>
        <draw:frame draw:style-name="gr5" draw:text-style-name="P6" draw:layer="layout" svg:width="0.281cm" svg:height="0.323cm" svg:x="7.818cm" svg:y="6.765cm">
          <draw:text-box>
            <text:p text:style-name="P4"><text:span text:style-name="T2">4</text:span></text:p>
          </draw:text-box>
        </draw:frame>
        <draw:polygon draw:style-name="gr6" draw:text-style-name="P7" draw:layer="layout" svg:width="4.789cm" svg:height="0.661cm" svg:x="10.463cm" svg:y="6.6cm" svg:viewBox="0 0 4790 662" draw:points="0,0 4790,0 4790,662 0,662">
          <text:p/>
        </draw:polygon>
        <draw:line draw:style-name="gr2" draw:text-style-name="P2" draw:layer="layout" svg:x1="10.463cm" svg:y1="6.6cm" svg:x2="10.463cm" svg:y2="7.261cm">
          <text:p/>
        </draw:line>
        <draw:line draw:style-name="gr2" draw:text-style-name="P2" draw:layer="layout" svg:x1="15.252cm" svg:y1="6.6cm" svg:x2="15.252cm" svg:y2="7.261cm">
          <text:p/>
        </draw:line>
        <draw:line draw:style-name="gr2" draw:text-style-name="P2" draw:layer="layout" svg:x1="10.463cm" svg:y1="6.6cm" svg:x2="15.252cm" svg:y2="6.6cm">
          <text:p/>
        </draw:line>
        <draw:line draw:style-name="gr2" draw:text-style-name="P2" draw:layer="layout" svg:x1="10.463cm" svg:y1="7.261cm" svg:x2="15.252cm" svg:y2="7.261cm">
          <text:p/>
        </draw:line>
        <draw:frame draw:style-name="gr5" draw:text-style-name="P6" draw:layer="layout" svg:width="1.011cm" svg:height="0.323cm" svg:x="9.14cm" svg:y="6.765cm">
          <draw:text-box>
            <text:p text:style-name="P4"><text:span text:style-name="T2">AZVIRT</text:span></text:p>
          </draw:text-box>
        </draw:frame>
        <draw:polygon draw:style-name="gr6" draw:text-style-name="P7" draw:layer="layout" svg:width="4.524cm" svg:height="0.661cm" svg:x="15.252cm" svg:y="6.6cm" svg:viewBox="0 0 4525 662" draw:points="0,0 4525,0 4525,662 0,662">
          <text:p/>
        </draw:polygon>
        <draw:line draw:style-name="gr2" draw:text-style-name="P2" draw:layer="layout" svg:x1="15.252cm" svg:y1="6.6cm" svg:x2="15.252cm" svg:y2="7.261cm">
          <text:p/>
        </draw:line>
        <draw:line draw:style-name="gr2" draw:text-style-name="P2" draw:layer="layout" svg:x1="19.776cm" svg:y1="6.6cm" svg:x2="19.776cm" svg:y2="7.261cm">
          <text:p/>
        </draw:line>
        <draw:line draw:style-name="gr2" draw:text-style-name="P2" draw:layer="layout" svg:x1="15.252cm" svg:y1="6.6cm" svg:x2="19.776cm" svg:y2="6.6cm">
          <text:p/>
        </draw:line>
        <draw:line draw:style-name="gr2" draw:text-style-name="P2" draw:layer="layout" svg:x1="15.252cm" svg:y1="7.261cm" svg:x2="19.776cm" svg:y2="7.261cm">
          <text:p/>
        </draw:line>
        <draw:frame draw:style-name="gr5" draw:text-style-name="P6" draw:layer="layout" svg:width="0.822cm" svg:height="0.323cm" svg:x="10.516cm" svg:y="6.765cm">
          <draw:text-box>
            <text:p text:style-name="P4"><text:span text:style-name="T2">MB/20</text:span></text:p>
          </draw:text-box>
        </draw:frame>
        <draw:polygon draw:style-name="gr6" draw:text-style-name="P7" draw:layer="layout" svg:width="1.376cm" svg:height="0.662cm" svg:x="1.017cm" svg:y="7.261cm" svg:viewBox="0 0 1377 663" draw:points="0,0 1377,0 1377,663 0,663">
          <text:p/>
        </draw:polygon>
        <draw:line draw:style-name="gr2" draw:text-style-name="P2" draw:layer="layout" svg:x1="1.017cm" svg:y1="7.261cm" svg:x2="1.017cm" svg:y2="7.923cm">
          <text:p/>
        </draw:line>
        <draw:line draw:style-name="gr2" draw:text-style-name="P2" draw:layer="layout" svg:x1="2.393cm" svg:y1="7.261cm" svg:x2="2.393cm" svg:y2="7.923cm">
          <text:p/>
        </draw:line>
        <draw:line draw:style-name="gr2" draw:text-style-name="P2" draw:layer="layout" svg:x1="1.017cm" svg:y1="7.261cm" svg:x2="2.393cm" svg:y2="7.261cm">
          <text:p/>
        </draw:line>
        <draw:line draw:style-name="gr2" draw:text-style-name="P2" draw:layer="layout" svg:x1="1.017cm" svg:y1="7.923cm" svg:x2="2.393cm" svg:y2="7.923cm">
          <text:p/>
        </draw:line>
        <draw:frame draw:style-name="gr5" draw:text-style-name="P6" draw:layer="layout" svg:width="1.5cm" svg:height="0.323cm" svg:x="15.305cm" svg:y="6.765cm">
          <draw:text-box>
            <text:p text:style-name="P4"><text:span text:style-name="T2">Kvanj Tunel</text:span></text:p>
          </draw:text-box>
        </draw:frame>
        <draw:polygon draw:style-name="gr6" draw:text-style-name="P7" draw:layer="layout" svg:width="2.381cm" svg:height="0.662cm" svg:x="2.393cm" svg:y="7.261cm" svg:viewBox="0 0 2382 663" draw:points="0,0 2382,0 2382,663 0,663">
          <text:p/>
        </draw:polygon>
        <draw:line draw:style-name="gr2" draw:text-style-name="P2" draw:layer="layout" svg:x1="2.393cm" svg:y1="7.261cm" svg:x2="2.393cm" svg:y2="7.923cm">
          <text:p/>
        </draw:line>
        <draw:line draw:style-name="gr2" draw:text-style-name="P2" draw:layer="layout" svg:x1="4.774cm" svg:y1="7.261cm" svg:x2="4.774cm" svg:y2="7.923cm">
          <text:p/>
        </draw:line>
        <draw:line draw:style-name="gr2" draw:text-style-name="P2" draw:layer="layout" svg:x1="2.393cm" svg:y1="7.261cm" svg:x2="4.774cm" svg:y2="7.261cm">
          <text:p/>
        </draw:line>
        <draw:line draw:style-name="gr2" draw:text-style-name="P2" draw:layer="layout" svg:x1="2.393cm" svg:y1="7.923cm" svg:x2="4.774cm" svg:y2="7.923cm">
          <text:p/>
        </draw:line>
        <draw:frame draw:style-name="gr5" draw:text-style-name="P6" draw:layer="layout" svg:width="1.011cm" svg:height="0.323cm" svg:x="1.071cm" svg:y="7.426cm">
          <draw:text-box>
            <text:p text:style-name="P4"><text:span text:style-name="T2">SP2141</text:span></text:p>
          </draw:text-box>
        </draw:frame>
        <draw:polygon draw:style-name="gr6" draw:text-style-name="P7" draw:layer="layout" svg:width="2.99cm" svg:height="0.662cm" svg:x="4.774cm" svg:y="7.261cm" svg:viewBox="0 0 2991 663" draw:points="0,0 2991,0 2991,663 0,663">
          <text:p/>
        </draw:polygon>
        <draw:line draw:style-name="gr2" draw:text-style-name="P2" draw:layer="layout" svg:x1="4.774cm" svg:y1="7.261cm" svg:x2="4.774cm" svg:y2="7.923cm">
          <text:p/>
        </draw:line>
        <draw:line draw:style-name="gr2" draw:text-style-name="P2" draw:layer="layout" svg:x1="7.764cm" svg:y1="7.261cm" svg:x2="7.764cm" svg:y2="7.923cm">
          <text:p/>
        </draw:line>
        <draw:line draw:style-name="gr2" draw:text-style-name="P2" draw:layer="layout" svg:x1="4.774cm" svg:y1="7.261cm" svg:x2="7.764cm" svg:y2="7.261cm">
          <text:p/>
        </draw:line>
        <draw:line draw:style-name="gr2" draw:text-style-name="P2" draw:layer="layout" svg:x1="4.774cm" svg:y1="7.923cm" svg:x2="7.764cm" svg:y2="7.923cm">
          <text:p/>
        </draw:line>
        <draw:frame draw:style-name="gr5" draw:text-style-name="P6" draw:layer="layout" svg:width="1.891cm" svg:height="0.323cm" svg:x="2.447cm" svg:y="7.426cm">
          <draw:text-box>
            <text:p text:style-name="P4"><text:span text:style-name="T2">2025.12.8 13:4</text:span></text:p>
          </draw:text-box>
        </draw:frame>
        <draw:polygon draw:style-name="gr6" draw:text-style-name="P7" draw:layer="layout" svg:width="1.323cm" svg:height="0.662cm" svg:x="7.764cm" svg:y="7.261cm" svg:viewBox="0 0 1324 663" draw:points="0,0 1324,0 1324,663 0,663">
          <text:p/>
        </draw:polygon>
        <draw:line draw:style-name="gr2" draw:text-style-name="P2" draw:layer="layout" svg:x1="7.764cm" svg:y1="7.261cm" svg:x2="7.764cm" svg:y2="7.923cm">
          <text:p/>
        </draw:line>
        <draw:line draw:style-name="gr2" draw:text-style-name="P2" draw:layer="layout" svg:x1="9.087cm" svg:y1="7.261cm" svg:x2="9.087cm" svg:y2="7.923cm">
          <text:p/>
        </draw:line>
        <draw:line draw:style-name="gr2" draw:text-style-name="P2" draw:layer="layout" svg:x1="7.764cm" svg:y1="7.261cm" svg:x2="9.087cm" svg:y2="7.261cm">
          <text:p/>
        </draw:line>
        <draw:line draw:style-name="gr2" draw:text-style-name="P2" draw:layer="layout" svg:x1="7.764cm" svg:y1="7.923cm" svg:x2="9.087cm" svg:y2="7.923cm">
          <text:p/>
        </draw:line>
        <draw:frame draw:style-name="gr5" draw:text-style-name="P6" draw:layer="layout" svg:width="2.443cm" svg:height="0.323cm" svg:x="4.828cm" svg:y="7.426cm">
          <draw:text-box>
            <text:p text:style-name="P4"><text:span text:style-name="T2">2025.12.8 13:20:20</text:span></text:p>
          </draw:text-box>
        </draw:frame>
        <draw:polygon draw:style-name="gr6" draw:text-style-name="P7" draw:layer="layout" svg:width="1.376cm" svg:height="0.662cm" svg:x="9.087cm" svg:y="7.261cm" svg:viewBox="0 0 1377 663" draw:points="0,0 1377,0 1377,663 0,663">
          <text:p/>
        </draw:polygon>
        <draw:line draw:style-name="gr2" draw:text-style-name="P2" draw:layer="layout" svg:x1="9.087cm" svg:y1="7.261cm" svg:x2="9.087cm" svg:y2="7.923cm">
          <text:p/>
        </draw:line>
        <draw:line draw:style-name="gr2" draw:text-style-name="P2" draw:layer="layout" svg:x1="10.463cm" svg:y1="7.261cm" svg:x2="10.463cm" svg:y2="7.923cm">
          <text:p/>
        </draw:line>
        <draw:line draw:style-name="gr2" draw:text-style-name="P2" draw:layer="layout" svg:x1="9.087cm" svg:y1="7.261cm" svg:x2="10.463cm" svg:y2="7.261cm">
          <text:p/>
        </draw:line>
        <draw:line draw:style-name="gr2" draw:text-style-name="P2" draw:layer="layout" svg:x1="9.087cm" svg:y1="7.923cm" svg:x2="10.463cm" svg:y2="7.923cm">
          <text:p/>
        </draw:line>
        <draw:frame draw:style-name="gr5" draw:text-style-name="P6" draw:layer="layout" svg:width="0.281cm" svg:height="0.323cm" svg:x="7.818cm" svg:y="7.426cm">
          <draw:text-box>
            <text:p text:style-name="P4"><text:span text:style-name="T2">7</text:span></text:p>
          </draw:text-box>
        </draw:frame>
        <draw:polygon draw:style-name="gr6" draw:text-style-name="P7" draw:layer="layout" svg:width="4.789cm" svg:height="0.662cm" svg:x="10.463cm" svg:y="7.261cm" svg:viewBox="0 0 4790 663" draw:points="0,0 4790,0 4790,663 0,663">
          <text:p/>
        </draw:polygon>
        <draw:line draw:style-name="gr2" draw:text-style-name="P2" draw:layer="layout" svg:x1="10.463cm" svg:y1="7.261cm" svg:x2="10.463cm" svg:y2="7.923cm">
          <text:p/>
        </draw:line>
        <draw:line draw:style-name="gr2" draw:text-style-name="P2" draw:layer="layout" svg:x1="15.252cm" svg:y1="7.261cm" svg:x2="15.252cm" svg:y2="7.923cm">
          <text:p/>
        </draw:line>
        <draw:line draw:style-name="gr2" draw:text-style-name="P2" draw:layer="layout" svg:x1="10.463cm" svg:y1="7.261cm" svg:x2="15.252cm" svg:y2="7.261cm">
          <text:p/>
        </draw:line>
        <draw:line draw:style-name="gr2" draw:text-style-name="P2" draw:layer="layout" svg:x1="10.463cm" svg:y1="7.923cm" svg:x2="15.252cm" svg:y2="7.923cm">
          <text:p/>
        </draw:line>
        <draw:frame draw:style-name="gr5" draw:text-style-name="P6" draw:layer="layout" svg:width="1.011cm" svg:height="0.323cm" svg:x="9.14cm" svg:y="7.426cm">
          <draw:text-box>
            <text:p text:style-name="P4"><text:span text:style-name="T2">AZVIRT</text:span></text:p>
          </draw:text-box>
        </draw:frame>
        <draw:polygon draw:style-name="gr7" draw:text-style-name="P9" draw:layer="layout" svg:width="4.524cm" svg:height="0.662cm" svg:x="15.252cm" svg:y="7.261cm" svg:viewBox="0 0 4525 663" draw:points="0,0 4525,0 4525,663 0,663">
          <text:p text:style-name="P8"><text:span text:style-name="T3">DTC</text:span></text:p>
        </draw:polygon>
        <draw:line draw:style-name="gr2" draw:text-style-name="P2" draw:layer="layout" svg:x1="15.252cm" svg:y1="7.261cm" svg:x2="15.252cm" svg:y2="7.923cm">
          <text:p/>
        </draw:line>
        <draw:line draw:style-name="gr2" draw:text-style-name="P2" draw:layer="layout" svg:x1="19.776cm" svg:y1="7.261cm" svg:x2="19.776cm" svg:y2="7.923cm">
          <text:p/>
        </draw:line>
        <draw:line draw:style-name="gr2" draw:text-style-name="P2" draw:layer="layout" svg:x1="15.252cm" svg:y1="7.261cm" svg:x2="19.776cm" svg:y2="7.261cm">
          <text:p/>
        </draw:line>
        <draw:line draw:style-name="gr2" draw:text-style-name="P2" draw:layer="layout" svg:x1="15.252cm" svg:y1="7.923cm" svg:x2="19.776cm" svg:y2="7.923cm">
          <text:p/>
        </draw:line>
        <draw:frame draw:style-name="gr5" draw:text-style-name="P6" draw:layer="layout" svg:width="4.398cm" svg:height="0.323cm" svg:x="10.516cm" svg:y="7.426cm">
          <draw:text-box>
            <text:p text:style-name="P4"><text:span text:style-name="T2">C25/30.XC4.S4 Dmax 8 <text:s text:c="2"/>TORKET</text:span></text:p>
          </draw:text-box>
        </draw:frame>
        <draw:polygon draw:style-name="gr6" draw:text-style-name="P7" draw:layer="layout" svg:width="1.376cm" svg:height="0.661cm" svg:x="1.017cm" svg:y="7.923cm" svg:viewBox="0 0 1377 662" draw:points="0,0 1377,0 1377,662 0,662">
          <text:p/>
        </draw:polygon>
        <draw:line draw:style-name="gr2" draw:text-style-name="P2" draw:layer="layout" svg:x1="1.017cm" svg:y1="7.923cm" svg:x2="1.017cm" svg:y2="8.584cm">
          <text:p/>
        </draw:line>
        <draw:line draw:style-name="gr2" draw:text-style-name="P2" draw:layer="layout" svg:x1="2.393cm" svg:y1="7.923cm" svg:x2="2.393cm" svg:y2="8.584cm">
          <text:p/>
        </draw:line>
        <draw:line draw:style-name="gr2" draw:text-style-name="P2" draw:layer="layout" svg:x1="1.017cm" svg:y1="7.923cm" svg:x2="2.393cm" svg:y2="7.923cm">
          <text:p/>
        </draw:line>
        <draw:line draw:style-name="gr2" draw:text-style-name="P2" draw:layer="layout" svg:x1="1.017cm" svg:y1="8.584cm" svg:x2="2.393cm" svg:y2="8.584cm">
          <text:p/>
        </draw:line>
        <draw:frame draw:style-name="gr5" draw:text-style-name="P6" draw:layer="layout" svg:width="1.5cm" svg:height="0.323cm" svg:x="15.305cm" svg:y="7.426cm">
          <draw:text-box>
            <text:p text:style-name="P4"><text:span text:style-name="T2">Kvanj Tunel</text:span></text:p>
          </draw:text-box>
        </draw:frame>
        <draw:polygon draw:style-name="gr6" draw:text-style-name="P7" draw:layer="layout" svg:width="2.381cm" svg:height="0.661cm" svg:x="2.393cm" svg:y="7.923cm" svg:viewBox="0 0 2382 662" draw:points="0,0 2382,0 2382,662 0,662">
          <text:p/>
        </draw:polygon>
        <draw:line draw:style-name="gr2" draw:text-style-name="P2" draw:layer="layout" svg:x1="2.393cm" svg:y1="7.923cm" svg:x2="2.393cm" svg:y2="8.584cm">
          <text:p/>
        </draw:line>
        <draw:line draw:style-name="gr2" draw:text-style-name="P2" draw:layer="layout" svg:x1="4.774cm" svg:y1="7.923cm" svg:x2="4.774cm" svg:y2="8.584cm">
          <text:p/>
        </draw:line>
        <draw:line draw:style-name="gr2" draw:text-style-name="P2" draw:layer="layout" svg:x1="2.393cm" svg:y1="7.923cm" svg:x2="4.774cm" svg:y2="7.923cm">
          <text:p/>
        </draw:line>
        <draw:line draw:style-name="gr2" draw:text-style-name="P2" draw:layer="layout" svg:x1="2.393cm" svg:y1="8.584cm" svg:x2="4.774cm" svg:y2="8.584cm">
          <text:p/>
        </draw:line>
        <draw:frame draw:style-name="gr5" draw:text-style-name="P6" draw:layer="layout" svg:width="1.011cm" svg:height="0.323cm" svg:x="1.071cm" svg:y="8.088cm">
          <draw:text-box>
            <text:p text:style-name="P4"><text:span text:style-name="T2">SP2142</text:span></text:p>
          </draw:text-box>
        </draw:frame>
        <draw:polygon draw:style-name="gr6" draw:text-style-name="P7" draw:layer="layout" svg:width="2.99cm" svg:height="0.661cm" svg:x="4.774cm" svg:y="7.923cm" svg:viewBox="0 0 2991 662" draw:points="0,0 2991,0 2991,662 0,662">
          <text:p/>
        </draw:polygon>
        <draw:line draw:style-name="gr2" draw:text-style-name="P2" draw:layer="layout" svg:x1="4.774cm" svg:y1="7.923cm" svg:x2="4.774cm" svg:y2="8.584cm">
          <text:p/>
        </draw:line>
        <draw:line draw:style-name="gr2" draw:text-style-name="P2" draw:layer="layout" svg:x1="7.764cm" svg:y1="7.923cm" svg:x2="7.764cm" svg:y2="8.584cm">
          <text:p/>
        </draw:line>
        <draw:line draw:style-name="gr2" draw:text-style-name="P2" draw:layer="layout" svg:x1="4.774cm" svg:y1="7.923cm" svg:x2="7.764cm" svg:y2="7.923cm">
          <text:p/>
        </draw:line>
        <draw:line draw:style-name="gr2" draw:text-style-name="P2" draw:layer="layout" svg:x1="4.774cm" svg:y1="8.584cm" svg:x2="7.764cm" svg:y2="8.584cm">
          <text:p/>
        </draw:line>
        <draw:frame draw:style-name="gr5" draw:text-style-name="P6" draw:layer="layout" svg:width="1.891cm" svg:height="0.323cm" svg:x="2.447cm" svg:y="8.088cm">
          <draw:text-box>
            <text:p text:style-name="P4"><text:span text:style-name="T2">2025.12.8 14:8</text:span></text:p>
          </draw:text-box>
        </draw:frame>
        <draw:polygon draw:style-name="gr6" draw:text-style-name="P7" draw:layer="layout" svg:width="1.323cm" svg:height="0.661cm" svg:x="7.764cm" svg:y="7.923cm" svg:viewBox="0 0 1324 662" draw:points="0,0 1324,0 1324,662 0,662">
          <text:p/>
        </draw:polygon>
        <draw:line draw:style-name="gr2" draw:text-style-name="P2" draw:layer="layout" svg:x1="7.764cm" svg:y1="7.923cm" svg:x2="7.764cm" svg:y2="8.584cm">
          <text:p/>
        </draw:line>
        <draw:line draw:style-name="gr2" draw:text-style-name="P2" draw:layer="layout" svg:x1="9.087cm" svg:y1="7.923cm" svg:x2="9.087cm" svg:y2="8.584cm">
          <text:p/>
        </draw:line>
        <draw:line draw:style-name="gr2" draw:text-style-name="P2" draw:layer="layout" svg:x1="7.764cm" svg:y1="7.923cm" svg:x2="9.087cm" svg:y2="7.923cm">
          <text:p/>
        </draw:line>
        <draw:line draw:style-name="gr2" draw:text-style-name="P2" draw:layer="layout" svg:x1="7.764cm" svg:y1="8.584cm" svg:x2="9.087cm" svg:y2="8.584cm">
          <text:p/>
        </draw:line>
        <draw:frame draw:style-name="gr5" draw:text-style-name="P6" draw:layer="layout" svg:width="2.443cm" svg:height="0.323cm" svg:x="4.828cm" svg:y="8.088cm">
          <draw:text-box>
            <text:p text:style-name="P4"><text:span text:style-name="T2">2025.12.8 14:18:48</text:span></text:p>
          </draw:text-box>
        </draw:frame>
        <draw:polygon draw:style-name="gr6" draw:text-style-name="P7" draw:layer="layout" svg:width="1.376cm" svg:height="0.661cm" svg:x="9.087cm" svg:y="7.923cm" svg:viewBox="0 0 1377 662" draw:points="0,0 1377,0 1377,662 0,662">
          <text:p/>
        </draw:polygon>
        <draw:line draw:style-name="gr2" draw:text-style-name="P2" draw:layer="layout" svg:x1="9.087cm" svg:y1="7.923cm" svg:x2="9.087cm" svg:y2="8.584cm">
          <text:p/>
        </draw:line>
        <draw:line draw:style-name="gr2" draw:text-style-name="P2" draw:layer="layout" svg:x1="10.463cm" svg:y1="7.923cm" svg:x2="10.463cm" svg:y2="8.584cm">
          <text:p/>
        </draw:line>
        <draw:line draw:style-name="gr2" draw:text-style-name="P2" draw:layer="layout" svg:x1="9.087cm" svg:y1="7.923cm" svg:x2="10.463cm" svg:y2="7.923cm">
          <text:p/>
        </draw:line>
        <draw:line draw:style-name="gr2" draw:text-style-name="P2" draw:layer="layout" svg:x1="9.087cm" svg:y1="8.584cm" svg:x2="10.463cm" svg:y2="8.584cm">
          <text:p/>
        </draw:line>
        <draw:frame draw:style-name="gr5" draw:text-style-name="P6" draw:layer="layout" svg:width="0.281cm" svg:height="0.323cm" svg:x="7.818cm" svg:y="8.088cm">
          <draw:text-box>
            <text:p text:style-name="P4"><text:span text:style-name="T2">5</text:span></text:p>
          </draw:text-box>
        </draw:frame>
        <draw:polygon draw:style-name="gr6" draw:text-style-name="P7" draw:layer="layout" svg:width="4.789cm" svg:height="0.661cm" svg:x="10.463cm" svg:y="7.923cm" svg:viewBox="0 0 4790 662" draw:points="0,0 4790,0 4790,662 0,662">
          <text:p/>
        </draw:polygon>
        <draw:line draw:style-name="gr2" draw:text-style-name="P2" draw:layer="layout" svg:x1="10.463cm" svg:y1="7.923cm" svg:x2="10.463cm" svg:y2="8.584cm">
          <text:p/>
        </draw:line>
        <draw:line draw:style-name="gr2" draw:text-style-name="P2" draw:layer="layout" svg:x1="15.252cm" svg:y1="7.923cm" svg:x2="15.252cm" svg:y2="8.584cm">
          <text:p/>
        </draw:line>
        <draw:line draw:style-name="gr2" draw:text-style-name="P2" draw:layer="layout" svg:x1="10.463cm" svg:y1="7.923cm" svg:x2="15.252cm" svg:y2="7.923cm">
          <text:p/>
        </draw:line>
        <draw:line draw:style-name="gr2" draw:text-style-name="P2" draw:layer="layout" svg:x1="10.463cm" svg:y1="8.584cm" svg:x2="15.252cm" svg:y2="8.584cm">
          <text:p/>
        </draw:line>
        <draw:frame draw:style-name="gr5" draw:text-style-name="P6" draw:layer="layout" svg:width="1.011cm" svg:height="0.323cm" svg:x="9.14cm" svg:y="8.088cm">
          <draw:text-box>
            <text:p text:style-name="P4"><text:span text:style-name="T2">AZVIRT</text:span></text:p>
          </draw:text-box>
        </draw:frame>
        <draw:polygon draw:style-name="gr7" draw:text-style-name="P9" draw:layer="layout" svg:width="4.524cm" svg:height="0.661cm" svg:x="15.252cm" svg:y="7.923cm" svg:viewBox="0 0 4525 662" draw:points="0,0 4525,0 4525,662 0,662">
          <text:p text:style-name="P8"><text:span text:style-name="T3">DTC</text:span></text:p>
        </draw:polygon>
        <draw:line draw:style-name="gr2" draw:text-style-name="P2" draw:layer="layout" svg:x1="15.252cm" svg:y1="7.923cm" svg:x2="15.252cm" svg:y2="8.584cm">
          <text:p/>
        </draw:line>
        <draw:line draw:style-name="gr2" draw:text-style-name="P2" draw:layer="layout" svg:x1="19.776cm" svg:y1="7.923cm" svg:x2="19.776cm" svg:y2="8.584cm">
          <text:p/>
        </draw:line>
        <draw:line draw:style-name="gr2" draw:text-style-name="P2" draw:layer="layout" svg:x1="15.252cm" svg:y1="7.923cm" svg:x2="19.776cm" svg:y2="7.923cm">
          <text:p/>
        </draw:line>
        <draw:line draw:style-name="gr2" draw:text-style-name="P2" draw:layer="layout" svg:x1="15.252cm" svg:y1="8.584cm" svg:x2="19.776cm" svg:y2="8.584cm">
          <text:p/>
        </draw:line>
        <draw:frame draw:style-name="gr5" draw:text-style-name="P6" draw:layer="layout" svg:width="4.398cm" svg:height="0.323cm" svg:x="10.516cm" svg:y="8.088cm">
          <draw:text-box>
            <text:p text:style-name="P4"><text:span text:style-name="T2">C25/30.XC4.S4 Dmax 8 <text:s text:c="2"/>TORKET</text:span></text:p>
          </draw:text-box>
        </draw:frame>
        <draw:polygon draw:style-name="gr6" draw:text-style-name="P7" draw:layer="layout" svg:width="1.376cm" svg:height="0.662cm" svg:x="1.017cm" svg:y="8.584cm" svg:viewBox="0 0 1377 663" draw:points="0,0 1377,0 1377,663 0,663">
          <text:p/>
        </draw:polygon>
        <draw:line draw:style-name="gr2" draw:text-style-name="P2" draw:layer="layout" svg:x1="1.017cm" svg:y1="8.584cm" svg:x2="1.017cm" svg:y2="9.246cm">
          <text:p/>
        </draw:line>
        <draw:line draw:style-name="gr2" draw:text-style-name="P2" draw:layer="layout" svg:x1="2.393cm" svg:y1="8.584cm" svg:x2="2.393cm" svg:y2="9.246cm">
          <text:p/>
        </draw:line>
        <draw:line draw:style-name="gr2" draw:text-style-name="P2" draw:layer="layout" svg:x1="1.017cm" svg:y1="8.584cm" svg:x2="2.393cm" svg:y2="8.584cm">
          <text:p/>
        </draw:line>
        <draw:line draw:style-name="gr2" draw:text-style-name="P2" draw:layer="layout" svg:x1="1.017cm" svg:y1="9.246cm" svg:x2="2.393cm" svg:y2="9.246cm">
          <text:p/>
        </draw:line>
        <draw:frame draw:style-name="gr5" draw:text-style-name="P6" draw:layer="layout" svg:width="1.5cm" svg:height="0.323cm" svg:x="15.305cm" svg:y="8.088cm">
          <draw:text-box>
            <text:p text:style-name="P4"><text:span text:style-name="T2">Kvanj Tunel</text:span></text:p>
          </draw:text-box>
        </draw:frame>
        <draw:polygon draw:style-name="gr6" draw:text-style-name="P7" draw:layer="layout" svg:width="2.381cm" svg:height="0.662cm" svg:x="2.393cm" svg:y="8.584cm" svg:viewBox="0 0 2382 663" draw:points="0,0 2382,0 2382,663 0,663">
          <text:p/>
        </draw:polygon>
        <draw:line draw:style-name="gr2" draw:text-style-name="P2" draw:layer="layout" svg:x1="2.393cm" svg:y1="8.584cm" svg:x2="2.393cm" svg:y2="9.246cm">
          <text:p/>
        </draw:line>
        <draw:line draw:style-name="gr2" draw:text-style-name="P2" draw:layer="layout" svg:x1="4.774cm" svg:y1="8.584cm" svg:x2="4.774cm" svg:y2="9.246cm">
          <text:p/>
        </draw:line>
        <draw:line draw:style-name="gr2" draw:text-style-name="P2" draw:layer="layout" svg:x1="2.393cm" svg:y1="8.584cm" svg:x2="4.774cm" svg:y2="8.584cm">
          <text:p/>
        </draw:line>
        <draw:line draw:style-name="gr2" draw:text-style-name="P2" draw:layer="layout" svg:x1="2.393cm" svg:y1="9.246cm" svg:x2="4.774cm" svg:y2="9.246cm">
          <text:p/>
        </draw:line>
        <draw:frame draw:style-name="gr5" draw:text-style-name="P6" draw:layer="layout" svg:width="1.011cm" svg:height="0.323cm" svg:x="1.071cm" svg:y="8.749cm">
          <draw:text-box>
            <text:p text:style-name="P4"><text:span text:style-name="T2">SP2143</text:span></text:p>
          </draw:text-box>
        </draw:frame>
        <draw:polygon draw:style-name="gr6" draw:text-style-name="P7" draw:layer="layout" svg:width="2.99cm" svg:height="0.662cm" svg:x="4.774cm" svg:y="8.584cm" svg:viewBox="0 0 2991 663" draw:points="0,0 2991,0 2991,663 0,663">
          <text:p/>
        </draw:polygon>
        <draw:line draw:style-name="gr2" draw:text-style-name="P2" draw:layer="layout" svg:x1="4.774cm" svg:y1="8.584cm" svg:x2="4.774cm" svg:y2="9.246cm">
          <text:p/>
        </draw:line>
        <draw:line draw:style-name="gr2" draw:text-style-name="P2" draw:layer="layout" svg:x1="7.764cm" svg:y1="8.584cm" svg:x2="7.764cm" svg:y2="9.246cm">
          <text:p/>
        </draw:line>
        <draw:line draw:style-name="gr2" draw:text-style-name="P2" draw:layer="layout" svg:x1="4.774cm" svg:y1="8.584cm" svg:x2="7.764cm" svg:y2="8.584cm">
          <text:p/>
        </draw:line>
        <draw:line draw:style-name="gr2" draw:text-style-name="P2" draw:layer="layout" svg:x1="4.774cm" svg:y1="9.246cm" svg:x2="7.764cm" svg:y2="9.246cm">
          <text:p/>
        </draw:line>
        <draw:frame draw:style-name="gr5" draw:text-style-name="P6" draw:layer="layout" svg:width="2.049cm" svg:height="0.323cm" svg:x="2.447cm" svg:y="8.749cm">
          <draw:text-box>
            <text:p text:style-name="P4"><text:span text:style-name="T2">2025.12.8 15:12</text:span></text:p>
          </draw:text-box>
        </draw:frame>
        <draw:polygon draw:style-name="gr6" draw:text-style-name="P7" draw:layer="layout" svg:width="1.323cm" svg:height="0.662cm" svg:x="7.764cm" svg:y="8.584cm" svg:viewBox="0 0 1324 663" draw:points="0,0 1324,0 1324,663 0,663">
          <text:p/>
        </draw:polygon>
        <draw:line draw:style-name="gr2" draw:text-style-name="P2" draw:layer="layout" svg:x1="7.764cm" svg:y1="8.584cm" svg:x2="7.764cm" svg:y2="9.246cm">
          <text:p/>
        </draw:line>
        <draw:line draw:style-name="gr2" draw:text-style-name="P2" draw:layer="layout" svg:x1="9.087cm" svg:y1="8.584cm" svg:x2="9.087cm" svg:y2="9.246cm">
          <text:p/>
        </draw:line>
        <draw:line draw:style-name="gr2" draw:text-style-name="P2" draw:layer="layout" svg:x1="7.764cm" svg:y1="8.584cm" svg:x2="9.087cm" svg:y2="8.584cm">
          <text:p/>
        </draw:line>
        <draw:line draw:style-name="gr2" draw:text-style-name="P2" draw:layer="layout" svg:x1="7.764cm" svg:y1="9.246cm" svg:x2="9.087cm" svg:y2="9.246cm">
          <text:p/>
        </draw:line>
        <draw:frame draw:style-name="gr5" draw:text-style-name="P6" draw:layer="layout" svg:width="2.443cm" svg:height="0.323cm" svg:x="4.828cm" svg:y="8.749cm">
          <draw:text-box>
            <text:p text:style-name="P4"><text:span text:style-name="T2">2025.12.8 15:27:41</text:span></text:p>
          </draw:text-box>
        </draw:frame>
        <draw:polygon draw:style-name="gr6" draw:text-style-name="P7" draw:layer="layout" svg:width="1.376cm" svg:height="0.662cm" svg:x="9.087cm" svg:y="8.584cm" svg:viewBox="0 0 1377 663" draw:points="0,0 1377,0 1377,663 0,663">
          <text:p/>
        </draw:polygon>
        <draw:line draw:style-name="gr2" draw:text-style-name="P2" draw:layer="layout" svg:x1="9.087cm" svg:y1="8.584cm" svg:x2="9.087cm" svg:y2="9.246cm">
          <text:p/>
        </draw:line>
        <draw:line draw:style-name="gr2" draw:text-style-name="P2" draw:layer="layout" svg:x1="10.463cm" svg:y1="8.584cm" svg:x2="10.463cm" svg:y2="9.246cm">
          <text:p/>
        </draw:line>
        <draw:line draw:style-name="gr2" draw:text-style-name="P2" draw:layer="layout" svg:x1="9.087cm" svg:y1="8.584cm" svg:x2="10.463cm" svg:y2="8.584cm">
          <text:p/>
        </draw:line>
        <draw:line draw:style-name="gr2" draw:text-style-name="P2" draw:layer="layout" svg:x1="9.087cm" svg:y1="9.246cm" svg:x2="10.463cm" svg:y2="9.246cm">
          <text:p/>
        </draw:line>
        <draw:frame draw:style-name="gr5" draw:text-style-name="P6" draw:layer="layout" svg:width="0.281cm" svg:height="0.323cm" svg:x="7.818cm" svg:y="8.749cm">
          <draw:text-box>
            <text:p text:style-name="P4"><text:span text:style-name="T2">7</text:span></text:p>
          </draw:text-box>
        </draw:frame>
        <draw:polygon draw:style-name="gr6" draw:text-style-name="P7" draw:layer="layout" svg:width="4.789cm" svg:height="0.662cm" svg:x="10.463cm" svg:y="8.584cm" svg:viewBox="0 0 4790 663" draw:points="0,0 4790,0 4790,663 0,663">
          <text:p/>
        </draw:polygon>
        <draw:line draw:style-name="gr2" draw:text-style-name="P2" draw:layer="layout" svg:x1="10.463cm" svg:y1="8.584cm" svg:x2="10.463cm" svg:y2="9.246cm">
          <text:p/>
        </draw:line>
        <draw:line draw:style-name="gr2" draw:text-style-name="P2" draw:layer="layout" svg:x1="15.252cm" svg:y1="8.584cm" svg:x2="15.252cm" svg:y2="9.246cm">
          <text:p/>
        </draw:line>
        <draw:line draw:style-name="gr2" draw:text-style-name="P2" draw:layer="layout" svg:x1="10.463cm" svg:y1="8.584cm" svg:x2="15.252cm" svg:y2="8.584cm">
          <text:p/>
        </draw:line>
        <draw:line draw:style-name="gr2" draw:text-style-name="P2" draw:layer="layout" svg:x1="10.463cm" svg:y1="9.246cm" svg:x2="15.252cm" svg:y2="9.246cm">
          <text:p/>
        </draw:line>
        <draw:frame draw:style-name="gr5" draw:text-style-name="P6" draw:layer="layout" svg:width="1.011cm" svg:height="0.323cm" svg:x="9.14cm" svg:y="8.749cm">
          <draw:text-box>
            <text:p text:style-name="P4"><text:span text:style-name="T2">AZVIRT</text:span></text:p>
          </draw:text-box>
        </draw:frame>
        <draw:polygon draw:style-name="gr7" draw:text-style-name="P9" draw:layer="layout" svg:width="4.524cm" svg:height="0.662cm" svg:x="15.252cm" svg:y="8.584cm" svg:viewBox="0 0 4525 663" draw:points="0,0 4525,0 4525,663 0,663">
          <text:p text:style-name="P8"><text:span text:style-name="T3">DTC</text:span></text:p>
        </draw:polygon>
        <draw:line draw:style-name="gr2" draw:text-style-name="P2" draw:layer="layout" svg:x1="15.252cm" svg:y1="8.584cm" svg:x2="15.252cm" svg:y2="9.246cm">
          <text:p/>
        </draw:line>
        <draw:line draw:style-name="gr2" draw:text-style-name="P2" draw:layer="layout" svg:x1="19.776cm" svg:y1="8.584cm" svg:x2="19.776cm" svg:y2="9.246cm">
          <text:p/>
        </draw:line>
        <draw:line draw:style-name="gr2" draw:text-style-name="P2" draw:layer="layout" svg:x1="15.252cm" svg:y1="8.584cm" svg:x2="19.776cm" svg:y2="8.584cm">
          <text:p/>
        </draw:line>
        <draw:line draw:style-name="gr2" draw:text-style-name="P2" draw:layer="layout" svg:x1="15.252cm" svg:y1="9.246cm" svg:x2="19.776cm" svg:y2="9.246cm">
          <text:p/>
        </draw:line>
        <draw:frame draw:style-name="gr5" draw:text-style-name="P6" draw:layer="layout" svg:width="4.398cm" svg:height="0.323cm" svg:x="10.516cm" svg:y="8.749cm">
          <draw:text-box>
            <text:p text:style-name="P4"><text:span text:style-name="T2">C25/30.XC4.S4 Dmax 8 <text:s text:c="2"/>TORKET</text:span></text:p>
          </draw:text-box>
        </draw:frame>
        <draw:polygon draw:style-name="gr6" draw:text-style-name="P7" draw:layer="layout" svg:width="1.376cm" svg:height="0.661cm" svg:x="1.017cm" svg:y="9.246cm" svg:viewBox="0 0 1377 662" draw:points="0,0 1377,0 1377,662 0,662">
          <text:p/>
        </draw:polygon>
        <draw:line draw:style-name="gr2" draw:text-style-name="P2" draw:layer="layout" svg:x1="1.017cm" svg:y1="9.246cm" svg:x2="1.017cm" svg:y2="9.907cm">
          <text:p/>
        </draw:line>
        <draw:line draw:style-name="gr2" draw:text-style-name="P2" draw:layer="layout" svg:x1="2.393cm" svg:y1="9.246cm" svg:x2="2.393cm" svg:y2="9.907cm">
          <text:p/>
        </draw:line>
        <draw:line draw:style-name="gr2" draw:text-style-name="P2" draw:layer="layout" svg:x1="1.017cm" svg:y1="9.246cm" svg:x2="2.393cm" svg:y2="9.246cm">
          <text:p/>
        </draw:line>
        <draw:line draw:style-name="gr2" draw:text-style-name="P2" draw:layer="layout" svg:x1="1.017cm" svg:y1="9.907cm" svg:x2="2.393cm" svg:y2="9.907cm">
          <text:p/>
        </draw:line>
        <draw:frame draw:style-name="gr5" draw:text-style-name="P6" draw:layer="layout" svg:width="1.5cm" svg:height="0.323cm" svg:x="15.305cm" svg:y="8.749cm">
          <draw:text-box>
            <text:p text:style-name="P4"><text:span text:style-name="T2">Kvanj Tunel</text:span></text:p>
          </draw:text-box>
        </draw:frame>
        <draw:polygon draw:style-name="gr6" draw:text-style-name="P7" draw:layer="layout" svg:width="2.381cm" svg:height="0.661cm" svg:x="2.393cm" svg:y="9.246cm" svg:viewBox="0 0 2382 662" draw:points="0,0 2382,0 2382,662 0,662">
          <text:p/>
        </draw:polygon>
        <draw:line draw:style-name="gr2" draw:text-style-name="P2" draw:layer="layout" svg:x1="2.393cm" svg:y1="9.246cm" svg:x2="2.393cm" svg:y2="9.907cm">
          <text:p/>
        </draw:line>
        <draw:line draw:style-name="gr2" draw:text-style-name="P2" draw:layer="layout" svg:x1="4.774cm" svg:y1="9.246cm" svg:x2="4.774cm" svg:y2="9.907cm">
          <text:p/>
        </draw:line>
        <draw:line draw:style-name="gr2" draw:text-style-name="P2" draw:layer="layout" svg:x1="2.393cm" svg:y1="9.246cm" svg:x2="4.774cm" svg:y2="9.246cm">
          <text:p/>
        </draw:line>
        <draw:line draw:style-name="gr2" draw:text-style-name="P2" draw:layer="layout" svg:x1="2.393cm" svg:y1="9.907cm" svg:x2="4.774cm" svg:y2="9.907cm">
          <text:p/>
        </draw:line>
        <draw:frame draw:style-name="gr5" draw:text-style-name="P6" draw:layer="layout" svg:width="1.011cm" svg:height="0.323cm" svg:x="1.071cm" svg:y="9.411cm">
          <draw:text-box>
            <text:p text:style-name="P4"><text:span text:style-name="T2">SP2144</text:span></text:p>
          </draw:text-box>
        </draw:frame>
        <draw:polygon draw:style-name="gr6" draw:text-style-name="P7" draw:layer="layout" svg:width="2.99cm" svg:height="0.661cm" svg:x="4.774cm" svg:y="9.246cm" svg:viewBox="0 0 2991 662" draw:points="0,0 2991,0 2991,662 0,662">
          <text:p/>
        </draw:polygon>
        <draw:line draw:style-name="gr2" draw:text-style-name="P2" draw:layer="layout" svg:x1="4.774cm" svg:y1="9.246cm" svg:x2="4.774cm" svg:y2="9.907cm">
          <text:p/>
        </draw:line>
        <draw:line draw:style-name="gr2" draw:text-style-name="P2" draw:layer="layout" svg:x1="7.764cm" svg:y1="9.246cm" svg:x2="7.764cm" svg:y2="9.907cm">
          <text:p/>
        </draw:line>
        <draw:line draw:style-name="gr2" draw:text-style-name="P2" draw:layer="layout" svg:x1="4.774cm" svg:y1="9.246cm" svg:x2="7.764cm" svg:y2="9.246cm">
          <text:p/>
        </draw:line>
        <draw:line draw:style-name="gr2" draw:text-style-name="P2" draw:layer="layout" svg:x1="4.774cm" svg:y1="9.907cm" svg:x2="7.764cm" svg:y2="9.907cm">
          <text:p/>
        </draw:line>
        <draw:frame draw:style-name="gr5" draw:text-style-name="P6" draw:layer="layout" svg:width="1.891cm" svg:height="0.323cm" svg:x="2.447cm" svg:y="9.411cm">
          <draw:text-box>
            <text:p text:style-name="P4"><text:span text:style-name="T2">2025.12.8 16:3</text:span></text:p>
          </draw:text-box>
        </draw:frame>
        <draw:polygon draw:style-name="gr6" draw:text-style-name="P7" draw:layer="layout" svg:width="1.323cm" svg:height="0.661cm" svg:x="7.764cm" svg:y="9.246cm" svg:viewBox="0 0 1324 662" draw:points="0,0 1324,0 1324,662 0,662">
          <text:p/>
        </draw:polygon>
        <draw:line draw:style-name="gr2" draw:text-style-name="P2" draw:layer="layout" svg:x1="7.764cm" svg:y1="9.246cm" svg:x2="7.764cm" svg:y2="9.907cm">
          <text:p/>
        </draw:line>
        <draw:line draw:style-name="gr2" draw:text-style-name="P2" draw:layer="layout" svg:x1="9.087cm" svg:y1="9.246cm" svg:x2="9.087cm" svg:y2="9.907cm">
          <text:p/>
        </draw:line>
        <draw:line draw:style-name="gr2" draw:text-style-name="P2" draw:layer="layout" svg:x1="7.764cm" svg:y1="9.246cm" svg:x2="9.087cm" svg:y2="9.246cm">
          <text:p/>
        </draw:line>
        <draw:line draw:style-name="gr2" draw:text-style-name="P2" draw:layer="layout" svg:x1="7.764cm" svg:y1="9.907cm" svg:x2="9.087cm" svg:y2="9.907cm">
          <text:p/>
        </draw:line>
        <draw:frame draw:style-name="gr5" draw:text-style-name="P6" draw:layer="layout" svg:width="2.285cm" svg:height="0.323cm" svg:x="4.828cm" svg:y="9.411cm">
          <draw:text-box>
            <text:p text:style-name="P4"><text:span text:style-name="T2">2025.12.8 16:12:1</text:span></text:p>
          </draw:text-box>
        </draw:frame>
        <draw:polygon draw:style-name="gr6" draw:text-style-name="P7" draw:layer="layout" svg:width="1.376cm" svg:height="0.661cm" svg:x="9.087cm" svg:y="9.246cm" svg:viewBox="0 0 1377 662" draw:points="0,0 1377,0 1377,662 0,662">
          <text:p/>
        </draw:polygon>
        <draw:line draw:style-name="gr2" draw:text-style-name="P2" draw:layer="layout" svg:x1="9.087cm" svg:y1="9.246cm" svg:x2="9.087cm" svg:y2="9.907cm">
          <text:p/>
        </draw:line>
        <draw:line draw:style-name="gr2" draw:text-style-name="P2" draw:layer="layout" svg:x1="10.463cm" svg:y1="9.246cm" svg:x2="10.463cm" svg:y2="9.907cm">
          <text:p/>
        </draw:line>
        <draw:line draw:style-name="gr2" draw:text-style-name="P2" draw:layer="layout" svg:x1="9.087cm" svg:y1="9.246cm" svg:x2="10.463cm" svg:y2="9.246cm">
          <text:p/>
        </draw:line>
        <draw:line draw:style-name="gr2" draw:text-style-name="P2" draw:layer="layout" svg:x1="9.087cm" svg:y1="9.907cm" svg:x2="10.463cm" svg:y2="9.907cm">
          <text:p/>
        </draw:line>
        <draw:frame draw:style-name="gr5" draw:text-style-name="P6" draw:layer="layout" svg:width="0.281cm" svg:height="0.323cm" svg:x="7.818cm" svg:y="9.411cm">
          <draw:text-box>
            <text:p text:style-name="P4"><text:span text:style-name="T2">4</text:span></text:p>
          </draw:text-box>
        </draw:frame>
        <draw:polygon draw:style-name="gr6" draw:text-style-name="P7" draw:layer="layout" svg:width="4.789cm" svg:height="0.661cm" svg:x="10.463cm" svg:y="9.246cm" svg:viewBox="0 0 4790 662" draw:points="0,0 4790,0 4790,662 0,662">
          <text:p/>
        </draw:polygon>
        <draw:line draw:style-name="gr2" draw:text-style-name="P2" draw:layer="layout" svg:x1="10.463cm" svg:y1="9.246cm" svg:x2="10.463cm" svg:y2="9.907cm">
          <text:p/>
        </draw:line>
        <draw:line draw:style-name="gr2" draw:text-style-name="P2" draw:layer="layout" svg:x1="15.252cm" svg:y1="9.246cm" svg:x2="15.252cm" svg:y2="9.907cm">
          <text:p/>
        </draw:line>
        <draw:line draw:style-name="gr2" draw:text-style-name="P2" draw:layer="layout" svg:x1="10.463cm" svg:y1="9.246cm" svg:x2="15.252cm" svg:y2="9.246cm">
          <text:p/>
        </draw:line>
        <draw:line draw:style-name="gr2" draw:text-style-name="P2" draw:layer="layout" svg:x1="10.463cm" svg:y1="9.907cm" svg:x2="15.252cm" svg:y2="9.907cm">
          <text:p/>
        </draw:line>
        <draw:frame draw:style-name="gr5" draw:text-style-name="P6" draw:layer="layout" svg:width="1.011cm" svg:height="0.323cm" svg:x="9.14cm" svg:y="9.411cm">
          <draw:text-box>
            <text:p text:style-name="P4"><text:span text:style-name="T2">AZVIRT</text:span></text:p>
          </draw:text-box>
        </draw:frame>
        <draw:polygon draw:style-name="gr7" draw:text-style-name="P9" draw:layer="layout" svg:width="4.524cm" svg:height="0.661cm" svg:x="15.252cm" svg:y="9.246cm" svg:viewBox="0 0 4525 662" draw:points="0,0 4525,0 4525,662 0,662">
          <text:p text:style-name="P8"><text:span text:style-name="T3">DTC</text:span></text:p>
        </draw:polygon>
        <draw:line draw:style-name="gr2" draw:text-style-name="P2" draw:layer="layout" svg:x1="15.252cm" svg:y1="9.246cm" svg:x2="15.252cm" svg:y2="9.907cm">
          <text:p/>
        </draw:line>
        <draw:line draw:style-name="gr2" draw:text-style-name="P2" draw:layer="layout" svg:x1="19.776cm" svg:y1="9.246cm" svg:x2="19.776cm" svg:y2="9.907cm">
          <text:p/>
        </draw:line>
        <draw:line draw:style-name="gr2" draw:text-style-name="P2" draw:layer="layout" svg:x1="15.252cm" svg:y1="9.246cm" svg:x2="19.776cm" svg:y2="9.246cm">
          <text:p/>
        </draw:line>
        <draw:line draw:style-name="gr2" draw:text-style-name="P2" draw:layer="layout" svg:x1="15.252cm" svg:y1="9.907cm" svg:x2="19.776cm" svg:y2="9.907cm">
          <text:p/>
        </draw:line>
        <draw:frame draw:style-name="gr5" draw:text-style-name="P6" draw:layer="layout" svg:width="4.398cm" svg:height="0.323cm" svg:x="10.516cm" svg:y="9.411cm">
          <draw:text-box>
            <text:p text:style-name="P4"><text:span text:style-name="T2">C25/30.XC4.S4 Dmax 8 <text:s text:c="2"/>TORKET</text:span></text:p>
          </draw:text-box>
        </draw:frame>
        <draw:polygon draw:style-name="gr6" draw:text-style-name="P7" draw:layer="layout" svg:width="19cm" svg:height="0.661cm" svg:x="1.017cm" svg:y="28.056cm" svg:viewBox="0 0 19001 662" draw:points="0,0 19001,0 19001,662 0,662">
          <text:p/>
        </draw:polygon>
        <draw:frame draw:style-name="gr5" draw:text-style-name="P6" draw:layer="layout" svg:width="1.5cm" svg:height="0.323cm" svg:x="15.305cm" svg:y="9.411cm">
          <draw:text-box>
            <text:p text:style-name="P4"><text:span text:style-name="T2">Kvanj Tunel</text:span></text:p>
          </draw:text-box>
        </draw:frame>
        <draw:frame draw:style-name="gr5" draw:text-style-name="P6" draw:layer="layout" svg:width="0.281cm" svg:height="0.323cm" svg:x="10.439cm" svg:y="28.221cm">
          <draw:text-box>
            <text:p text:style-name="P4"><text:span text:style-name="T2">1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9cm" svg:height="0.953cm" svg:x="1.017cm" svg:y="1.017cm" svg:viewBox="0 0 19001 954" draw:points="0,0 19001,0 19001,954 0,954">
          <text:p/>
        </draw:polygon>
        <draw:line draw:style-name="gr2" draw:text-style-name="P2" draw:layer="layout" svg:x1="1.017cm" svg:y1="1.017cm" svg:x2="1.017cm" svg:y2="1.97cm">
          <text:p/>
        </draw:line>
        <draw:line draw:style-name="gr2" draw:text-style-name="P2" draw:layer="layout" svg:x1="20.017cm" svg:y1="1.017cm" svg:x2="20.017cm" svg:y2="1.97cm">
          <text:p/>
        </draw:line>
        <draw:line draw:style-name="gr2" draw:text-style-name="P2" draw:layer="layout" svg:x1="1.017cm" svg:y1="1.017cm" svg:x2="20.017cm" svg:y2="1.017cm">
          <text:p/>
        </draw:line>
        <draw:line draw:style-name="gr2" draw:text-style-name="P2" draw:layer="layout" svg:x1="1.017cm" svg:y1="1.97cm" svg:x2="20.017cm" svg:y2="1.97cm">
          <text:p/>
        </draw:line>
        <draw:polygon draw:style-name="gr3" draw:text-style-name="P3" draw:layer="layout" svg:width="2.09cm" svg:height="1.323cm" svg:x="1.017cm" svg:y="1.97cm" svg:viewBox="0 0 2091 1324" draw:points="0,0 2091,0 2091,1324 0,1324">
          <text:p/>
        </draw:polygon>
        <draw:line draw:style-name="gr2" draw:text-style-name="P2" draw:layer="layout" svg:x1="1.017cm" svg:y1="1.97cm" svg:x2="1.017cm" svg:y2="3.293cm">
          <text:p/>
        </draw:line>
        <draw:line draw:style-name="gr2" draw:text-style-name="P2" draw:layer="layout" svg:x1="3.107cm" svg:y1="1.97cm" svg:x2="3.107cm" svg:y2="3.293cm">
          <text:p/>
        </draw:line>
        <draw:line draw:style-name="gr2" draw:text-style-name="P2" draw:layer="layout" svg:x1="1.017cm" svg:y1="1.97cm" svg:x2="3.107cm" svg:y2="1.97cm">
          <text:p/>
        </draw:line>
        <draw:line draw:style-name="gr2" draw:text-style-name="P2" draw:layer="layout" svg:x1="1.017cm" svg:y1="3.293cm" svg:x2="3.107cm" svg:y2="3.293cm">
          <text:p/>
        </draw:line>
        <draw:frame draw:style-name="gr4" draw:text-style-name="P5" draw:layer="layout" svg:width="6.76cm" svg:height="0.801cm" svg:x="7.146cm" svg:y="1.118cm">
          <draw:text-box>
            <text:p text:style-name="P4"><text:span text:style-name="T1">Rezultati proizvodnje </text:span></text:p>
          </draw:text-box>
        </draw:frame>
        <draw:polygon draw:style-name="gr3" draw:text-style-name="P3" draw:layer="layout" svg:width="1.535cm" svg:height="1.323cm" svg:x="3.107cm" svg:y="1.97cm" svg:viewBox="0 0 1536 1324" draw:points="0,0 1536,0 1536,1324 0,1324">
          <text:p/>
        </draw:polygon>
        <draw:line draw:style-name="gr2" draw:text-style-name="P2" draw:layer="layout" svg:x1="3.107cm" svg:y1="1.97cm" svg:x2="3.107cm" svg:y2="3.293cm">
          <text:p/>
        </draw:line>
        <draw:line draw:style-name="gr2" draw:text-style-name="P2" draw:layer="layout" svg:x1="4.642cm" svg:y1="1.97cm" svg:x2="4.642cm" svg:y2="3.293cm">
          <text:p/>
        </draw:line>
        <draw:line draw:style-name="gr2" draw:text-style-name="P2" draw:layer="layout" svg:x1="3.107cm" svg:y1="1.97cm" svg:x2="4.642cm" svg:y2="1.97cm">
          <text:p/>
        </draw:line>
        <draw:line draw:style-name="gr2" draw:text-style-name="P2" draw:layer="layout" svg:x1="3.107cm" svg:y1="3.293cm" svg:x2="4.642cm" svg:y2="3.293cm">
          <text:p/>
        </draw:line>
        <draw:frame draw:style-name="gr5" draw:text-style-name="P6" draw:layer="layout" svg:width="0.79cm" svg:height="0.323cm" svg:x="1.071cm" svg:y="2.466cm">
          <draw:text-box>
            <text:p text:style-name="P4"><text:span text:style-name="T2">Vozač</text:span></text:p>
          </draw:text-box>
        </draw:frame>
        <draw:frame draw:style-name="gr5" draw:text-style-name="P6" draw:layer="layout" svg:width="1.071cm" svg:height="0.323cm" svg:x="3.161cm" svg:y="2.297cm">
          <draw:text-box>
            <text:p text:style-name="P4"><text:span text:style-name="T2">Agregat </text:span></text:p>
          </draw:text-box>
        </draw:frame>
        <draw:polygon draw:style-name="gr3" draw:text-style-name="P3" draw:layer="layout" svg:width="1.402cm" svg:height="1.323cm" svg:x="4.642cm" svg:y="1.97cm" svg:viewBox="0 0 1403 1324" draw:points="0,0 1403,0 1403,1324 0,1324">
          <text:p/>
        </draw:polygon>
        <draw:line draw:style-name="gr2" draw:text-style-name="P2" draw:layer="layout" svg:x1="4.642cm" svg:y1="1.97cm" svg:x2="4.642cm" svg:y2="3.293cm">
          <text:p/>
        </draw:line>
        <draw:line draw:style-name="gr2" draw:text-style-name="P2" draw:layer="layout" svg:x1="6.044cm" svg:y1="1.97cm" svg:x2="6.044cm" svg:y2="3.293cm">
          <text:p/>
        </draw:line>
        <draw:line draw:style-name="gr2" draw:text-style-name="P2" draw:layer="layout" svg:x1="4.642cm" svg:y1="1.97cm" svg:x2="6.044cm" svg:y2="1.97cm">
          <text:p/>
        </draw:line>
        <draw:line draw:style-name="gr2" draw:text-style-name="P2" draw:layer="layout" svg:x1="4.642cm" svg:y1="3.293cm" svg:x2="6.044cm" svg:y2="3.293cm">
          <text:p/>
        </draw:line>
        <draw:frame draw:style-name="gr5" draw:text-style-name="P6" draw:layer="layout" svg:width="0.818cm" svg:height="0.323cm" svg:x="3.161cm" svg:y="2.634cm">
          <draw:text-box>
            <text:p text:style-name="P4"><text:span text:style-name="T2">(1) dat</text:span></text:p>
          </draw:text-box>
        </draw:frame>
        <draw:frame draw:style-name="gr5" draw:text-style-name="P6" draw:layer="layout" svg:width="1.071cm" svg:height="0.323cm" svg:x="4.695cm" svg:y="2.297cm">
          <draw:text-box>
            <text:p text:style-name="P4"><text:span text:style-name="T2">Agregat </text:span></text:p>
          </draw:text-box>
        </draw:frame>
        <draw:polygon draw:style-name="gr3" draw:text-style-name="P3" draw:layer="layout" svg:width="1.535cm" svg:height="1.323cm" svg:x="6.044cm" svg:y="1.97cm" svg:viewBox="0 0 1536 1324" draw:points="0,0 1536,0 1536,1324 0,1324">
          <text:p/>
        </draw:polygon>
        <draw:line draw:style-name="gr2" draw:text-style-name="P2" draw:layer="layout" svg:x1="6.044cm" svg:y1="1.97cm" svg:x2="6.044cm" svg:y2="3.293cm">
          <text:p/>
        </draw:line>
        <draw:line draw:style-name="gr2" draw:text-style-name="P2" draw:layer="layout" svg:x1="7.579cm" svg:y1="1.97cm" svg:x2="7.579cm" svg:y2="3.293cm">
          <text:p/>
        </draw:line>
        <draw:line draw:style-name="gr2" draw:text-style-name="P2" draw:layer="layout" svg:x1="6.044cm" svg:y1="1.97cm" svg:x2="7.579cm" svg:y2="1.97cm">
          <text:p/>
        </draw:line>
        <draw:line draw:style-name="gr2" draw:text-style-name="P2" draw:layer="layout" svg:x1="6.044cm" svg:y1="3.293cm" svg:x2="7.579cm" svg:y2="3.293cm">
          <text:p/>
        </draw:line>
        <draw:frame draw:style-name="gr5" draw:text-style-name="P6" draw:layer="layout" svg:width="0.818cm" svg:height="0.323cm" svg:x="4.695cm" svg:y="2.634cm">
          <draw:text-box>
            <text:p text:style-name="P4"><text:span text:style-name="T2">(2) dat</text:span></text:p>
          </draw:text-box>
        </draw:frame>
        <draw:frame draw:style-name="gr5" draw:text-style-name="P6" draw:layer="layout" svg:width="1.071cm" svg:height="0.323cm" svg:x="6.098cm" svg:y="2.297cm">
          <draw:text-box>
            <text:p text:style-name="P4"><text:span text:style-name="T2">Agregat </text:span></text:p>
          </draw:text-box>
        </draw:frame>
        <draw:polygon draw:style-name="gr3" draw:text-style-name="P3" draw:layer="layout" svg:width="1.455cm" svg:height="1.323cm" svg:x="7.579cm" svg:y="1.97cm" svg:viewBox="0 0 1456 1324" draw:points="0,0 1456,0 1456,1324 0,1324">
          <text:p/>
        </draw:polygon>
        <draw:line draw:style-name="gr2" draw:text-style-name="P2" draw:layer="layout" svg:x1="7.579cm" svg:y1="1.97cm" svg:x2="7.579cm" svg:y2="3.293cm">
          <text:p/>
        </draw:line>
        <draw:line draw:style-name="gr2" draw:text-style-name="P2" draw:layer="layout" svg:x1="9.034cm" svg:y1="1.97cm" svg:x2="9.034cm" svg:y2="3.293cm">
          <text:p/>
        </draw:line>
        <draw:line draw:style-name="gr2" draw:text-style-name="P2" draw:layer="layout" svg:x1="7.579cm" svg:y1="1.97cm" svg:x2="9.034cm" svg:y2="1.97cm">
          <text:p/>
        </draw:line>
        <draw:line draw:style-name="gr2" draw:text-style-name="P2" draw:layer="layout" svg:x1="7.579cm" svg:y1="3.293cm" svg:x2="9.034cm" svg:y2="3.293cm">
          <text:p/>
        </draw:line>
        <draw:frame draw:style-name="gr5" draw:text-style-name="P6" draw:layer="layout" svg:width="0.818cm" svg:height="0.323cm" svg:x="6.098cm" svg:y="2.634cm">
          <draw:text-box>
            <text:p text:style-name="P4"><text:span text:style-name="T2">(3) dat</text:span></text:p>
          </draw:text-box>
        </draw:frame>
        <draw:frame draw:style-name="gr5" draw:text-style-name="P6" draw:layer="layout" svg:width="1.071cm" svg:height="0.323cm" svg:x="7.632cm" svg:y="2.297cm">
          <draw:text-box>
            <text:p text:style-name="P4"><text:span text:style-name="T2">Agregat </text:span></text:p>
          </draw:text-box>
        </draw:frame>
        <draw:polygon draw:style-name="gr3" draw:text-style-name="P3" draw:layer="layout" svg:width="1.561cm" svg:height="1.323cm" svg:x="9.034cm" svg:y="1.97cm" svg:viewBox="0 0 1562 1324" draw:points="0,0 1562,0 1562,1324 0,1324">
          <text:p/>
        </draw:polygon>
        <draw:line draw:style-name="gr2" draw:text-style-name="P2" draw:layer="layout" svg:x1="9.034cm" svg:y1="1.97cm" svg:x2="9.034cm" svg:y2="3.293cm">
          <text:p/>
        </draw:line>
        <draw:line draw:style-name="gr2" draw:text-style-name="P2" draw:layer="layout" svg:x1="10.595cm" svg:y1="1.97cm" svg:x2="10.595cm" svg:y2="3.293cm">
          <text:p/>
        </draw:line>
        <draw:line draw:style-name="gr2" draw:text-style-name="P2" draw:layer="layout" svg:x1="9.034cm" svg:y1="1.97cm" svg:x2="10.595cm" svg:y2="1.97cm">
          <text:p/>
        </draw:line>
        <draw:line draw:style-name="gr2" draw:text-style-name="P2" draw:layer="layout" svg:x1="9.034cm" svg:y1="3.293cm" svg:x2="10.595cm" svg:y2="3.293cm">
          <text:p/>
        </draw:line>
        <draw:frame draw:style-name="gr5" draw:text-style-name="P6" draw:layer="layout" svg:width="0.818cm" svg:height="0.323cm" svg:x="7.632cm" svg:y="2.634cm">
          <draw:text-box>
            <text:p text:style-name="P4"><text:span text:style-name="T2">(4) dat</text:span></text:p>
          </draw:text-box>
        </draw:frame>
        <draw:frame draw:style-name="gr5" draw:text-style-name="P6" draw:layer="layout" svg:width="1.417cm" svg:height="0.323cm" svg:x="9.088cm" svg:y="2.297cm">
          <draw:text-box>
            <text:p text:style-name="P4"><text:span text:style-name="T2">Cement (1)</text:span></text:p>
          </draw:text-box>
        </draw:frame>
        <draw:polygon draw:style-name="gr3" draw:text-style-name="P3" draw:layer="layout" svg:width="1.614cm" svg:height="1.323cm" svg:x="10.595cm" svg:y="1.97cm" svg:viewBox="0 0 1615 1324" draw:points="0,0 1615,0 1615,1324 0,1324">
          <text:p/>
        </draw:polygon>
        <draw:line draw:style-name="gr2" draw:text-style-name="P2" draw:layer="layout" svg:x1="10.595cm" svg:y1="1.97cm" svg:x2="10.595cm" svg:y2="3.293cm">
          <text:p/>
        </draw:line>
        <draw:line draw:style-name="gr2" draw:text-style-name="P2" draw:layer="layout" svg:x1="12.209cm" svg:y1="1.97cm" svg:x2="12.209cm" svg:y2="3.293cm">
          <text:p/>
        </draw:line>
        <draw:line draw:style-name="gr2" draw:text-style-name="P2" draw:layer="layout" svg:x1="10.595cm" svg:y1="1.97cm" svg:x2="12.209cm" svg:y2="1.97cm">
          <text:p/>
        </draw:line>
        <draw:line draw:style-name="gr2" draw:text-style-name="P2" draw:layer="layout" svg:x1="10.595cm" svg:y1="3.293cm" svg:x2="12.209cm" svg:y2="3.293cm">
          <text:p/>
        </draw:line>
        <draw:frame draw:style-name="gr5" draw:text-style-name="P6" draw:layer="layout" svg:width="0.396cm" svg:height="0.323cm" svg:x="9.088cm" svg:y="2.634cm">
          <draw:text-box>
            <text:p text:style-name="P4"><text:span text:style-name="T2">dat</text:span></text:p>
          </draw:text-box>
        </draw:frame>
        <draw:frame draw:style-name="gr5" draw:text-style-name="P6" draw:layer="layout" svg:width="1.417cm" svg:height="0.323cm" svg:x="10.649cm" svg:y="2.297cm">
          <draw:text-box>
            <text:p text:style-name="P4"><text:span text:style-name="T2">Cement (2)</text:span></text:p>
          </draw:text-box>
        </draw:frame>
        <draw:polygon draw:style-name="gr3" draw:text-style-name="P3" draw:layer="layout" svg:width="2.646cm" svg:height="1.323cm" svg:x="12.209cm" svg:y="1.97cm" svg:viewBox="0 0 2647 1324" draw:points="0,0 2647,0 2647,1324 0,1324">
          <text:p/>
        </draw:polygon>
        <draw:line draw:style-name="gr2" draw:text-style-name="P2" draw:layer="layout" svg:x1="12.209cm" svg:y1="1.97cm" svg:x2="12.209cm" svg:y2="3.293cm">
          <text:p/>
        </draw:line>
        <draw:line draw:style-name="gr2" draw:text-style-name="P2" draw:layer="layout" svg:x1="14.855cm" svg:y1="1.97cm" svg:x2="14.855cm" svg:y2="3.293cm">
          <text:p/>
        </draw:line>
        <draw:line draw:style-name="gr2" draw:text-style-name="P2" draw:layer="layout" svg:x1="12.209cm" svg:y1="1.97cm" svg:x2="14.855cm" svg:y2="1.97cm">
          <text:p/>
        </draw:line>
        <draw:line draw:style-name="gr2" draw:text-style-name="P2" draw:layer="layout" svg:x1="12.209cm" svg:y1="3.293cm" svg:x2="14.855cm" svg:y2="3.293cm">
          <text:p/>
        </draw:line>
        <draw:frame draw:style-name="gr5" draw:text-style-name="P6" draw:layer="layout" svg:width="0.396cm" svg:height="0.323cm" svg:x="10.649cm" svg:y="2.634cm">
          <draw:text-box>
            <text:p text:style-name="P4"><text:span text:style-name="T2">dat</text:span></text:p>
          </draw:text-box>
        </draw:frame>
        <draw:polygon draw:style-name="gr3" draw:text-style-name="P3" draw:layer="layout" svg:width="2.646cm" svg:height="1.323cm" svg:x="14.855cm" svg:y="1.97cm" svg:viewBox="0 0 2647 1324" draw:points="0,0 2647,0 2647,1324 0,1324">
          <text:p/>
        </draw:polygon>
        <draw:line draw:style-name="gr2" draw:text-style-name="P2" draw:layer="layout" svg:x1="14.855cm" svg:y1="1.97cm" svg:x2="14.855cm" svg:y2="3.293cm">
          <text:p/>
        </draw:line>
        <draw:line draw:style-name="gr2" draw:text-style-name="P2" draw:layer="layout" svg:x1="17.501cm" svg:y1="1.97cm" svg:x2="17.501cm" svg:y2="3.293cm">
          <text:p/>
        </draw:line>
        <draw:line draw:style-name="gr2" draw:text-style-name="P2" draw:layer="layout" svg:x1="14.855cm" svg:y1="1.97cm" svg:x2="17.501cm" svg:y2="1.97cm">
          <text:p/>
        </draw:line>
        <draw:line draw:style-name="gr2" draw:text-style-name="P2" draw:layer="layout" svg:x1="14.855cm" svg:y1="3.293cm" svg:x2="17.501cm" svg:y2="3.293cm">
          <text:p/>
        </draw:line>
        <draw:frame draw:style-name="gr5" draw:text-style-name="P6" draw:layer="layout" svg:width="2.12cm" svg:height="0.323cm" svg:x="12.263cm" svg:y="2.466cm">
          <draw:text-box>
            <text:p text:style-name="P4"><text:span text:style-name="T2">Aditiv <text:s/>(3) dat, kg</text:span></text:p>
          </draw:text-box>
        </draw:frame>
        <draw:polygon draw:style-name="gr3" draw:text-style-name="P3" draw:layer="layout" svg:width="1.376cm" svg:height="1.323cm" svg:x="17.501cm" svg:y="1.97cm" svg:viewBox="0 0 1377 1324" draw:points="0,0 1377,0 1377,1324 0,1324">
          <text:p/>
        </draw:polygon>
        <draw:line draw:style-name="gr2" draw:text-style-name="P2" draw:layer="layout" svg:x1="17.501cm" svg:y1="1.97cm" svg:x2="17.501cm" svg:y2="3.293cm">
          <text:p/>
        </draw:line>
        <draw:line draw:style-name="gr2" draw:text-style-name="P2" draw:layer="layout" svg:x1="18.877cm" svg:y1="1.97cm" svg:x2="18.877cm" svg:y2="3.293cm">
          <text:p/>
        </draw:line>
        <draw:line draw:style-name="gr2" draw:text-style-name="P2" draw:layer="layout" svg:x1="17.501cm" svg:y1="1.97cm" svg:x2="18.877cm" svg:y2="1.97cm">
          <text:p/>
        </draw:line>
        <draw:line draw:style-name="gr2" draw:text-style-name="P2" draw:layer="layout" svg:x1="17.501cm" svg:y1="3.293cm" svg:x2="18.877cm" svg:y2="3.293cm">
          <text:p/>
        </draw:line>
        <draw:frame draw:style-name="gr5" draw:text-style-name="P6" draw:layer="layout" svg:width="2.044cm" svg:height="0.323cm" svg:x="14.908cm" svg:y="2.466cm">
          <draw:text-box>
            <text:p text:style-name="P4"><text:span text:style-name="T2">Aditiv (4) dat, kg</text:span></text:p>
          </draw:text-box>
        </draw:frame>
        <draw:frame draw:style-name="gr5" draw:text-style-name="P6" draw:layer="layout" svg:width="1.162cm" svg:height="0.323cm" svg:x="17.554cm" svg:y="2.297cm">
          <draw:text-box>
            <text:p text:style-name="P4"><text:span text:style-name="T2">Voda <text:s/>(1)</text:span></text:p>
          </draw:text-box>
        </draw:frame>
        <draw:polygon draw:style-name="gr6" draw:text-style-name="P7" draw:layer="layout" svg:width="2.09cm" svg:height="0.661cm" svg:x="1.017cm" svg:y="3.293cm" svg:viewBox="0 0 2091 662" draw:points="0,0 2091,0 2091,662 0,662">
          <text:p/>
        </draw:polygon>
        <draw:line draw:style-name="gr2" draw:text-style-name="P2" draw:layer="layout" svg:x1="1.017cm" svg:y1="3.293cm" svg:x2="1.017cm" svg:y2="3.954cm">
          <text:p/>
        </draw:line>
        <draw:line draw:style-name="gr2" draw:text-style-name="P2" draw:layer="layout" svg:x1="3.107cm" svg:y1="3.293cm" svg:x2="3.107cm" svg:y2="3.954cm">
          <text:p/>
        </draw:line>
        <draw:line draw:style-name="gr2" draw:text-style-name="P2" draw:layer="layout" svg:x1="1.017cm" svg:y1="3.293cm" svg:x2="3.107cm" svg:y2="3.293cm">
          <text:p/>
        </draw:line>
        <draw:line draw:style-name="gr2" draw:text-style-name="P2" draw:layer="layout" svg:x1="1.017cm" svg:y1="3.954cm" svg:x2="3.107cm" svg:y2="3.954cm">
          <text:p/>
        </draw:line>
        <draw:frame draw:style-name="gr5" draw:text-style-name="P6" draw:layer="layout" svg:width="0.554cm" svg:height="0.323cm" svg:x="17.554cm" svg:y="2.634cm">
          <draw:text-box>
            <text:p text:style-name="P4"><text:span text:style-name="T2">data</text:span></text:p>
          </draw:text-box>
        </draw:frame>
        <draw:polygon draw:style-name="gr6" draw:text-style-name="P7" draw:layer="layout" svg:width="1.535cm" svg:height="0.661cm" svg:x="3.107cm" svg:y="3.293cm" svg:viewBox="0 0 1536 662" draw:points="0,0 1536,0 1536,662 0,662">
          <text:p/>
        </draw:polygon>
        <draw:line draw:style-name="gr2" draw:text-style-name="P2" draw:layer="layout" svg:x1="3.107cm" svg:y1="3.293cm" svg:x2="3.107cm" svg:y2="3.954cm">
          <text:p/>
        </draw:line>
        <draw:line draw:style-name="gr2" draw:text-style-name="P2" draw:layer="layout" svg:x1="4.642cm" svg:y1="3.293cm" svg:x2="4.642cm" svg:y2="3.954cm">
          <text:p/>
        </draw:line>
        <draw:line draw:style-name="gr2" draw:text-style-name="P2" draw:layer="layout" svg:x1="3.107cm" svg:y1="3.293cm" svg:x2="4.642cm" svg:y2="3.293cm">
          <text:p/>
        </draw:line>
        <draw:line draw:style-name="gr2" draw:text-style-name="P2" draw:layer="layout" svg:x1="3.107cm" svg:y1="3.954cm" svg:x2="4.642cm" svg:y2="3.954cm">
          <text:p/>
        </draw:line>
        <draw:frame draw:style-name="gr5" draw:text-style-name="P6" draw:layer="layout" svg:width="1.545cm" svg:height="0.323cm" svg:x="1.071cm" svg:y="3.458cm">
          <draw:text-box>
            <text:p text:style-name="P4"><text:span text:style-name="T2">Danko Peric</text:span></text:p>
          </draw:text-box>
        </draw:frame>
        <draw:polygon draw:style-name="gr6" draw:text-style-name="P7" draw:layer="layout" svg:width="1.402cm" svg:height="0.661cm" svg:x="4.642cm" svg:y="3.293cm" svg:viewBox="0 0 1403 662" draw:points="0,0 1403,0 1403,662 0,662">
          <text:p/>
        </draw:polygon>
        <draw:line draw:style-name="gr2" draw:text-style-name="P2" draw:layer="layout" svg:x1="4.642cm" svg:y1="3.293cm" svg:x2="4.642cm" svg:y2="3.954cm">
          <text:p/>
        </draw:line>
        <draw:line draw:style-name="gr2" draw:text-style-name="P2" draw:layer="layout" svg:x1="6.044cm" svg:y1="3.293cm" svg:x2="6.044cm" svg:y2="3.954cm">
          <text:p/>
        </draw:line>
        <draw:line draw:style-name="gr2" draw:text-style-name="P2" draw:layer="layout" svg:x1="4.642cm" svg:y1="3.293cm" svg:x2="6.044cm" svg:y2="3.293cm">
          <text:p/>
        </draw:line>
        <draw:line draw:style-name="gr2" draw:text-style-name="P2" draw:layer="layout" svg:x1="4.642cm" svg:y1="3.954cm" svg:x2="6.044cm" svg:y2="3.954cm">
          <text:p/>
        </draw:line>
        <draw:frame draw:style-name="gr5" draw:text-style-name="P6" draw:layer="layout" svg:width="0.281cm" svg:height="0.323cm" svg:x="3.161cm" svg:y="3.458cm">
          <draw:text-box>
            <text:p text:style-name="P4"><text:span text:style-name="T2">0</text:span></text:p>
          </draw:text-box>
        </draw:frame>
        <draw:polygon draw:style-name="gr6" draw:text-style-name="P7" draw:layer="layout" svg:width="1.535cm" svg:height="0.661cm" svg:x="6.044cm" svg:y="3.293cm" svg:viewBox="0 0 1536 662" draw:points="0,0 1536,0 1536,662 0,662">
          <text:p/>
        </draw:polygon>
        <draw:line draw:style-name="gr2" draw:text-style-name="P2" draw:layer="layout" svg:x1="6.044cm" svg:y1="3.293cm" svg:x2="6.044cm" svg:y2="3.954cm">
          <text:p/>
        </draw:line>
        <draw:line draw:style-name="gr2" draw:text-style-name="P2" draw:layer="layout" svg:x1="7.579cm" svg:y1="3.293cm" svg:x2="7.579cm" svg:y2="3.954cm">
          <text:p/>
        </draw:line>
        <draw:line draw:style-name="gr2" draw:text-style-name="P2" draw:layer="layout" svg:x1="6.044cm" svg:y1="3.293cm" svg:x2="7.579cm" svg:y2="3.293cm">
          <text:p/>
        </draw:line>
        <draw:line draw:style-name="gr2" draw:text-style-name="P2" draw:layer="layout" svg:x1="6.044cm" svg:y1="3.954cm" svg:x2="7.579cm" svg:y2="3.954cm">
          <text:p/>
        </draw:line>
        <draw:frame draw:style-name="gr5" draw:text-style-name="P6" draw:layer="layout" svg:width="0.281cm" svg:height="0.323cm" svg:x="4.695cm" svg:y="3.458cm">
          <draw:text-box>
            <text:p text:style-name="P4"><text:span text:style-name="T2">0</text:span></text:p>
          </draw:text-box>
        </draw:frame>
        <draw:polygon draw:style-name="gr6" draw:text-style-name="P7" draw:layer="layout" svg:width="1.455cm" svg:height="0.661cm" svg:x="7.579cm" svg:y="3.293cm" svg:viewBox="0 0 1456 662" draw:points="0,0 1456,0 1456,662 0,662">
          <text:p/>
        </draw:polygon>
        <draw:line draw:style-name="gr2" draw:text-style-name="P2" draw:layer="layout" svg:x1="7.579cm" svg:y1="3.293cm" svg:x2="7.579cm" svg:y2="3.954cm">
          <text:p/>
        </draw:line>
        <draw:line draw:style-name="gr2" draw:text-style-name="P2" draw:layer="layout" svg:x1="9.034cm" svg:y1="3.293cm" svg:x2="9.034cm" svg:y2="3.954cm">
          <text:p/>
        </draw:line>
        <draw:line draw:style-name="gr2" draw:text-style-name="P2" draw:layer="layout" svg:x1="7.579cm" svg:y1="3.293cm" svg:x2="9.034cm" svg:y2="3.293cm">
          <text:p/>
        </draw:line>
        <draw:line draw:style-name="gr2" draw:text-style-name="P2" draw:layer="layout" svg:x1="7.579cm" svg:y1="3.954cm" svg:x2="9.034cm" svg:y2="3.954cm">
          <text:p/>
        </draw:line>
        <draw:frame draw:style-name="gr5" draw:text-style-name="P6" draw:layer="layout" svg:width="0.633cm" svg:height="0.323cm" svg:x="6.098cm" svg:y="3.458cm">
          <draw:text-box>
            <text:p text:style-name="P4"><text:span text:style-name="T2">9428</text:span></text:p>
          </draw:text-box>
        </draw:frame>
        <draw:polygon draw:style-name="gr6" draw:text-style-name="P7" draw:layer="layout" svg:width="1.561cm" svg:height="0.661cm" svg:x="9.034cm" svg:y="3.293cm" svg:viewBox="0 0 1562 662" draw:points="0,0 1562,0 1562,662 0,662">
          <text:p/>
        </draw:polygon>
        <draw:line draw:style-name="gr2" draw:text-style-name="P2" draw:layer="layout" svg:x1="9.034cm" svg:y1="3.293cm" svg:x2="9.034cm" svg:y2="3.954cm">
          <text:p/>
        </draw:line>
        <draw:line draw:style-name="gr2" draw:text-style-name="P2" draw:layer="layout" svg:x1="10.595cm" svg:y1="3.293cm" svg:x2="10.595cm" svg:y2="3.954cm">
          <text:p/>
        </draw:line>
        <draw:line draw:style-name="gr2" draw:text-style-name="P2" draw:layer="layout" svg:x1="9.034cm" svg:y1="3.293cm" svg:x2="10.595cm" svg:y2="3.293cm">
          <text:p/>
        </draw:line>
        <draw:line draw:style-name="gr2" draw:text-style-name="P2" draw:layer="layout" svg:x1="9.034cm" svg:y1="3.954cm" svg:x2="10.595cm" svg:y2="3.954cm">
          <text:p/>
        </draw:line>
        <draw:frame draw:style-name="gr5" draw:text-style-name="P6" draw:layer="layout" svg:width="0.633cm" svg:height="0.323cm" svg:x="7.632cm" svg:y="3.458cm">
          <draw:text-box>
            <text:p text:style-name="P4"><text:span text:style-name="T2">2280</text:span></text:p>
          </draw:text-box>
        </draw:frame>
        <draw:polygon draw:style-name="gr6" draw:text-style-name="P7" draw:layer="layout" svg:width="1.614cm" svg:height="0.661cm" svg:x="10.595cm" svg:y="3.293cm" svg:viewBox="0 0 1615 662" draw:points="0,0 1615,0 1615,662 0,662">
          <text:p/>
        </draw:polygon>
        <draw:line draw:style-name="gr2" draw:text-style-name="P2" draw:layer="layout" svg:x1="10.595cm" svg:y1="3.293cm" svg:x2="10.595cm" svg:y2="3.954cm">
          <text:p/>
        </draw:line>
        <draw:line draw:style-name="gr2" draw:text-style-name="P2" draw:layer="layout" svg:x1="12.209cm" svg:y1="3.293cm" svg:x2="12.209cm" svg:y2="3.954cm">
          <text:p/>
        </draw:line>
        <draw:line draw:style-name="gr2" draw:text-style-name="P2" draw:layer="layout" svg:x1="10.595cm" svg:y1="3.293cm" svg:x2="12.209cm" svg:y2="3.293cm">
          <text:p/>
        </draw:line>
        <draw:line draw:style-name="gr2" draw:text-style-name="P2" draw:layer="layout" svg:x1="10.595cm" svg:y1="3.954cm" svg:x2="12.209cm" svg:y2="3.954cm">
          <text:p/>
        </draw:line>
        <draw:frame draw:style-name="gr5" draw:text-style-name="P6" draw:layer="layout" svg:width="0.281cm" svg:height="0.323cm" svg:x="9.088cm" svg:y="3.458cm">
          <draw:text-box>
            <text:p text:style-name="P4"><text:span text:style-name="T2">0</text:span></text:p>
          </draw:text-box>
        </draw:frame>
        <draw:polygon draw:style-name="gr6" draw:text-style-name="P7" draw:layer="layout" svg:width="2.646cm" svg:height="0.661cm" svg:x="12.209cm" svg:y="3.293cm" svg:viewBox="0 0 2647 662" draw:points="0,0 2647,0 2647,662 0,662">
          <text:p/>
        </draw:polygon>
        <draw:line draw:style-name="gr2" draw:text-style-name="P2" draw:layer="layout" svg:x1="12.209cm" svg:y1="3.293cm" svg:x2="12.209cm" svg:y2="3.954cm">
          <text:p/>
        </draw:line>
        <draw:line draw:style-name="gr2" draw:text-style-name="P2" draw:layer="layout" svg:x1="14.855cm" svg:y1="3.293cm" svg:x2="14.855cm" svg:y2="3.954cm">
          <text:p/>
        </draw:line>
        <draw:line draw:style-name="gr2" draw:text-style-name="P2" draw:layer="layout" svg:x1="12.209cm" svg:y1="3.293cm" svg:x2="14.855cm" svg:y2="3.293cm">
          <text:p/>
        </draw:line>
        <draw:line draw:style-name="gr2" draw:text-style-name="P2" draw:layer="layout" svg:x1="12.209cm" svg:y1="3.954cm" svg:x2="14.855cm" svg:y2="3.954cm">
          <text:p/>
        </draw:line>
        <draw:frame draw:style-name="gr5" draw:text-style-name="P6" draw:layer="layout" svg:width="0.633cm" svg:height="0.323cm" svg:x="10.649cm" svg:y="3.458cm">
          <draw:text-box>
            <text:p text:style-name="P4"><text:span text:style-name="T2">3086</text:span></text:p>
          </draw:text-box>
        </draw:frame>
        <draw:polygon draw:style-name="gr6" draw:text-style-name="P7" draw:layer="layout" svg:width="2.646cm" svg:height="0.661cm" svg:x="14.855cm" svg:y="3.293cm" svg:viewBox="0 0 2647 662" draw:points="0,0 2647,0 2647,662 0,662">
          <text:p/>
        </draw:polygon>
        <draw:line draw:style-name="gr2" draw:text-style-name="P2" draw:layer="layout" svg:x1="14.855cm" svg:y1="3.293cm" svg:x2="14.855cm" svg:y2="3.954cm">
          <text:p/>
        </draw:line>
        <draw:line draw:style-name="gr2" draw:text-style-name="P2" draw:layer="layout" svg:x1="17.501cm" svg:y1="3.293cm" svg:x2="17.501cm" svg:y2="3.954cm">
          <text:p/>
        </draw:line>
        <draw:line draw:style-name="gr2" draw:text-style-name="P2" draw:layer="layout" svg:x1="14.855cm" svg:y1="3.293cm" svg:x2="17.501cm" svg:y2="3.293cm">
          <text:p/>
        </draw:line>
        <draw:line draw:style-name="gr2" draw:text-style-name="P2" draw:layer="layout" svg:x1="14.855cm" svg:y1="3.954cm" svg:x2="17.501cm" svg:y2="3.954cm">
          <text:p/>
        </draw:line>
        <draw:frame draw:style-name="gr5" draw:text-style-name="P6" draw:layer="layout" svg:width="0.281cm" svg:height="0.323cm" svg:x="12.263cm" svg:y="3.458cm">
          <draw:text-box>
            <text:p text:style-name="P4"><text:span text:style-name="T2">0</text:span></text:p>
          </draw:text-box>
        </draw:frame>
        <draw:polygon draw:style-name="gr6" draw:text-style-name="P7" draw:layer="layout" svg:width="1.376cm" svg:height="0.661cm" svg:x="17.501cm" svg:y="3.293cm" svg:viewBox="0 0 1377 662" draw:points="0,0 1377,0 1377,662 0,662">
          <text:p/>
        </draw:polygon>
        <draw:line draw:style-name="gr2" draw:text-style-name="P2" draw:layer="layout" svg:x1="17.501cm" svg:y1="3.293cm" svg:x2="17.501cm" svg:y2="3.954cm">
          <text:p/>
        </draw:line>
        <draw:line draw:style-name="gr2" draw:text-style-name="P2" draw:layer="layout" svg:x1="18.877cm" svg:y1="3.293cm" svg:x2="18.877cm" svg:y2="3.954cm">
          <text:p/>
        </draw:line>
        <draw:line draw:style-name="gr2" draw:text-style-name="P2" draw:layer="layout" svg:x1="17.501cm" svg:y1="3.293cm" svg:x2="18.877cm" svg:y2="3.293cm">
          <text:p/>
        </draw:line>
        <draw:line draw:style-name="gr2" draw:text-style-name="P2" draw:layer="layout" svg:x1="17.501cm" svg:y1="3.954cm" svg:x2="18.877cm" svg:y2="3.954cm">
          <text:p/>
        </draw:line>
        <draw:frame draw:style-name="gr5" draw:text-style-name="P6" draw:layer="layout" svg:width="0.712cm" svg:height="0.323cm" svg:x="14.908cm" svg:y="3.458cm">
          <draw:text-box>
            <text:p text:style-name="P4"><text:span text:style-name="T2">16,74</text:span></text:p>
          </draw:text-box>
        </draw:frame>
        <draw:polygon draw:style-name="gr6" draw:text-style-name="P7" draw:layer="layout" svg:width="2.09cm" svg:height="0.662cm" svg:x="1.017cm" svg:y="3.954cm" svg:viewBox="0 0 2091 663" draw:points="0,0 2091,0 2091,663 0,663">
          <text:p/>
        </draw:polygon>
        <draw:line draw:style-name="gr2" draw:text-style-name="P2" draw:layer="layout" svg:x1="1.017cm" svg:y1="3.954cm" svg:x2="1.017cm" svg:y2="4.616cm">
          <text:p/>
        </draw:line>
        <draw:line draw:style-name="gr2" draw:text-style-name="P2" draw:layer="layout" svg:x1="3.107cm" svg:y1="3.954cm" svg:x2="3.107cm" svg:y2="4.616cm">
          <text:p/>
        </draw:line>
        <draw:line draw:style-name="gr2" draw:text-style-name="P2" draw:layer="layout" svg:x1="1.017cm" svg:y1="3.954cm" svg:x2="3.107cm" svg:y2="3.954cm">
          <text:p/>
        </draw:line>
        <draw:line draw:style-name="gr2" draw:text-style-name="P2" draw:layer="layout" svg:x1="1.017cm" svg:y1="4.616cm" svg:x2="3.107cm" svg:y2="4.616cm">
          <text:p/>
        </draw:line>
        <draw:frame draw:style-name="gr5" draw:text-style-name="P6" draw:layer="layout" svg:width="0.633cm" svg:height="0.323cm" svg:x="17.554cm" svg:y="3.458cm">
          <draw:text-box>
            <text:p text:style-name="P4"><text:span text:style-name="T2">1103</text:span></text:p>
          </draw:text-box>
        </draw:frame>
        <draw:polygon draw:style-name="gr6" draw:text-style-name="P7" draw:layer="layout" svg:width="1.535cm" svg:height="0.662cm" svg:x="3.107cm" svg:y="3.954cm" svg:viewBox="0 0 1536 663" draw:points="0,0 1536,0 1536,663 0,663">
          <text:p/>
        </draw:polygon>
        <draw:line draw:style-name="gr2" draw:text-style-name="P2" draw:layer="layout" svg:x1="3.107cm" svg:y1="3.954cm" svg:x2="3.107cm" svg:y2="4.616cm">
          <text:p/>
        </draw:line>
        <draw:line draw:style-name="gr2" draw:text-style-name="P2" draw:layer="layout" svg:x1="4.642cm" svg:y1="3.954cm" svg:x2="4.642cm" svg:y2="4.616cm">
          <text:p/>
        </draw:line>
        <draw:line draw:style-name="gr2" draw:text-style-name="P2" draw:layer="layout" svg:x1="3.107cm" svg:y1="3.954cm" svg:x2="4.642cm" svg:y2="3.954cm">
          <text:p/>
        </draw:line>
        <draw:line draw:style-name="gr2" draw:text-style-name="P2" draw:layer="layout" svg:x1="3.107cm" svg:y1="4.616cm" svg:x2="4.642cm" svg:y2="4.616cm">
          <text:p/>
        </draw:line>
        <draw:polygon draw:style-name="gr6" draw:text-style-name="P7" draw:layer="layout" svg:width="1.402cm" svg:height="0.662cm" svg:x="4.642cm" svg:y="3.954cm" svg:viewBox="0 0 1403 663" draw:points="0,0 1403,0 1403,663 0,663">
          <text:p/>
        </draw:polygon>
        <draw:line draw:style-name="gr2" draw:text-style-name="P2" draw:layer="layout" svg:x1="4.642cm" svg:y1="3.954cm" svg:x2="4.642cm" svg:y2="4.616cm">
          <text:p/>
        </draw:line>
        <draw:line draw:style-name="gr2" draw:text-style-name="P2" draw:layer="layout" svg:x1="6.044cm" svg:y1="3.954cm" svg:x2="6.044cm" svg:y2="4.616cm">
          <text:p/>
        </draw:line>
        <draw:line draw:style-name="gr2" draw:text-style-name="P2" draw:layer="layout" svg:x1="4.642cm" svg:y1="3.954cm" svg:x2="6.044cm" svg:y2="3.954cm">
          <text:p/>
        </draw:line>
        <draw:line draw:style-name="gr2" draw:text-style-name="P2" draw:layer="layout" svg:x1="4.642cm" svg:y1="4.616cm" svg:x2="6.044cm" svg:y2="4.616cm">
          <text:p/>
        </draw:line>
        <draw:frame draw:style-name="gr5" draw:text-style-name="P6" draw:layer="layout" svg:width="2.174cm" svg:height="0.323cm" svg:x="1.071cm" svg:y="4.119cm">
          <draw:text-box>
            <text:p text:style-name="P4"><text:span text:style-name="T2">Denis Markovic 0</text:span></text:p>
          </draw:text-box>
        </draw:frame>
        <draw:polygon draw:style-name="gr6" draw:text-style-name="P7" draw:layer="layout" svg:width="1.535cm" svg:height="0.662cm" svg:x="6.044cm" svg:y="3.954cm" svg:viewBox="0 0 1536 663" draw:points="0,0 1536,0 1536,663 0,663">
          <text:p/>
        </draw:polygon>
        <draw:line draw:style-name="gr2" draw:text-style-name="P2" draw:layer="layout" svg:x1="6.044cm" svg:y1="3.954cm" svg:x2="6.044cm" svg:y2="4.616cm">
          <text:p/>
        </draw:line>
        <draw:line draw:style-name="gr2" draw:text-style-name="P2" draw:layer="layout" svg:x1="7.579cm" svg:y1="3.954cm" svg:x2="7.579cm" svg:y2="4.616cm">
          <text:p/>
        </draw:line>
        <draw:line draw:style-name="gr2" draw:text-style-name="P2" draw:layer="layout" svg:x1="6.044cm" svg:y1="3.954cm" svg:x2="7.579cm" svg:y2="3.954cm">
          <text:p/>
        </draw:line>
        <draw:line draw:style-name="gr2" draw:text-style-name="P2" draw:layer="layout" svg:x1="6.044cm" svg:y1="4.616cm" svg:x2="7.579cm" svg:y2="4.616cm">
          <text:p/>
        </draw:line>
        <draw:frame draw:style-name="gr5" draw:text-style-name="P6" draw:layer="layout" svg:width="0.475cm" svg:height="0.323cm" svg:x="4.695cm" svg:y="4.119cm">
          <draw:text-box>
            <text:p text:style-name="P4"><text:span text:style-name="T2">674</text:span></text:p>
          </draw:text-box>
        </draw:frame>
        <draw:polygon draw:style-name="gr6" draw:text-style-name="P7" draw:layer="layout" svg:width="1.455cm" svg:height="0.662cm" svg:x="7.579cm" svg:y="3.954cm" svg:viewBox="0 0 1456 663" draw:points="0,0 1456,0 1456,663 0,663">
          <text:p/>
        </draw:polygon>
        <draw:line draw:style-name="gr2" draw:text-style-name="P2" draw:layer="layout" svg:x1="7.579cm" svg:y1="3.954cm" svg:x2="7.579cm" svg:y2="4.616cm">
          <text:p/>
        </draw:line>
        <draw:line draw:style-name="gr2" draw:text-style-name="P2" draw:layer="layout" svg:x1="9.034cm" svg:y1="3.954cm" svg:x2="9.034cm" svg:y2="4.616cm">
          <text:p/>
        </draw:line>
        <draw:line draw:style-name="gr2" draw:text-style-name="P2" draw:layer="layout" svg:x1="7.579cm" svg:y1="3.954cm" svg:x2="9.034cm" svg:y2="3.954cm">
          <text:p/>
        </draw:line>
        <draw:line draw:style-name="gr2" draw:text-style-name="P2" draw:layer="layout" svg:x1="7.579cm" svg:y1="4.616cm" svg:x2="9.034cm" svg:y2="4.616cm">
          <text:p/>
        </draw:line>
        <draw:frame draw:style-name="gr5" draw:text-style-name="P6" draw:layer="layout" svg:width="0.475cm" svg:height="0.323cm" svg:x="6.098cm" svg:y="4.119cm">
          <draw:text-box>
            <text:p text:style-name="P4"><text:span text:style-name="T2">946</text:span></text:p>
          </draw:text-box>
        </draw:frame>
        <draw:polygon draw:style-name="gr6" draw:text-style-name="P7" draw:layer="layout" svg:width="1.561cm" svg:height="0.662cm" svg:x="9.034cm" svg:y="3.954cm" svg:viewBox="0 0 1562 663" draw:points="0,0 1562,0 1562,663 0,663">
          <text:p/>
        </draw:polygon>
        <draw:line draw:style-name="gr2" draw:text-style-name="P2" draw:layer="layout" svg:x1="9.034cm" svg:y1="3.954cm" svg:x2="9.034cm" svg:y2="4.616cm">
          <text:p/>
        </draw:line>
        <draw:line draw:style-name="gr2" draw:text-style-name="P2" draw:layer="layout" svg:x1="10.595cm" svg:y1="3.954cm" svg:x2="10.595cm" svg:y2="4.616cm">
          <text:p/>
        </draw:line>
        <draw:line draw:style-name="gr2" draw:text-style-name="P2" draw:layer="layout" svg:x1="9.034cm" svg:y1="3.954cm" svg:x2="10.595cm" svg:y2="3.954cm">
          <text:p/>
        </draw:line>
        <draw:line draw:style-name="gr2" draw:text-style-name="P2" draw:layer="layout" svg:x1="9.034cm" svg:y1="4.616cm" svg:x2="10.595cm" svg:y2="4.616cm">
          <text:p/>
        </draw:line>
        <draw:frame draw:style-name="gr5" draw:text-style-name="P6" draw:layer="layout" svg:width="0.475cm" svg:height="0.323cm" svg:x="7.632cm" svg:y="4.119cm">
          <draw:text-box>
            <text:p text:style-name="P4"><text:span text:style-name="T2">654</text:span></text:p>
          </draw:text-box>
        </draw:frame>
        <draw:polygon draw:style-name="gr6" draw:text-style-name="P7" draw:layer="layout" svg:width="1.614cm" svg:height="0.662cm" svg:x="10.595cm" svg:y="3.954cm" svg:viewBox="0 0 1615 663" draw:points="0,0 1615,0 1615,663 0,663">
          <text:p/>
        </draw:polygon>
        <draw:line draw:style-name="gr2" draw:text-style-name="P2" draw:layer="layout" svg:x1="10.595cm" svg:y1="3.954cm" svg:x2="10.595cm" svg:y2="4.616cm">
          <text:p/>
        </draw:line>
        <draw:line draw:style-name="gr2" draw:text-style-name="P2" draw:layer="layout" svg:x1="12.209cm" svg:y1="3.954cm" svg:x2="12.209cm" svg:y2="4.616cm">
          <text:p/>
        </draw:line>
        <draw:line draw:style-name="gr2" draw:text-style-name="P2" draw:layer="layout" svg:x1="10.595cm" svg:y1="3.954cm" svg:x2="12.209cm" svg:y2="3.954cm">
          <text:p/>
        </draw:line>
        <draw:line draw:style-name="gr2" draw:text-style-name="P2" draw:layer="layout" svg:x1="10.595cm" svg:y1="4.616cm" svg:x2="12.209cm" svg:y2="4.616cm">
          <text:p/>
        </draw:line>
        <draw:frame draw:style-name="gr5" draw:text-style-name="P6" draw:layer="layout" svg:width="0.281cm" svg:height="0.323cm" svg:x="9.088cm" svg:y="4.119cm">
          <draw:text-box>
            <text:p text:style-name="P4"><text:span text:style-name="T2">0</text:span></text:p>
          </draw:text-box>
        </draw:frame>
        <draw:polygon draw:style-name="gr6" draw:text-style-name="P7" draw:layer="layout" svg:width="2.646cm" svg:height="0.662cm" svg:x="12.209cm" svg:y="3.954cm" svg:viewBox="0 0 2647 663" draw:points="0,0 2647,0 2647,663 0,663">
          <text:p/>
        </draw:polygon>
        <draw:line draw:style-name="gr2" draw:text-style-name="P2" draw:layer="layout" svg:x1="12.209cm" svg:y1="3.954cm" svg:x2="12.209cm" svg:y2="4.616cm">
          <text:p/>
        </draw:line>
        <draw:line draw:style-name="gr2" draw:text-style-name="P2" draw:layer="layout" svg:x1="14.855cm" svg:y1="3.954cm" svg:x2="14.855cm" svg:y2="4.616cm">
          <text:p/>
        </draw:line>
        <draw:line draw:style-name="gr2" draw:text-style-name="P2" draw:layer="layout" svg:x1="12.209cm" svg:y1="3.954cm" svg:x2="14.855cm" svg:y2="3.954cm">
          <text:p/>
        </draw:line>
        <draw:line draw:style-name="gr2" draw:text-style-name="P2" draw:layer="layout" svg:x1="12.209cm" svg:y1="4.616cm" svg:x2="14.855cm" svg:y2="4.616cm">
          <text:p/>
        </draw:line>
        <draw:frame draw:style-name="gr5" draw:text-style-name="P6" draw:layer="layout" svg:width="0.281cm" svg:height="0.323cm" svg:x="10.649cm" svg:y="4.119cm">
          <draw:text-box>
            <text:p text:style-name="P4"><text:span text:style-name="T2">0</text:span></text:p>
          </draw:text-box>
        </draw:frame>
        <draw:polygon draw:style-name="gr6" draw:text-style-name="P7" draw:layer="layout" svg:width="2.646cm" svg:height="0.662cm" svg:x="14.855cm" svg:y="3.954cm" svg:viewBox="0 0 2647 663" draw:points="0,0 2647,0 2647,663 0,663">
          <text:p/>
        </draw:polygon>
        <draw:line draw:style-name="gr2" draw:text-style-name="P2" draw:layer="layout" svg:x1="14.855cm" svg:y1="3.954cm" svg:x2="14.855cm" svg:y2="4.616cm">
          <text:p/>
        </draw:line>
        <draw:line draw:style-name="gr2" draw:text-style-name="P2" draw:layer="layout" svg:x1="17.501cm" svg:y1="3.954cm" svg:x2="17.501cm" svg:y2="4.616cm">
          <text:p/>
        </draw:line>
        <draw:line draw:style-name="gr2" draw:text-style-name="P2" draw:layer="layout" svg:x1="14.855cm" svg:y1="3.954cm" svg:x2="17.501cm" svg:y2="3.954cm">
          <text:p/>
        </draw:line>
        <draw:line draw:style-name="gr2" draw:text-style-name="P2" draw:layer="layout" svg:x1="14.855cm" svg:y1="4.616cm" svg:x2="17.501cm" svg:y2="4.616cm">
          <text:p/>
        </draw:line>
        <draw:frame draw:style-name="gr5" draw:text-style-name="P6" draw:layer="layout" svg:width="0.281cm" svg:height="0.323cm" svg:x="12.263cm" svg:y="4.119cm">
          <draw:text-box>
            <text:p text:style-name="P4"><text:span text:style-name="T2">0</text:span></text:p>
          </draw:text-box>
        </draw:frame>
        <draw:polygon draw:style-name="gr6" draw:text-style-name="P7" draw:layer="layout" svg:width="1.376cm" svg:height="0.662cm" svg:x="17.501cm" svg:y="3.954cm" svg:viewBox="0 0 1377 663" draw:points="0,0 1377,0 1377,663 0,663">
          <text:p/>
        </draw:polygon>
        <draw:line draw:style-name="gr2" draw:text-style-name="P2" draw:layer="layout" svg:x1="17.501cm" svg:y1="3.954cm" svg:x2="17.501cm" svg:y2="4.616cm">
          <text:p/>
        </draw:line>
        <draw:line draw:style-name="gr2" draw:text-style-name="P2" draw:layer="layout" svg:x1="18.877cm" svg:y1="3.954cm" svg:x2="18.877cm" svg:y2="4.616cm">
          <text:p/>
        </draw:line>
        <draw:line draw:style-name="gr2" draw:text-style-name="P2" draw:layer="layout" svg:x1="17.501cm" svg:y1="3.954cm" svg:x2="18.877cm" svg:y2="3.954cm">
          <text:p/>
        </draw:line>
        <draw:line draw:style-name="gr2" draw:text-style-name="P2" draw:layer="layout" svg:x1="17.501cm" svg:y1="4.616cm" svg:x2="18.877cm" svg:y2="4.616cm">
          <text:p/>
        </draw:line>
        <draw:frame draw:style-name="gr5" draw:text-style-name="P6" draw:layer="layout" svg:width="0.281cm" svg:height="0.323cm" svg:x="14.908cm" svg:y="4.119cm">
          <draw:text-box>
            <text:p text:style-name="P4"><text:span text:style-name="T2">0</text:span></text:p>
          </draw:text-box>
        </draw:frame>
        <draw:polygon draw:style-name="gr6" draw:text-style-name="P7" draw:layer="layout" svg:width="2.09cm" svg:height="0.661cm" svg:x="1.017cm" svg:y="4.616cm" svg:viewBox="0 0 2091 662" draw:points="0,0 2091,0 2091,662 0,662">
          <text:p/>
        </draw:polygon>
        <draw:line draw:style-name="gr2" draw:text-style-name="P2" draw:layer="layout" svg:x1="1.017cm" svg:y1="4.616cm" svg:x2="1.017cm" svg:y2="5.277cm">
          <text:p/>
        </draw:line>
        <draw:line draw:style-name="gr2" draw:text-style-name="P2" draw:layer="layout" svg:x1="3.107cm" svg:y1="4.616cm" svg:x2="3.107cm" svg:y2="5.277cm">
          <text:p/>
        </draw:line>
        <draw:line draw:style-name="gr2" draw:text-style-name="P2" draw:layer="layout" svg:x1="1.017cm" svg:y1="4.616cm" svg:x2="3.107cm" svg:y2="4.616cm">
          <text:p/>
        </draw:line>
        <draw:line draw:style-name="gr2" draw:text-style-name="P2" draw:layer="layout" svg:x1="1.017cm" svg:y1="5.277cm" svg:x2="3.107cm" svg:y2="5.277cm">
          <text:p/>
        </draw:line>
        <draw:frame draw:style-name="gr5" draw:text-style-name="P6" draw:layer="layout" svg:width="0.475cm" svg:height="0.323cm" svg:x="17.554cm" svg:y="4.119cm">
          <draw:text-box>
            <text:p text:style-name="P4"><text:span text:style-name="T2">161</text:span></text:p>
          </draw:text-box>
        </draw:frame>
        <draw:polygon draw:style-name="gr6" draw:text-style-name="P7" draw:layer="layout" svg:width="1.535cm" svg:height="0.661cm" svg:x="3.107cm" svg:y="4.616cm" svg:viewBox="0 0 1536 662" draw:points="0,0 1536,0 1536,662 0,662">
          <text:p/>
        </draw:polygon>
        <draw:line draw:style-name="gr2" draw:text-style-name="P2" draw:layer="layout" svg:x1="3.107cm" svg:y1="4.616cm" svg:x2="3.107cm" svg:y2="5.277cm">
          <text:p/>
        </draw:line>
        <draw:line draw:style-name="gr2" draw:text-style-name="P2" draw:layer="layout" svg:x1="4.642cm" svg:y1="4.616cm" svg:x2="4.642cm" svg:y2="5.277cm">
          <text:p/>
        </draw:line>
        <draw:line draw:style-name="gr2" draw:text-style-name="P2" draw:layer="layout" svg:x1="3.107cm" svg:y1="4.616cm" svg:x2="4.642cm" svg:y2="4.616cm">
          <text:p/>
        </draw:line>
        <draw:line draw:style-name="gr2" draw:text-style-name="P2" draw:layer="layout" svg:x1="3.107cm" svg:y1="5.277cm" svg:x2="4.642cm" svg:y2="5.277cm">
          <text:p/>
        </draw:line>
        <draw:polygon draw:style-name="gr6" draw:text-style-name="P7" draw:layer="layout" svg:width="1.402cm" svg:height="0.661cm" svg:x="4.642cm" svg:y="4.616cm" svg:viewBox="0 0 1403 662" draw:points="0,0 1403,0 1403,662 0,662">
          <text:p/>
        </draw:polygon>
        <draw:line draw:style-name="gr2" draw:text-style-name="P2" draw:layer="layout" svg:x1="4.642cm" svg:y1="4.616cm" svg:x2="4.642cm" svg:y2="5.277cm">
          <text:p/>
        </draw:line>
        <draw:line draw:style-name="gr2" draw:text-style-name="P2" draw:layer="layout" svg:x1="6.044cm" svg:y1="4.616cm" svg:x2="6.044cm" svg:y2="5.277cm">
          <text:p/>
        </draw:line>
        <draw:line draw:style-name="gr2" draw:text-style-name="P2" draw:layer="layout" svg:x1="4.642cm" svg:y1="4.616cm" svg:x2="6.044cm" svg:y2="4.616cm">
          <text:p/>
        </draw:line>
        <draw:line draw:style-name="gr2" draw:text-style-name="P2" draw:layer="layout" svg:x1="4.642cm" svg:y1="5.277cm" svg:x2="6.044cm" svg:y2="5.277cm">
          <text:p/>
        </draw:line>
        <draw:frame draw:style-name="gr5" draw:text-style-name="P6" draw:layer="layout" svg:width="2.174cm" svg:height="0.323cm" svg:x="1.071cm" svg:y="4.781cm">
          <draw:text-box>
            <text:p text:style-name="P4"><text:span text:style-name="T2">Denis Markovic 0</text:span></text:p>
          </draw:text-box>
        </draw:frame>
        <draw:polygon draw:style-name="gr6" draw:text-style-name="P7" draw:layer="layout" svg:width="1.535cm" svg:height="0.661cm" svg:x="6.044cm" svg:y="4.616cm" svg:viewBox="0 0 1536 662" draw:points="0,0 1536,0 1536,662 0,662">
          <text:p/>
        </draw:polygon>
        <draw:line draw:style-name="gr2" draw:text-style-name="P2" draw:layer="layout" svg:x1="6.044cm" svg:y1="4.616cm" svg:x2="6.044cm" svg:y2="5.277cm">
          <text:p/>
        </draw:line>
        <draw:line draw:style-name="gr2" draw:text-style-name="P2" draw:layer="layout" svg:x1="7.579cm" svg:y1="4.616cm" svg:x2="7.579cm" svg:y2="5.277cm">
          <text:p/>
        </draw:line>
        <draw:line draw:style-name="gr2" draw:text-style-name="P2" draw:layer="layout" svg:x1="6.044cm" svg:y1="4.616cm" svg:x2="7.579cm" svg:y2="4.616cm">
          <text:p/>
        </draw:line>
        <draw:line draw:style-name="gr2" draw:text-style-name="P2" draw:layer="layout" svg:x1="6.044cm" svg:y1="5.277cm" svg:x2="7.579cm" svg:y2="5.277cm">
          <text:p/>
        </draw:line>
        <draw:frame draw:style-name="gr5" draw:text-style-name="P6" draw:layer="layout" svg:width="0.633cm" svg:height="0.323cm" svg:x="4.695cm" svg:y="4.781cm">
          <draw:text-box>
            <text:p text:style-name="P4"><text:span text:style-name="T2">4819</text:span></text:p>
          </draw:text-box>
        </draw:frame>
        <draw:polygon draw:style-name="gr6" draw:text-style-name="P7" draw:layer="layout" svg:width="1.455cm" svg:height="0.661cm" svg:x="7.579cm" svg:y="4.616cm" svg:viewBox="0 0 1456 662" draw:points="0,0 1456,0 1456,662 0,662">
          <text:p/>
        </draw:polygon>
        <draw:line draw:style-name="gr2" draw:text-style-name="P2" draw:layer="layout" svg:x1="7.579cm" svg:y1="4.616cm" svg:x2="7.579cm" svg:y2="5.277cm">
          <text:p/>
        </draw:line>
        <draw:line draw:style-name="gr2" draw:text-style-name="P2" draw:layer="layout" svg:x1="9.034cm" svg:y1="4.616cm" svg:x2="9.034cm" svg:y2="5.277cm">
          <text:p/>
        </draw:line>
        <draw:line draw:style-name="gr2" draw:text-style-name="P2" draw:layer="layout" svg:x1="7.579cm" svg:y1="4.616cm" svg:x2="9.034cm" svg:y2="4.616cm">
          <text:p/>
        </draw:line>
        <draw:line draw:style-name="gr2" draw:text-style-name="P2" draw:layer="layout" svg:x1="7.579cm" svg:y1="5.277cm" svg:x2="9.034cm" svg:y2="5.277cm">
          <text:p/>
        </draw:line>
        <draw:frame draw:style-name="gr5" draw:text-style-name="P6" draw:layer="layout" svg:width="0.633cm" svg:height="0.323cm" svg:x="6.098cm" svg:y="4.781cm">
          <draw:text-box>
            <text:p text:style-name="P4"><text:span text:style-name="T2">6560</text:span></text:p>
          </draw:text-box>
        </draw:frame>
        <draw:polygon draw:style-name="gr6" draw:text-style-name="P7" draw:layer="layout" svg:width="1.561cm" svg:height="0.661cm" svg:x="9.034cm" svg:y="4.616cm" svg:viewBox="0 0 1562 662" draw:points="0,0 1562,0 1562,662 0,662">
          <text:p/>
        </draw:polygon>
        <draw:line draw:style-name="gr2" draw:text-style-name="P2" draw:layer="layout" svg:x1="9.034cm" svg:y1="4.616cm" svg:x2="9.034cm" svg:y2="5.277cm">
          <text:p/>
        </draw:line>
        <draw:line draw:style-name="gr2" draw:text-style-name="P2" draw:layer="layout" svg:x1="10.595cm" svg:y1="4.616cm" svg:x2="10.595cm" svg:y2="5.277cm">
          <text:p/>
        </draw:line>
        <draw:line draw:style-name="gr2" draw:text-style-name="P2" draw:layer="layout" svg:x1="9.034cm" svg:y1="4.616cm" svg:x2="10.595cm" svg:y2="4.616cm">
          <text:p/>
        </draw:line>
        <draw:line draw:style-name="gr2" draw:text-style-name="P2" draw:layer="layout" svg:x1="9.034cm" svg:y1="5.277cm" svg:x2="10.595cm" svg:y2="5.277cm">
          <text:p/>
        </draw:line>
        <draw:frame draw:style-name="gr5" draw:text-style-name="P6" draw:layer="layout" svg:width="0.633cm" svg:height="0.323cm" svg:x="7.632cm" svg:y="4.781cm">
          <draw:text-box>
            <text:p text:style-name="P4"><text:span text:style-name="T2">2361</text:span></text:p>
          </draw:text-box>
        </draw:frame>
        <draw:polygon draw:style-name="gr6" draw:text-style-name="P7" draw:layer="layout" svg:width="1.614cm" svg:height="0.661cm" svg:x="10.595cm" svg:y="4.616cm" svg:viewBox="0 0 1615 662" draw:points="0,0 1615,0 1615,662 0,662">
          <text:p/>
        </draw:polygon>
        <draw:line draw:style-name="gr2" draw:text-style-name="P2" draw:layer="layout" svg:x1="10.595cm" svg:y1="4.616cm" svg:x2="10.595cm" svg:y2="5.277cm">
          <text:p/>
        </draw:line>
        <draw:line draw:style-name="gr2" draw:text-style-name="P2" draw:layer="layout" svg:x1="12.209cm" svg:y1="4.616cm" svg:x2="12.209cm" svg:y2="5.277cm">
          <text:p/>
        </draw:line>
        <draw:line draw:style-name="gr2" draw:text-style-name="P2" draw:layer="layout" svg:x1="10.595cm" svg:y1="4.616cm" svg:x2="12.209cm" svg:y2="4.616cm">
          <text:p/>
        </draw:line>
        <draw:line draw:style-name="gr2" draw:text-style-name="P2" draw:layer="layout" svg:x1="10.595cm" svg:y1="5.277cm" svg:x2="12.209cm" svg:y2="5.277cm">
          <text:p/>
        </draw:line>
        <draw:frame draw:style-name="gr5" draw:text-style-name="P6" draw:layer="layout" svg:width="0.281cm" svg:height="0.323cm" svg:x="9.088cm" svg:y="4.781cm">
          <draw:text-box>
            <text:p text:style-name="P4"><text:span text:style-name="T2">0</text:span></text:p>
          </draw:text-box>
        </draw:frame>
        <draw:polygon draw:style-name="gr6" draw:text-style-name="P7" draw:layer="layout" svg:width="2.646cm" svg:height="0.661cm" svg:x="12.209cm" svg:y="4.616cm" svg:viewBox="0 0 2647 662" draw:points="0,0 2647,0 2647,662 0,662">
          <text:p/>
        </draw:polygon>
        <draw:line draw:style-name="gr2" draw:text-style-name="P2" draw:layer="layout" svg:x1="12.209cm" svg:y1="4.616cm" svg:x2="12.209cm" svg:y2="5.277cm">
          <text:p/>
        </draw:line>
        <draw:line draw:style-name="gr2" draw:text-style-name="P2" draw:layer="layout" svg:x1="14.855cm" svg:y1="4.616cm" svg:x2="14.855cm" svg:y2="5.277cm">
          <text:p/>
        </draw:line>
        <draw:line draw:style-name="gr2" draw:text-style-name="P2" draw:layer="layout" svg:x1="12.209cm" svg:y1="4.616cm" svg:x2="14.855cm" svg:y2="4.616cm">
          <text:p/>
        </draw:line>
        <draw:line draw:style-name="gr2" draw:text-style-name="P2" draw:layer="layout" svg:x1="12.209cm" svg:y1="5.277cm" svg:x2="14.855cm" svg:y2="5.277cm">
          <text:p/>
        </draw:line>
        <draw:frame draw:style-name="gr5" draw:text-style-name="P6" draw:layer="layout" svg:width="0.633cm" svg:height="0.323cm" svg:x="10.649cm" svg:y="4.781cm">
          <draw:text-box>
            <text:p text:style-name="P4"><text:span text:style-name="T2">1603</text:span></text:p>
          </draw:text-box>
        </draw:frame>
        <draw:polygon draw:style-name="gr6" draw:text-style-name="P7" draw:layer="layout" svg:width="2.646cm" svg:height="0.661cm" svg:x="14.855cm" svg:y="4.616cm" svg:viewBox="0 0 2647 662" draw:points="0,0 2647,0 2647,662 0,662">
          <text:p/>
        </draw:polygon>
        <draw:line draw:style-name="gr2" draw:text-style-name="P2" draw:layer="layout" svg:x1="14.855cm" svg:y1="4.616cm" svg:x2="14.855cm" svg:y2="5.277cm">
          <text:p/>
        </draw:line>
        <draw:line draw:style-name="gr2" draw:text-style-name="P2" draw:layer="layout" svg:x1="17.501cm" svg:y1="4.616cm" svg:x2="17.501cm" svg:y2="5.277cm">
          <text:p/>
        </draw:line>
        <draw:line draw:style-name="gr2" draw:text-style-name="P2" draw:layer="layout" svg:x1="14.855cm" svg:y1="4.616cm" svg:x2="17.501cm" svg:y2="4.616cm">
          <text:p/>
        </draw:line>
        <draw:line draw:style-name="gr2" draw:text-style-name="P2" draw:layer="layout" svg:x1="14.855cm" svg:y1="5.277cm" svg:x2="17.501cm" svg:y2="5.277cm">
          <text:p/>
        </draw:line>
        <draw:frame draw:style-name="gr5" draw:text-style-name="P6" draw:layer="layout" svg:width="0.281cm" svg:height="0.323cm" svg:x="12.263cm" svg:y="4.781cm">
          <draw:text-box>
            <text:p text:style-name="P4"><text:span text:style-name="T2">0</text:span></text:p>
          </draw:text-box>
        </draw:frame>
        <draw:polygon draw:style-name="gr6" draw:text-style-name="P7" draw:layer="layout" svg:width="1.376cm" svg:height="0.661cm" svg:x="17.501cm" svg:y="4.616cm" svg:viewBox="0 0 1377 662" draw:points="0,0 1377,0 1377,662 0,662">
          <text:p/>
        </draw:polygon>
        <draw:line draw:style-name="gr2" draw:text-style-name="P2" draw:layer="layout" svg:x1="17.501cm" svg:y1="4.616cm" svg:x2="17.501cm" svg:y2="5.277cm">
          <text:p/>
        </draw:line>
        <draw:line draw:style-name="gr2" draw:text-style-name="P2" draw:layer="layout" svg:x1="18.877cm" svg:y1="4.616cm" svg:x2="18.877cm" svg:y2="5.277cm">
          <text:p/>
        </draw:line>
        <draw:line draw:style-name="gr2" draw:text-style-name="P2" draw:layer="layout" svg:x1="17.501cm" svg:y1="4.616cm" svg:x2="18.877cm" svg:y2="4.616cm">
          <text:p/>
        </draw:line>
        <draw:line draw:style-name="gr2" draw:text-style-name="P2" draw:layer="layout" svg:x1="17.501cm" svg:y1="5.277cm" svg:x2="18.877cm" svg:y2="5.277cm">
          <text:p/>
        </draw:line>
        <draw:frame draw:style-name="gr5" draw:text-style-name="P6" draw:layer="layout" svg:width="0.281cm" svg:height="0.323cm" svg:x="14.908cm" svg:y="4.781cm">
          <draw:text-box>
            <text:p text:style-name="P4"><text:span text:style-name="T2">0</text:span></text:p>
          </draw:text-box>
        </draw:frame>
        <draw:polygon draw:style-name="gr6" draw:text-style-name="P7" draw:layer="layout" svg:width="2.09cm" svg:height="0.662cm" svg:x="1.017cm" svg:y="5.277cm" svg:viewBox="0 0 2091 663" draw:points="0,0 2091,0 2091,663 0,663">
          <text:p/>
        </draw:polygon>
        <draw:line draw:style-name="gr2" draw:text-style-name="P2" draw:layer="layout" svg:x1="1.017cm" svg:y1="5.277cm" svg:x2="1.017cm" svg:y2="5.939cm">
          <text:p/>
        </draw:line>
        <draw:line draw:style-name="gr2" draw:text-style-name="P2" draw:layer="layout" svg:x1="3.107cm" svg:y1="5.277cm" svg:x2="3.107cm" svg:y2="5.939cm">
          <text:p/>
        </draw:line>
        <draw:line draw:style-name="gr2" draw:text-style-name="P2" draw:layer="layout" svg:x1="1.017cm" svg:y1="5.277cm" svg:x2="3.107cm" svg:y2="5.277cm">
          <text:p/>
        </draw:line>
        <draw:line draw:style-name="gr2" draw:text-style-name="P2" draw:layer="layout" svg:x1="1.017cm" svg:y1="5.939cm" svg:x2="3.107cm" svg:y2="5.939cm">
          <text:p/>
        </draw:line>
        <draw:frame draw:style-name="gr5" draw:text-style-name="P6" draw:layer="layout" svg:width="0.633cm" svg:height="0.323cm" svg:x="17.554cm" svg:y="4.781cm">
          <draw:text-box>
            <text:p text:style-name="P4"><text:span text:style-name="T2">1181</text:span></text:p>
          </draw:text-box>
        </draw:frame>
        <draw:polygon draw:style-name="gr6" draw:text-style-name="P7" draw:layer="layout" svg:width="1.535cm" svg:height="0.662cm" svg:x="3.107cm" svg:y="5.277cm" svg:viewBox="0 0 1536 663" draw:points="0,0 1536,0 1536,663 0,663">
          <text:p/>
        </draw:polygon>
        <draw:line draw:style-name="gr2" draw:text-style-name="P2" draw:layer="layout" svg:x1="3.107cm" svg:y1="5.277cm" svg:x2="3.107cm" svg:y2="5.939cm">
          <text:p/>
        </draw:line>
        <draw:line draw:style-name="gr2" draw:text-style-name="P2" draw:layer="layout" svg:x1="4.642cm" svg:y1="5.277cm" svg:x2="4.642cm" svg:y2="5.939cm">
          <text:p/>
        </draw:line>
        <draw:line draw:style-name="gr2" draw:text-style-name="P2" draw:layer="layout" svg:x1="3.107cm" svg:y1="5.277cm" svg:x2="4.642cm" svg:y2="5.277cm">
          <text:p/>
        </draw:line>
        <draw:line draw:style-name="gr2" draw:text-style-name="P2" draw:layer="layout" svg:x1="3.107cm" svg:y1="5.939cm" svg:x2="4.642cm" svg:y2="5.939cm">
          <text:p/>
        </draw:line>
        <draw:polygon draw:style-name="gr6" draw:text-style-name="P7" draw:layer="layout" svg:width="1.402cm" svg:height="0.662cm" svg:x="4.642cm" svg:y="5.277cm" svg:viewBox="0 0 1403 663" draw:points="0,0 1403,0 1403,663 0,663">
          <text:p/>
        </draw:polygon>
        <draw:line draw:style-name="gr2" draw:text-style-name="P2" draw:layer="layout" svg:x1="4.642cm" svg:y1="5.277cm" svg:x2="4.642cm" svg:y2="5.939cm">
          <text:p/>
        </draw:line>
        <draw:line draw:style-name="gr2" draw:text-style-name="P2" draw:layer="layout" svg:x1="6.044cm" svg:y1="5.277cm" svg:x2="6.044cm" svg:y2="5.939cm">
          <text:p/>
        </draw:line>
        <draw:line draw:style-name="gr2" draw:text-style-name="P2" draw:layer="layout" svg:x1="4.642cm" svg:y1="5.277cm" svg:x2="6.044cm" svg:y2="5.277cm">
          <text:p/>
        </draw:line>
        <draw:line draw:style-name="gr2" draw:text-style-name="P2" draw:layer="layout" svg:x1="4.642cm" svg:y1="5.939cm" svg:x2="6.044cm" svg:y2="5.939cm">
          <text:p/>
        </draw:line>
        <draw:frame draw:style-name="gr5" draw:text-style-name="P6" draw:layer="layout" svg:width="2.174cm" svg:height="0.323cm" svg:x="1.071cm" svg:y="5.442cm">
          <draw:text-box>
            <text:p text:style-name="P4"><text:span text:style-name="T2">Denis Markovic 0</text:span></text:p>
          </draw:text-box>
        </draw:frame>
        <draw:polygon draw:style-name="gr6" draw:text-style-name="P7" draw:layer="layout" svg:width="1.535cm" svg:height="0.662cm" svg:x="6.044cm" svg:y="5.277cm" svg:viewBox="0 0 1536 663" draw:points="0,0 1536,0 1536,663 0,663">
          <text:p/>
        </draw:polygon>
        <draw:line draw:style-name="gr2" draw:text-style-name="P2" draw:layer="layout" svg:x1="6.044cm" svg:y1="5.277cm" svg:x2="6.044cm" svg:y2="5.939cm">
          <text:p/>
        </draw:line>
        <draw:line draw:style-name="gr2" draw:text-style-name="P2" draw:layer="layout" svg:x1="7.579cm" svg:y1="5.277cm" svg:x2="7.579cm" svg:y2="5.939cm">
          <text:p/>
        </draw:line>
        <draw:line draw:style-name="gr2" draw:text-style-name="P2" draw:layer="layout" svg:x1="6.044cm" svg:y1="5.277cm" svg:x2="7.579cm" svg:y2="5.277cm">
          <text:p/>
        </draw:line>
        <draw:line draw:style-name="gr2" draw:text-style-name="P2" draw:layer="layout" svg:x1="6.044cm" svg:y1="5.939cm" svg:x2="7.579cm" svg:y2="5.939cm">
          <text:p/>
        </draw:line>
        <draw:frame draw:style-name="gr5" draw:text-style-name="P6" draw:layer="layout" svg:width="0.475cm" svg:height="0.323cm" svg:x="4.695cm" svg:y="5.442cm">
          <draw:text-box>
            <text:p text:style-name="P4"><text:span text:style-name="T2">677</text:span></text:p>
          </draw:text-box>
        </draw:frame>
        <draw:polygon draw:style-name="gr6" draw:text-style-name="P7" draw:layer="layout" svg:width="1.455cm" svg:height="0.662cm" svg:x="7.579cm" svg:y="5.277cm" svg:viewBox="0 0 1456 663" draw:points="0,0 1456,0 1456,663 0,663">
          <text:p/>
        </draw:polygon>
        <draw:line draw:style-name="gr2" draw:text-style-name="P2" draw:layer="layout" svg:x1="7.579cm" svg:y1="5.277cm" svg:x2="7.579cm" svg:y2="5.939cm">
          <text:p/>
        </draw:line>
        <draw:line draw:style-name="gr2" draw:text-style-name="P2" draw:layer="layout" svg:x1="9.034cm" svg:y1="5.277cm" svg:x2="9.034cm" svg:y2="5.939cm">
          <text:p/>
        </draw:line>
        <draw:line draw:style-name="gr2" draw:text-style-name="P2" draw:layer="layout" svg:x1="7.579cm" svg:y1="5.277cm" svg:x2="9.034cm" svg:y2="5.277cm">
          <text:p/>
        </draw:line>
        <draw:line draw:style-name="gr2" draw:text-style-name="P2" draw:layer="layout" svg:x1="7.579cm" svg:y1="5.939cm" svg:x2="9.034cm" svg:y2="5.939cm">
          <text:p/>
        </draw:line>
        <draw:frame draw:style-name="gr5" draw:text-style-name="P6" draw:layer="layout" svg:width="0.475cm" svg:height="0.323cm" svg:x="6.098cm" svg:y="5.442cm">
          <draw:text-box>
            <text:p text:style-name="P4"><text:span text:style-name="T2">930</text:span></text:p>
          </draw:text-box>
        </draw:frame>
        <draw:polygon draw:style-name="gr6" draw:text-style-name="P7" draw:layer="layout" svg:width="1.561cm" svg:height="0.662cm" svg:x="9.034cm" svg:y="5.277cm" svg:viewBox="0 0 1562 663" draw:points="0,0 1562,0 1562,663 0,663">
          <text:p/>
        </draw:polygon>
        <draw:line draw:style-name="gr2" draw:text-style-name="P2" draw:layer="layout" svg:x1="9.034cm" svg:y1="5.277cm" svg:x2="9.034cm" svg:y2="5.939cm">
          <text:p/>
        </draw:line>
        <draw:line draw:style-name="gr2" draw:text-style-name="P2" draw:layer="layout" svg:x1="10.595cm" svg:y1="5.277cm" svg:x2="10.595cm" svg:y2="5.939cm">
          <text:p/>
        </draw:line>
        <draw:line draw:style-name="gr2" draw:text-style-name="P2" draw:layer="layout" svg:x1="9.034cm" svg:y1="5.277cm" svg:x2="10.595cm" svg:y2="5.277cm">
          <text:p/>
        </draw:line>
        <draw:line draw:style-name="gr2" draw:text-style-name="P2" draw:layer="layout" svg:x1="9.034cm" svg:y1="5.939cm" svg:x2="10.595cm" svg:y2="5.939cm">
          <text:p/>
        </draw:line>
        <draw:frame draw:style-name="gr5" draw:text-style-name="P6" draw:layer="layout" svg:width="0.281cm" svg:height="0.323cm" svg:x="7.632cm" svg:y="5.442cm">
          <draw:text-box>
            <text:p text:style-name="P4"><text:span text:style-name="T2">0</text:span></text:p>
          </draw:text-box>
        </draw:frame>
        <draw:polygon draw:style-name="gr6" draw:text-style-name="P7" draw:layer="layout" svg:width="1.614cm" svg:height="0.662cm" svg:x="10.595cm" svg:y="5.277cm" svg:viewBox="0 0 1615 663" draw:points="0,0 1615,0 1615,663 0,663">
          <text:p/>
        </draw:polygon>
        <draw:line draw:style-name="gr2" draw:text-style-name="P2" draw:layer="layout" svg:x1="10.595cm" svg:y1="5.277cm" svg:x2="10.595cm" svg:y2="5.939cm">
          <text:p/>
        </draw:line>
        <draw:line draw:style-name="gr2" draw:text-style-name="P2" draw:layer="layout" svg:x1="12.209cm" svg:y1="5.277cm" svg:x2="12.209cm" svg:y2="5.939cm">
          <text:p/>
        </draw:line>
        <draw:line draw:style-name="gr2" draw:text-style-name="P2" draw:layer="layout" svg:x1="10.595cm" svg:y1="5.277cm" svg:x2="12.209cm" svg:y2="5.277cm">
          <text:p/>
        </draw:line>
        <draw:line draw:style-name="gr2" draw:text-style-name="P2" draw:layer="layout" svg:x1="10.595cm" svg:y1="5.939cm" svg:x2="12.209cm" svg:y2="5.939cm">
          <text:p/>
        </draw:line>
        <draw:frame draw:style-name="gr5" draw:text-style-name="P6" draw:layer="layout" svg:width="0.281cm" svg:height="0.323cm" svg:x="9.088cm" svg:y="5.442cm">
          <draw:text-box>
            <text:p text:style-name="P4"><text:span text:style-name="T2">0</text:span></text:p>
          </draw:text-box>
        </draw:frame>
        <draw:polygon draw:style-name="gr6" draw:text-style-name="P7" draw:layer="layout" svg:width="2.646cm" svg:height="0.662cm" svg:x="12.209cm" svg:y="5.277cm" svg:viewBox="0 0 2647 663" draw:points="0,0 2647,0 2647,663 0,663">
          <text:p/>
        </draw:polygon>
        <draw:line draw:style-name="gr2" draw:text-style-name="P2" draw:layer="layout" svg:x1="12.209cm" svg:y1="5.277cm" svg:x2="12.209cm" svg:y2="5.939cm">
          <text:p/>
        </draw:line>
        <draw:line draw:style-name="gr2" draw:text-style-name="P2" draw:layer="layout" svg:x1="14.855cm" svg:y1="5.277cm" svg:x2="14.855cm" svg:y2="5.939cm">
          <text:p/>
        </draw:line>
        <draw:line draw:style-name="gr2" draw:text-style-name="P2" draw:layer="layout" svg:x1="12.209cm" svg:y1="5.277cm" svg:x2="14.855cm" svg:y2="5.277cm">
          <text:p/>
        </draw:line>
        <draw:line draw:style-name="gr2" draw:text-style-name="P2" draw:layer="layout" svg:x1="12.209cm" svg:y1="5.939cm" svg:x2="14.855cm" svg:y2="5.939cm">
          <text:p/>
        </draw:line>
        <draw:frame draw:style-name="gr5" draw:text-style-name="P6" draw:layer="layout" svg:width="0.475cm" svg:height="0.323cm" svg:x="10.649cm" svg:y="5.442cm">
          <draw:text-box>
            <text:p text:style-name="P4"><text:span text:style-name="T2">233</text:span></text:p>
          </draw:text-box>
        </draw:frame>
        <draw:polygon draw:style-name="gr6" draw:text-style-name="P7" draw:layer="layout" svg:width="2.646cm" svg:height="0.662cm" svg:x="14.855cm" svg:y="5.277cm" svg:viewBox="0 0 2647 663" draw:points="0,0 2647,0 2647,663 0,663">
          <text:p/>
        </draw:polygon>
        <draw:line draw:style-name="gr2" draw:text-style-name="P2" draw:layer="layout" svg:x1="14.855cm" svg:y1="5.277cm" svg:x2="14.855cm" svg:y2="5.939cm">
          <text:p/>
        </draw:line>
        <draw:line draw:style-name="gr2" draw:text-style-name="P2" draw:layer="layout" svg:x1="17.501cm" svg:y1="5.277cm" svg:x2="17.501cm" svg:y2="5.939cm">
          <text:p/>
        </draw:line>
        <draw:line draw:style-name="gr2" draw:text-style-name="P2" draw:layer="layout" svg:x1="14.855cm" svg:y1="5.277cm" svg:x2="17.501cm" svg:y2="5.277cm">
          <text:p/>
        </draw:line>
        <draw:line draw:style-name="gr2" draw:text-style-name="P2" draw:layer="layout" svg:x1="14.855cm" svg:y1="5.939cm" svg:x2="17.501cm" svg:y2="5.939cm">
          <text:p/>
        </draw:line>
        <draw:frame draw:style-name="gr5" draw:text-style-name="P6" draw:layer="layout" svg:width="0.281cm" svg:height="0.323cm" svg:x="12.263cm" svg:y="5.442cm">
          <draw:text-box>
            <text:p text:style-name="P4"><text:span text:style-name="T2">0</text:span></text:p>
          </draw:text-box>
        </draw:frame>
        <draw:polygon draw:style-name="gr6" draw:text-style-name="P7" draw:layer="layout" svg:width="1.376cm" svg:height="0.662cm" svg:x="17.501cm" svg:y="5.277cm" svg:viewBox="0 0 1377 663" draw:points="0,0 1377,0 1377,663 0,663">
          <text:p/>
        </draw:polygon>
        <draw:line draw:style-name="gr2" draw:text-style-name="P2" draw:layer="layout" svg:x1="17.501cm" svg:y1="5.277cm" svg:x2="17.501cm" svg:y2="5.939cm">
          <text:p/>
        </draw:line>
        <draw:line draw:style-name="gr2" draw:text-style-name="P2" draw:layer="layout" svg:x1="18.877cm" svg:y1="5.277cm" svg:x2="18.877cm" svg:y2="5.939cm">
          <text:p/>
        </draw:line>
        <draw:line draw:style-name="gr2" draw:text-style-name="P2" draw:layer="layout" svg:x1="17.501cm" svg:y1="5.277cm" svg:x2="18.877cm" svg:y2="5.277cm">
          <text:p/>
        </draw:line>
        <draw:line draw:style-name="gr2" draw:text-style-name="P2" draw:layer="layout" svg:x1="17.501cm" svg:y1="5.939cm" svg:x2="18.877cm" svg:y2="5.939cm">
          <text:p/>
        </draw:line>
        <draw:frame draw:style-name="gr5" draw:text-style-name="P6" draw:layer="layout" svg:width="0.281cm" svg:height="0.323cm" svg:x="14.908cm" svg:y="5.442cm">
          <draw:text-box>
            <text:p text:style-name="P4"><text:span text:style-name="T2">0</text:span></text:p>
          </draw:text-box>
        </draw:frame>
        <draw:polygon draw:style-name="gr6" draw:text-style-name="P7" draw:layer="layout" svg:width="2.09cm" svg:height="0.661cm" svg:x="1.017cm" svg:y="5.939cm" svg:viewBox="0 0 2091 662" draw:points="0,0 2091,0 2091,662 0,662">
          <text:p/>
        </draw:polygon>
        <draw:line draw:style-name="gr2" draw:text-style-name="P2" draw:layer="layout" svg:x1="1.017cm" svg:y1="5.939cm" svg:x2="1.017cm" svg:y2="6.6cm">
          <text:p/>
        </draw:line>
        <draw:line draw:style-name="gr2" draw:text-style-name="P2" draw:layer="layout" svg:x1="3.107cm" svg:y1="5.939cm" svg:x2="3.107cm" svg:y2="6.6cm">
          <text:p/>
        </draw:line>
        <draw:line draw:style-name="gr2" draw:text-style-name="P2" draw:layer="layout" svg:x1="1.017cm" svg:y1="5.939cm" svg:x2="3.107cm" svg:y2="5.939cm">
          <text:p/>
        </draw:line>
        <draw:line draw:style-name="gr2" draw:text-style-name="P2" draw:layer="layout" svg:x1="1.017cm" svg:y1="6.6cm" svg:x2="3.107cm" svg:y2="6.6cm">
          <text:p/>
        </draw:line>
        <draw:frame draw:style-name="gr5" draw:text-style-name="P6" draw:layer="layout" svg:width="0.475cm" svg:height="0.323cm" svg:x="17.554cm" svg:y="5.442cm">
          <draw:text-box>
            <text:p text:style-name="P4"><text:span text:style-name="T2">159</text:span></text:p>
          </draw:text-box>
        </draw:frame>
        <draw:polygon draw:style-name="gr6" draw:text-style-name="P7" draw:layer="layout" svg:width="1.535cm" svg:height="0.661cm" svg:x="3.107cm" svg:y="5.939cm" svg:viewBox="0 0 1536 662" draw:points="0,0 1536,0 1536,662 0,662">
          <text:p/>
        </draw:polygon>
        <draw:line draw:style-name="gr2" draw:text-style-name="P2" draw:layer="layout" svg:x1="3.107cm" svg:y1="5.939cm" svg:x2="3.107cm" svg:y2="6.6cm">
          <text:p/>
        </draw:line>
        <draw:line draw:style-name="gr2" draw:text-style-name="P2" draw:layer="layout" svg:x1="4.642cm" svg:y1="5.939cm" svg:x2="4.642cm" svg:y2="6.6cm">
          <text:p/>
        </draw:line>
        <draw:line draw:style-name="gr2" draw:text-style-name="P2" draw:layer="layout" svg:x1="3.107cm" svg:y1="5.939cm" svg:x2="4.642cm" svg:y2="5.939cm">
          <text:p/>
        </draw:line>
        <draw:line draw:style-name="gr2" draw:text-style-name="P2" draw:layer="layout" svg:x1="3.107cm" svg:y1="6.6cm" svg:x2="4.642cm" svg:y2="6.6cm">
          <text:p/>
        </draw:line>
        <draw:frame draw:style-name="gr5" draw:text-style-name="P6" draw:layer="layout" svg:width="1.545cm" svg:height="0.323cm" svg:x="1.071cm" svg:y="6.104cm">
          <draw:text-box>
            <text:p text:style-name="P4"><text:span text:style-name="T2">Danko Peric</text:span></text:p>
          </draw:text-box>
        </draw:frame>
        <draw:polygon draw:style-name="gr6" draw:text-style-name="P7" draw:layer="layout" svg:width="1.402cm" svg:height="0.661cm" svg:x="4.642cm" svg:y="5.939cm" svg:viewBox="0 0 1403 662" draw:points="0,0 1403,0 1403,662 0,662">
          <text:p/>
        </draw:polygon>
        <draw:line draw:style-name="gr2" draw:text-style-name="P2" draw:layer="layout" svg:x1="4.642cm" svg:y1="5.939cm" svg:x2="4.642cm" svg:y2="6.6cm">
          <text:p/>
        </draw:line>
        <draw:line draw:style-name="gr2" draw:text-style-name="P2" draw:layer="layout" svg:x1="6.044cm" svg:y1="5.939cm" svg:x2="6.044cm" svg:y2="6.6cm">
          <text:p/>
        </draw:line>
        <draw:line draw:style-name="gr2" draw:text-style-name="P2" draw:layer="layout" svg:x1="4.642cm" svg:y1="5.939cm" svg:x2="6.044cm" svg:y2="5.939cm">
          <text:p/>
        </draw:line>
        <draw:line draw:style-name="gr2" draw:text-style-name="P2" draw:layer="layout" svg:x1="4.642cm" svg:y1="6.6cm" svg:x2="6.044cm" svg:y2="6.6cm">
          <text:p/>
        </draw:line>
        <draw:frame draw:style-name="gr5" draw:text-style-name="P6" draw:layer="layout" svg:width="0.281cm" svg:height="0.323cm" svg:x="3.161cm" svg:y="6.104cm">
          <draw:text-box>
            <text:p text:style-name="P4"><text:span text:style-name="T2">0</text:span></text:p>
          </draw:text-box>
        </draw:frame>
        <draw:polygon draw:style-name="gr6" draw:text-style-name="P7" draw:layer="layout" svg:width="1.535cm" svg:height="0.661cm" svg:x="6.044cm" svg:y="5.939cm" svg:viewBox="0 0 1536 662" draw:points="0,0 1536,0 1536,662 0,662">
          <text:p/>
        </draw:polygon>
        <draw:line draw:style-name="gr2" draw:text-style-name="P2" draw:layer="layout" svg:x1="6.044cm" svg:y1="5.939cm" svg:x2="6.044cm" svg:y2="6.6cm">
          <text:p/>
        </draw:line>
        <draw:line draw:style-name="gr2" draw:text-style-name="P2" draw:layer="layout" svg:x1="7.579cm" svg:y1="5.939cm" svg:x2="7.579cm" svg:y2="6.6cm">
          <text:p/>
        </draw:line>
        <draw:line draw:style-name="gr2" draw:text-style-name="P2" draw:layer="layout" svg:x1="6.044cm" svg:y1="5.939cm" svg:x2="7.579cm" svg:y2="5.939cm">
          <text:p/>
        </draw:line>
        <draw:line draw:style-name="gr2" draw:text-style-name="P2" draw:layer="layout" svg:x1="6.044cm" svg:y1="6.6cm" svg:x2="7.579cm" svg:y2="6.6cm">
          <text:p/>
        </draw:line>
        <draw:frame draw:style-name="gr5" draw:text-style-name="P6" draw:layer="layout" svg:width="0.281cm" svg:height="0.323cm" svg:x="4.695cm" svg:y="6.104cm">
          <draw:text-box>
            <text:p text:style-name="P4"><text:span text:style-name="T2">0</text:span></text:p>
          </draw:text-box>
        </draw:frame>
        <draw:polygon draw:style-name="gr6" draw:text-style-name="P7" draw:layer="layout" svg:width="1.455cm" svg:height="0.661cm" svg:x="7.579cm" svg:y="5.939cm" svg:viewBox="0 0 1456 662" draw:points="0,0 1456,0 1456,662 0,662">
          <text:p/>
        </draw:polygon>
        <draw:line draw:style-name="gr2" draw:text-style-name="P2" draw:layer="layout" svg:x1="7.579cm" svg:y1="5.939cm" svg:x2="7.579cm" svg:y2="6.6cm">
          <text:p/>
        </draw:line>
        <draw:line draw:style-name="gr2" draw:text-style-name="P2" draw:layer="layout" svg:x1="9.034cm" svg:y1="5.939cm" svg:x2="9.034cm" svg:y2="6.6cm">
          <text:p/>
        </draw:line>
        <draw:line draw:style-name="gr2" draw:text-style-name="P2" draw:layer="layout" svg:x1="7.579cm" svg:y1="5.939cm" svg:x2="9.034cm" svg:y2="5.939cm">
          <text:p/>
        </draw:line>
        <draw:line draw:style-name="gr2" draw:text-style-name="P2" draw:layer="layout" svg:x1="7.579cm" svg:y1="6.6cm" svg:x2="9.034cm" svg:y2="6.6cm">
          <text:p/>
        </draw:line>
        <draw:frame draw:style-name="gr5" draw:text-style-name="P6" draw:layer="layout" svg:width="0.633cm" svg:height="0.323cm" svg:x="6.098cm" svg:y="6.104cm">
          <draw:text-box>
            <text:p text:style-name="P4"><text:span text:style-name="T2">9451</text:span></text:p>
          </draw:text-box>
        </draw:frame>
        <draw:polygon draw:style-name="gr6" draw:text-style-name="P7" draw:layer="layout" svg:width="1.561cm" svg:height="0.661cm" svg:x="9.034cm" svg:y="5.939cm" svg:viewBox="0 0 1562 662" draw:points="0,0 1562,0 1562,662 0,662">
          <text:p/>
        </draw:polygon>
        <draw:line draw:style-name="gr2" draw:text-style-name="P2" draw:layer="layout" svg:x1="9.034cm" svg:y1="5.939cm" svg:x2="9.034cm" svg:y2="6.6cm">
          <text:p/>
        </draw:line>
        <draw:line draw:style-name="gr2" draw:text-style-name="P2" draw:layer="layout" svg:x1="10.595cm" svg:y1="5.939cm" svg:x2="10.595cm" svg:y2="6.6cm">
          <text:p/>
        </draw:line>
        <draw:line draw:style-name="gr2" draw:text-style-name="P2" draw:layer="layout" svg:x1="9.034cm" svg:y1="5.939cm" svg:x2="10.595cm" svg:y2="5.939cm">
          <text:p/>
        </draw:line>
        <draw:line draw:style-name="gr2" draw:text-style-name="P2" draw:layer="layout" svg:x1="9.034cm" svg:y1="6.6cm" svg:x2="10.595cm" svg:y2="6.6cm">
          <text:p/>
        </draw:line>
        <draw:frame draw:style-name="gr5" draw:text-style-name="P6" draw:layer="layout" svg:width="0.633cm" svg:height="0.323cm" svg:x="7.632cm" svg:y="6.104cm">
          <draw:text-box>
            <text:p text:style-name="P4"><text:span text:style-name="T2">2355</text:span></text:p>
          </draw:text-box>
        </draw:frame>
        <draw:polygon draw:style-name="gr6" draw:text-style-name="P7" draw:layer="layout" svg:width="1.614cm" svg:height="0.661cm" svg:x="10.595cm" svg:y="5.939cm" svg:viewBox="0 0 1615 662" draw:points="0,0 1615,0 1615,662 0,662">
          <text:p/>
        </draw:polygon>
        <draw:line draw:style-name="gr2" draw:text-style-name="P2" draw:layer="layout" svg:x1="10.595cm" svg:y1="5.939cm" svg:x2="10.595cm" svg:y2="6.6cm">
          <text:p/>
        </draw:line>
        <draw:line draw:style-name="gr2" draw:text-style-name="P2" draw:layer="layout" svg:x1="12.209cm" svg:y1="5.939cm" svg:x2="12.209cm" svg:y2="6.6cm">
          <text:p/>
        </draw:line>
        <draw:line draw:style-name="gr2" draw:text-style-name="P2" draw:layer="layout" svg:x1="10.595cm" svg:y1="5.939cm" svg:x2="12.209cm" svg:y2="5.939cm">
          <text:p/>
        </draw:line>
        <draw:line draw:style-name="gr2" draw:text-style-name="P2" draw:layer="layout" svg:x1="10.595cm" svg:y1="6.6cm" svg:x2="12.209cm" svg:y2="6.6cm">
          <text:p/>
        </draw:line>
        <draw:frame draw:style-name="gr5" draw:text-style-name="P6" draw:layer="layout" svg:width="0.281cm" svg:height="0.323cm" svg:x="9.088cm" svg:y="6.104cm">
          <draw:text-box>
            <text:p text:style-name="P4"><text:span text:style-name="T2">0</text:span></text:p>
          </draw:text-box>
        </draw:frame>
        <draw:polygon draw:style-name="gr6" draw:text-style-name="P7" draw:layer="layout" svg:width="2.646cm" svg:height="0.661cm" svg:x="12.209cm" svg:y="5.939cm" svg:viewBox="0 0 2647 662" draw:points="0,0 2647,0 2647,662 0,662">
          <text:p/>
        </draw:polygon>
        <draw:line draw:style-name="gr2" draw:text-style-name="P2" draw:layer="layout" svg:x1="12.209cm" svg:y1="5.939cm" svg:x2="12.209cm" svg:y2="6.6cm">
          <text:p/>
        </draw:line>
        <draw:line draw:style-name="gr2" draw:text-style-name="P2" draw:layer="layout" svg:x1="14.855cm" svg:y1="5.939cm" svg:x2="14.855cm" svg:y2="6.6cm">
          <text:p/>
        </draw:line>
        <draw:line draw:style-name="gr2" draw:text-style-name="P2" draw:layer="layout" svg:x1="12.209cm" svg:y1="5.939cm" svg:x2="14.855cm" svg:y2="5.939cm">
          <text:p/>
        </draw:line>
        <draw:line draw:style-name="gr2" draw:text-style-name="P2" draw:layer="layout" svg:x1="12.209cm" svg:y1="6.6cm" svg:x2="14.855cm" svg:y2="6.6cm">
          <text:p/>
        </draw:line>
        <draw:frame draw:style-name="gr5" draw:text-style-name="P6" draw:layer="layout" svg:width="0.633cm" svg:height="0.323cm" svg:x="10.649cm" svg:y="6.104cm">
          <draw:text-box>
            <text:p text:style-name="P4"><text:span text:style-name="T2">3076</text:span></text:p>
          </draw:text-box>
        </draw:frame>
        <draw:polygon draw:style-name="gr6" draw:text-style-name="P7" draw:layer="layout" svg:width="2.646cm" svg:height="0.661cm" svg:x="14.855cm" svg:y="5.939cm" svg:viewBox="0 0 2647 662" draw:points="0,0 2647,0 2647,662 0,662">
          <text:p/>
        </draw:polygon>
        <draw:line draw:style-name="gr2" draw:text-style-name="P2" draw:layer="layout" svg:x1="14.855cm" svg:y1="5.939cm" svg:x2="14.855cm" svg:y2="6.6cm">
          <text:p/>
        </draw:line>
        <draw:line draw:style-name="gr2" draw:text-style-name="P2" draw:layer="layout" svg:x1="17.501cm" svg:y1="5.939cm" svg:x2="17.501cm" svg:y2="6.6cm">
          <text:p/>
        </draw:line>
        <draw:line draw:style-name="gr2" draw:text-style-name="P2" draw:layer="layout" svg:x1="14.855cm" svg:y1="5.939cm" svg:x2="17.501cm" svg:y2="5.939cm">
          <text:p/>
        </draw:line>
        <draw:line draw:style-name="gr2" draw:text-style-name="P2" draw:layer="layout" svg:x1="14.855cm" svg:y1="6.6cm" svg:x2="17.501cm" svg:y2="6.6cm">
          <text:p/>
        </draw:line>
        <draw:frame draw:style-name="gr5" draw:text-style-name="P6" draw:layer="layout" svg:width="0.281cm" svg:height="0.323cm" svg:x="12.263cm" svg:y="6.104cm">
          <draw:text-box>
            <text:p text:style-name="P4"><text:span text:style-name="T2">0</text:span></text:p>
          </draw:text-box>
        </draw:frame>
        <draw:polygon draw:style-name="gr6" draw:text-style-name="P7" draw:layer="layout" svg:width="1.376cm" svg:height="0.661cm" svg:x="17.501cm" svg:y="5.939cm" svg:viewBox="0 0 1377 662" draw:points="0,0 1377,0 1377,662 0,662">
          <text:p/>
        </draw:polygon>
        <draw:line draw:style-name="gr2" draw:text-style-name="P2" draw:layer="layout" svg:x1="17.501cm" svg:y1="5.939cm" svg:x2="17.501cm" svg:y2="6.6cm">
          <text:p/>
        </draw:line>
        <draw:line draw:style-name="gr2" draw:text-style-name="P2" draw:layer="layout" svg:x1="18.877cm" svg:y1="5.939cm" svg:x2="18.877cm" svg:y2="6.6cm">
          <text:p/>
        </draw:line>
        <draw:line draw:style-name="gr2" draw:text-style-name="P2" draw:layer="layout" svg:x1="17.501cm" svg:y1="5.939cm" svg:x2="18.877cm" svg:y2="5.939cm">
          <text:p/>
        </draw:line>
        <draw:line draw:style-name="gr2" draw:text-style-name="P2" draw:layer="layout" svg:x1="17.501cm" svg:y1="6.6cm" svg:x2="18.877cm" svg:y2="6.6cm">
          <text:p/>
        </draw:line>
        <draw:frame draw:style-name="gr5" draw:text-style-name="P6" draw:layer="layout" svg:width="0.712cm" svg:height="0.323cm" svg:x="14.908cm" svg:y="6.104cm">
          <draw:text-box>
            <text:p text:style-name="P4"><text:span text:style-name="T2">16,87</text:span></text:p>
          </draw:text-box>
        </draw:frame>
        <draw:polygon draw:style-name="gr6" draw:text-style-name="P7" draw:layer="layout" svg:width="2.09cm" svg:height="0.661cm" svg:x="1.017cm" svg:y="6.6cm" svg:viewBox="0 0 2091 662" draw:points="0,0 2091,0 2091,662 0,662">
          <text:p/>
        </draw:polygon>
        <draw:line draw:style-name="gr2" draw:text-style-name="P2" draw:layer="layout" svg:x1="1.017cm" svg:y1="6.6cm" svg:x2="1.017cm" svg:y2="7.261cm">
          <text:p/>
        </draw:line>
        <draw:line draw:style-name="gr2" draw:text-style-name="P2" draw:layer="layout" svg:x1="3.107cm" svg:y1="6.6cm" svg:x2="3.107cm" svg:y2="7.261cm">
          <text:p/>
        </draw:line>
        <draw:line draw:style-name="gr2" draw:text-style-name="P2" draw:layer="layout" svg:x1="1.017cm" svg:y1="6.6cm" svg:x2="3.107cm" svg:y2="6.6cm">
          <text:p/>
        </draw:line>
        <draw:line draw:style-name="gr2" draw:text-style-name="P2" draw:layer="layout" svg:x1="1.017cm" svg:y1="7.261cm" svg:x2="3.107cm" svg:y2="7.261cm">
          <text:p/>
        </draw:line>
        <draw:frame draw:style-name="gr5" draw:text-style-name="P6" draw:layer="layout" svg:width="0.633cm" svg:height="0.323cm" svg:x="17.554cm" svg:y="6.104cm">
          <draw:text-box>
            <text:p text:style-name="P4"><text:span text:style-name="T2">1129</text:span></text:p>
          </draw:text-box>
        </draw:frame>
        <draw:polygon draw:style-name="gr6" draw:text-style-name="P7" draw:layer="layout" svg:width="1.535cm" svg:height="0.661cm" svg:x="3.107cm" svg:y="6.6cm" svg:viewBox="0 0 1536 662" draw:points="0,0 1536,0 1536,662 0,662">
          <text:p/>
        </draw:polygon>
        <draw:line draw:style-name="gr2" draw:text-style-name="P2" draw:layer="layout" svg:x1="3.107cm" svg:y1="6.6cm" svg:x2="3.107cm" svg:y2="7.261cm">
          <text:p/>
        </draw:line>
        <draw:line draw:style-name="gr2" draw:text-style-name="P2" draw:layer="layout" svg:x1="4.642cm" svg:y1="6.6cm" svg:x2="4.642cm" svg:y2="7.261cm">
          <text:p/>
        </draw:line>
        <draw:line draw:style-name="gr2" draw:text-style-name="P2" draw:layer="layout" svg:x1="3.107cm" svg:y1="6.6cm" svg:x2="4.642cm" svg:y2="6.6cm">
          <text:p/>
        </draw:line>
        <draw:line draw:style-name="gr2" draw:text-style-name="P2" draw:layer="layout" svg:x1="3.107cm" svg:y1="7.261cm" svg:x2="4.642cm" svg:y2="7.261cm">
          <text:p/>
        </draw:line>
        <draw:polygon draw:style-name="gr6" draw:text-style-name="P7" draw:layer="layout" svg:width="1.402cm" svg:height="0.661cm" svg:x="4.642cm" svg:y="6.6cm" svg:viewBox="0 0 1403 662" draw:points="0,0 1403,0 1403,662 0,662">
          <text:p/>
        </draw:polygon>
        <draw:line draw:style-name="gr2" draw:text-style-name="P2" draw:layer="layout" svg:x1="4.642cm" svg:y1="6.6cm" svg:x2="4.642cm" svg:y2="7.261cm">
          <text:p/>
        </draw:line>
        <draw:line draw:style-name="gr2" draw:text-style-name="P2" draw:layer="layout" svg:x1="6.044cm" svg:y1="6.6cm" svg:x2="6.044cm" svg:y2="7.261cm">
          <text:p/>
        </draw:line>
        <draw:line draw:style-name="gr2" draw:text-style-name="P2" draw:layer="layout" svg:x1="4.642cm" svg:y1="6.6cm" svg:x2="6.044cm" svg:y2="6.6cm">
          <text:p/>
        </draw:line>
        <draw:line draw:style-name="gr2" draw:text-style-name="P2" draw:layer="layout" svg:x1="4.642cm" svg:y1="7.261cm" svg:x2="6.044cm" svg:y2="7.261cm">
          <text:p/>
        </draw:line>
        <draw:frame draw:style-name="gr5" draw:text-style-name="P6" draw:layer="layout" svg:width="2.174cm" svg:height="0.323cm" svg:x="1.071cm" svg:y="6.765cm">
          <draw:text-box>
            <text:p text:style-name="P4"><text:span text:style-name="T2">Denis Markovic 0</text:span></text:p>
          </draw:text-box>
        </draw:frame>
        <draw:polygon draw:style-name="gr6" draw:text-style-name="P7" draw:layer="layout" svg:width="1.535cm" svg:height="0.661cm" svg:x="6.044cm" svg:y="6.6cm" svg:viewBox="0 0 1536 662" draw:points="0,0 1536,0 1536,662 0,662">
          <text:p/>
        </draw:polygon>
        <draw:line draw:style-name="gr2" draw:text-style-name="P2" draw:layer="layout" svg:x1="6.044cm" svg:y1="6.6cm" svg:x2="6.044cm" svg:y2="7.261cm">
          <text:p/>
        </draw:line>
        <draw:line draw:style-name="gr2" draw:text-style-name="P2" draw:layer="layout" svg:x1="7.579cm" svg:y1="6.6cm" svg:x2="7.579cm" svg:y2="7.261cm">
          <text:p/>
        </draw:line>
        <draw:line draw:style-name="gr2" draw:text-style-name="P2" draw:layer="layout" svg:x1="6.044cm" svg:y1="6.6cm" svg:x2="7.579cm" svg:y2="6.6cm">
          <text:p/>
        </draw:line>
        <draw:line draw:style-name="gr2" draw:text-style-name="P2" draw:layer="layout" svg:x1="6.044cm" svg:y1="7.261cm" svg:x2="7.579cm" svg:y2="7.261cm">
          <text:p/>
        </draw:line>
        <draw:frame draw:style-name="gr5" draw:text-style-name="P6" draw:layer="layout" svg:width="0.633cm" svg:height="0.323cm" svg:x="4.695cm" svg:y="6.765cm">
          <draw:text-box>
            <text:p text:style-name="P4"><text:span text:style-name="T2">2763</text:span></text:p>
          </draw:text-box>
        </draw:frame>
        <draw:polygon draw:style-name="gr6" draw:text-style-name="P7" draw:layer="layout" svg:width="1.455cm" svg:height="0.661cm" svg:x="7.579cm" svg:y="6.6cm" svg:viewBox="0 0 1456 662" draw:points="0,0 1456,0 1456,662 0,662">
          <text:p/>
        </draw:polygon>
        <draw:line draw:style-name="gr2" draw:text-style-name="P2" draw:layer="layout" svg:x1="7.579cm" svg:y1="6.6cm" svg:x2="7.579cm" svg:y2="7.261cm">
          <text:p/>
        </draw:line>
        <draw:line draw:style-name="gr2" draw:text-style-name="P2" draw:layer="layout" svg:x1="9.034cm" svg:y1="6.6cm" svg:x2="9.034cm" svg:y2="7.261cm">
          <text:p/>
        </draw:line>
        <draw:line draw:style-name="gr2" draw:text-style-name="P2" draw:layer="layout" svg:x1="7.579cm" svg:y1="6.6cm" svg:x2="9.034cm" svg:y2="6.6cm">
          <text:p/>
        </draw:line>
        <draw:line draw:style-name="gr2" draw:text-style-name="P2" draw:layer="layout" svg:x1="7.579cm" svg:y1="7.261cm" svg:x2="9.034cm" svg:y2="7.261cm">
          <text:p/>
        </draw:line>
        <draw:frame draw:style-name="gr5" draw:text-style-name="P6" draw:layer="layout" svg:width="0.633cm" svg:height="0.323cm" svg:x="6.098cm" svg:y="6.765cm">
          <draw:text-box>
            <text:p text:style-name="P4"><text:span text:style-name="T2">3754</text:span></text:p>
          </draw:text-box>
        </draw:frame>
        <draw:polygon draw:style-name="gr6" draw:text-style-name="P7" draw:layer="layout" svg:width="1.561cm" svg:height="0.661cm" svg:x="9.034cm" svg:y="6.6cm" svg:viewBox="0 0 1562 662" draw:points="0,0 1562,0 1562,662 0,662">
          <text:p/>
        </draw:polygon>
        <draw:line draw:style-name="gr2" draw:text-style-name="P2" draw:layer="layout" svg:x1="9.034cm" svg:y1="6.6cm" svg:x2="9.034cm" svg:y2="7.261cm">
          <text:p/>
        </draw:line>
        <draw:line draw:style-name="gr2" draw:text-style-name="P2" draw:layer="layout" svg:x1="10.595cm" svg:y1="6.6cm" svg:x2="10.595cm" svg:y2="7.261cm">
          <text:p/>
        </draw:line>
        <draw:line draw:style-name="gr2" draw:text-style-name="P2" draw:layer="layout" svg:x1="9.034cm" svg:y1="6.6cm" svg:x2="10.595cm" svg:y2="6.6cm">
          <text:p/>
        </draw:line>
        <draw:line draw:style-name="gr2" draw:text-style-name="P2" draw:layer="layout" svg:x1="9.034cm" svg:y1="7.261cm" svg:x2="10.595cm" svg:y2="7.261cm">
          <text:p/>
        </draw:line>
        <draw:frame draw:style-name="gr5" draw:text-style-name="P6" draw:layer="layout" svg:width="0.633cm" svg:height="0.323cm" svg:x="7.632cm" svg:y="6.765cm">
          <draw:text-box>
            <text:p text:style-name="P4"><text:span text:style-name="T2">1704</text:span></text:p>
          </draw:text-box>
        </draw:frame>
        <draw:polygon draw:style-name="gr6" draw:text-style-name="P7" draw:layer="layout" svg:width="1.614cm" svg:height="0.661cm" svg:x="10.595cm" svg:y="6.6cm" svg:viewBox="0 0 1615 662" draw:points="0,0 1615,0 1615,662 0,662">
          <text:p/>
        </draw:polygon>
        <draw:line draw:style-name="gr2" draw:text-style-name="P2" draw:layer="layout" svg:x1="10.595cm" svg:y1="6.6cm" svg:x2="10.595cm" svg:y2="7.261cm">
          <text:p/>
        </draw:line>
        <draw:line draw:style-name="gr2" draw:text-style-name="P2" draw:layer="layout" svg:x1="12.209cm" svg:y1="6.6cm" svg:x2="12.209cm" svg:y2="7.261cm">
          <text:p/>
        </draw:line>
        <draw:line draw:style-name="gr2" draw:text-style-name="P2" draw:layer="layout" svg:x1="10.595cm" svg:y1="6.6cm" svg:x2="12.209cm" svg:y2="6.6cm">
          <text:p/>
        </draw:line>
        <draw:line draw:style-name="gr2" draw:text-style-name="P2" draw:layer="layout" svg:x1="10.595cm" svg:y1="7.261cm" svg:x2="12.209cm" svg:y2="7.261cm">
          <text:p/>
        </draw:line>
        <draw:frame draw:style-name="gr5" draw:text-style-name="P6" draw:layer="layout" svg:width="0.281cm" svg:height="0.323cm" svg:x="9.088cm" svg:y="6.765cm">
          <draw:text-box>
            <text:p text:style-name="P4"><text:span text:style-name="T2">0</text:span></text:p>
          </draw:text-box>
        </draw:frame>
        <draw:polygon draw:style-name="gr6" draw:text-style-name="P7" draw:layer="layout" svg:width="2.646cm" svg:height="0.661cm" svg:x="12.209cm" svg:y="6.6cm" svg:viewBox="0 0 2647 662" draw:points="0,0 2647,0 2647,662 0,662">
          <text:p/>
        </draw:polygon>
        <draw:line draw:style-name="gr2" draw:text-style-name="P2" draw:layer="layout" svg:x1="12.209cm" svg:y1="6.6cm" svg:x2="12.209cm" svg:y2="7.261cm">
          <text:p/>
        </draw:line>
        <draw:line draw:style-name="gr2" draw:text-style-name="P2" draw:layer="layout" svg:x1="14.855cm" svg:y1="6.6cm" svg:x2="14.855cm" svg:y2="7.261cm">
          <text:p/>
        </draw:line>
        <draw:line draw:style-name="gr2" draw:text-style-name="P2" draw:layer="layout" svg:x1="12.209cm" svg:y1="6.6cm" svg:x2="14.855cm" svg:y2="6.6cm">
          <text:p/>
        </draw:line>
        <draw:line draw:style-name="gr2" draw:text-style-name="P2" draw:layer="layout" svg:x1="12.209cm" svg:y1="7.261cm" svg:x2="14.855cm" svg:y2="7.261cm">
          <text:p/>
        </draw:line>
        <draw:frame draw:style-name="gr5" draw:text-style-name="P6" draw:layer="layout" svg:width="0.475cm" svg:height="0.323cm" svg:x="10.649cm" svg:y="6.765cm">
          <draw:text-box>
            <text:p text:style-name="P4"><text:span text:style-name="T2">923</text:span></text:p>
          </draw:text-box>
        </draw:frame>
        <draw:polygon draw:style-name="gr6" draw:text-style-name="P7" draw:layer="layout" svg:width="2.646cm" svg:height="0.661cm" svg:x="14.855cm" svg:y="6.6cm" svg:viewBox="0 0 2647 662" draw:points="0,0 2647,0 2647,662 0,662">
          <text:p/>
        </draw:polygon>
        <draw:line draw:style-name="gr2" draw:text-style-name="P2" draw:layer="layout" svg:x1="14.855cm" svg:y1="6.6cm" svg:x2="14.855cm" svg:y2="7.261cm">
          <text:p/>
        </draw:line>
        <draw:line draw:style-name="gr2" draw:text-style-name="P2" draw:layer="layout" svg:x1="17.501cm" svg:y1="6.6cm" svg:x2="17.501cm" svg:y2="7.261cm">
          <text:p/>
        </draw:line>
        <draw:line draw:style-name="gr2" draw:text-style-name="P2" draw:layer="layout" svg:x1="14.855cm" svg:y1="6.6cm" svg:x2="17.501cm" svg:y2="6.6cm">
          <text:p/>
        </draw:line>
        <draw:line draw:style-name="gr2" draw:text-style-name="P2" draw:layer="layout" svg:x1="14.855cm" svg:y1="7.261cm" svg:x2="17.501cm" svg:y2="7.261cm">
          <text:p/>
        </draw:line>
        <draw:frame draw:style-name="gr5" draw:text-style-name="P6" draw:layer="layout" svg:width="0.281cm" svg:height="0.323cm" svg:x="12.263cm" svg:y="6.765cm">
          <draw:text-box>
            <text:p text:style-name="P4"><text:span text:style-name="T2">0</text:span></text:p>
          </draw:text-box>
        </draw:frame>
        <draw:polygon draw:style-name="gr6" draw:text-style-name="P7" draw:layer="layout" svg:width="1.376cm" svg:height="0.661cm" svg:x="17.501cm" svg:y="6.6cm" svg:viewBox="0 0 1377 662" draw:points="0,0 1377,0 1377,662 0,662">
          <text:p/>
        </draw:polygon>
        <draw:line draw:style-name="gr2" draw:text-style-name="P2" draw:layer="layout" svg:x1="17.501cm" svg:y1="6.6cm" svg:x2="17.501cm" svg:y2="7.261cm">
          <text:p/>
        </draw:line>
        <draw:line draw:style-name="gr2" draw:text-style-name="P2" draw:layer="layout" svg:x1="18.877cm" svg:y1="6.6cm" svg:x2="18.877cm" svg:y2="7.261cm">
          <text:p/>
        </draw:line>
        <draw:line draw:style-name="gr2" draw:text-style-name="P2" draw:layer="layout" svg:x1="17.501cm" svg:y1="6.6cm" svg:x2="18.877cm" svg:y2="6.6cm">
          <text:p/>
        </draw:line>
        <draw:line draw:style-name="gr2" draw:text-style-name="P2" draw:layer="layout" svg:x1="17.501cm" svg:y1="7.261cm" svg:x2="18.877cm" svg:y2="7.261cm">
          <text:p/>
        </draw:line>
        <draw:frame draw:style-name="gr5" draw:text-style-name="P6" draw:layer="layout" svg:width="0.281cm" svg:height="0.323cm" svg:x="14.908cm" svg:y="6.765cm">
          <draw:text-box>
            <text:p text:style-name="P4"><text:span text:style-name="T2">0</text:span></text:p>
          </draw:text-box>
        </draw:frame>
        <draw:polygon draw:style-name="gr6" draw:text-style-name="P7" draw:layer="layout" svg:width="2.09cm" svg:height="0.662cm" svg:x="1.017cm" svg:y="7.261cm" svg:viewBox="0 0 2091 663" draw:points="0,0 2091,0 2091,663 0,663">
          <text:p/>
        </draw:polygon>
        <draw:line draw:style-name="gr2" draw:text-style-name="P2" draw:layer="layout" svg:x1="1.017cm" svg:y1="7.261cm" svg:x2="1.017cm" svg:y2="7.923cm">
          <text:p/>
        </draw:line>
        <draw:line draw:style-name="gr2" draw:text-style-name="P2" draw:layer="layout" svg:x1="3.107cm" svg:y1="7.261cm" svg:x2="3.107cm" svg:y2="7.923cm">
          <text:p/>
        </draw:line>
        <draw:line draw:style-name="gr2" draw:text-style-name="P2" draw:layer="layout" svg:x1="1.017cm" svg:y1="7.261cm" svg:x2="3.107cm" svg:y2="7.261cm">
          <text:p/>
        </draw:line>
        <draw:line draw:style-name="gr2" draw:text-style-name="P2" draw:layer="layout" svg:x1="1.017cm" svg:y1="7.923cm" svg:x2="3.107cm" svg:y2="7.923cm">
          <text:p/>
        </draw:line>
        <draw:frame draw:style-name="gr5" draw:text-style-name="P6" draw:layer="layout" svg:width="0.475cm" svg:height="0.323cm" svg:x="17.554cm" svg:y="6.765cm">
          <draw:text-box>
            <text:p text:style-name="P4"><text:span text:style-name="T2">659</text:span></text:p>
          </draw:text-box>
        </draw:frame>
        <draw:polygon draw:style-name="gr6" draw:text-style-name="P7" draw:layer="layout" svg:width="1.535cm" svg:height="0.662cm" svg:x="3.107cm" svg:y="7.261cm" svg:viewBox="0 0 1536 663" draw:points="0,0 1536,0 1536,663 0,663">
          <text:p/>
        </draw:polygon>
        <draw:line draw:style-name="gr2" draw:text-style-name="P2" draw:layer="layout" svg:x1="3.107cm" svg:y1="7.261cm" svg:x2="3.107cm" svg:y2="7.923cm">
          <text:p/>
        </draw:line>
        <draw:line draw:style-name="gr2" draw:text-style-name="P2" draw:layer="layout" svg:x1="4.642cm" svg:y1="7.261cm" svg:x2="4.642cm" svg:y2="7.923cm">
          <text:p/>
        </draw:line>
        <draw:line draw:style-name="gr2" draw:text-style-name="P2" draw:layer="layout" svg:x1="3.107cm" svg:y1="7.261cm" svg:x2="4.642cm" svg:y2="7.261cm">
          <text:p/>
        </draw:line>
        <draw:line draw:style-name="gr2" draw:text-style-name="P2" draw:layer="layout" svg:x1="3.107cm" svg:y1="7.923cm" svg:x2="4.642cm" svg:y2="7.923cm">
          <text:p/>
        </draw:line>
        <draw:frame draw:style-name="gr5" draw:text-style-name="P6" draw:layer="layout" svg:width="1.827cm" svg:height="0.323cm" svg:x="1.071cm" svg:y="7.426cm">
          <draw:text-box>
            <text:p text:style-name="P4"><text:span text:style-name="T2">Dragan Raguz</text:span></text:p>
          </draw:text-box>
        </draw:frame>
        <draw:polygon draw:style-name="gr6" draw:text-style-name="P7" draw:layer="layout" svg:width="1.402cm" svg:height="0.662cm" svg:x="4.642cm" svg:y="7.261cm" svg:viewBox="0 0 1403 663" draw:points="0,0 1403,0 1403,663 0,663">
          <text:p/>
        </draw:polygon>
        <draw:line draw:style-name="gr2" draw:text-style-name="P2" draw:layer="layout" svg:x1="4.642cm" svg:y1="7.261cm" svg:x2="4.642cm" svg:y2="7.923cm">
          <text:p/>
        </draw:line>
        <draw:line draw:style-name="gr2" draw:text-style-name="P2" draw:layer="layout" svg:x1="6.044cm" svg:y1="7.261cm" svg:x2="6.044cm" svg:y2="7.923cm">
          <text:p/>
        </draw:line>
        <draw:line draw:style-name="gr2" draw:text-style-name="P2" draw:layer="layout" svg:x1="4.642cm" svg:y1="7.261cm" svg:x2="6.044cm" svg:y2="7.261cm">
          <text:p/>
        </draw:line>
        <draw:line draw:style-name="gr2" draw:text-style-name="P2" draw:layer="layout" svg:x1="4.642cm" svg:y1="7.923cm" svg:x2="6.044cm" svg:y2="7.923cm">
          <text:p/>
        </draw:line>
        <draw:frame draw:style-name="gr5" draw:text-style-name="P6" draw:layer="layout" svg:width="0.281cm" svg:height="0.323cm" svg:x="3.161cm" svg:y="7.426cm">
          <draw:text-box>
            <text:p text:style-name="P4"><text:span text:style-name="T2">0</text:span></text:p>
          </draw:text-box>
        </draw:frame>
        <draw:polygon draw:style-name="gr6" draw:text-style-name="P7" draw:layer="layout" svg:width="1.535cm" svg:height="0.662cm" svg:x="6.044cm" svg:y="7.261cm" svg:viewBox="0 0 1536 663" draw:points="0,0 1536,0 1536,663 0,663">
          <text:p/>
        </draw:polygon>
        <draw:line draw:style-name="gr2" draw:text-style-name="P2" draw:layer="layout" svg:x1="6.044cm" svg:y1="7.261cm" svg:x2="6.044cm" svg:y2="7.923cm">
          <text:p/>
        </draw:line>
        <draw:line draw:style-name="gr2" draw:text-style-name="P2" draw:layer="layout" svg:x1="7.579cm" svg:y1="7.261cm" svg:x2="7.579cm" svg:y2="7.923cm">
          <text:p/>
        </draw:line>
        <draw:line draw:style-name="gr2" draw:text-style-name="P2" draw:layer="layout" svg:x1="6.044cm" svg:y1="7.261cm" svg:x2="7.579cm" svg:y2="7.261cm">
          <text:p/>
        </draw:line>
        <draw:line draw:style-name="gr2" draw:text-style-name="P2" draw:layer="layout" svg:x1="6.044cm" svg:y1="7.923cm" svg:x2="7.579cm" svg:y2="7.923cm">
          <text:p/>
        </draw:line>
        <draw:frame draw:style-name="gr5" draw:text-style-name="P6" draw:layer="layout" svg:width="0.281cm" svg:height="0.323cm" svg:x="4.695cm" svg:y="7.426cm">
          <draw:text-box>
            <text:p text:style-name="P4"><text:span text:style-name="T2">0</text:span></text:p>
          </draw:text-box>
        </draw:frame>
        <draw:polygon draw:style-name="gr6" draw:text-style-name="P7" draw:layer="layout" svg:width="1.455cm" svg:height="0.662cm" svg:x="7.579cm" svg:y="7.261cm" svg:viewBox="0 0 1456 663" draw:points="0,0 1456,0 1456,663 0,663">
          <text:p/>
        </draw:polygon>
        <draw:line draw:style-name="gr2" draw:text-style-name="P2" draw:layer="layout" svg:x1="7.579cm" svg:y1="7.261cm" svg:x2="7.579cm" svg:y2="7.923cm">
          <text:p/>
        </draw:line>
        <draw:line draw:style-name="gr2" draw:text-style-name="P2" draw:layer="layout" svg:x1="9.034cm" svg:y1="7.261cm" svg:x2="9.034cm" svg:y2="7.923cm">
          <text:p/>
        </draw:line>
        <draw:line draw:style-name="gr2" draw:text-style-name="P2" draw:layer="layout" svg:x1="7.579cm" svg:y1="7.261cm" svg:x2="9.034cm" svg:y2="7.261cm">
          <text:p/>
        </draw:line>
        <draw:line draw:style-name="gr2" draw:text-style-name="P2" draw:layer="layout" svg:x1="7.579cm" svg:y1="7.923cm" svg:x2="9.034cm" svg:y2="7.923cm">
          <text:p/>
        </draw:line>
        <draw:frame draw:style-name="gr5" draw:text-style-name="P6" draw:layer="layout" svg:width="0.633cm" svg:height="0.323cm" svg:x="6.098cm" svg:y="7.426cm">
          <draw:text-box>
            <text:p text:style-name="P4"><text:span text:style-name="T2">9447</text:span></text:p>
          </draw:text-box>
        </draw:frame>
        <draw:polygon draw:style-name="gr6" draw:text-style-name="P7" draw:layer="layout" svg:width="1.561cm" svg:height="0.662cm" svg:x="9.034cm" svg:y="7.261cm" svg:viewBox="0 0 1562 663" draw:points="0,0 1562,0 1562,663 0,663">
          <text:p/>
        </draw:polygon>
        <draw:line draw:style-name="gr2" draw:text-style-name="P2" draw:layer="layout" svg:x1="9.034cm" svg:y1="7.261cm" svg:x2="9.034cm" svg:y2="7.923cm">
          <text:p/>
        </draw:line>
        <draw:line draw:style-name="gr2" draw:text-style-name="P2" draw:layer="layout" svg:x1="10.595cm" svg:y1="7.261cm" svg:x2="10.595cm" svg:y2="7.923cm">
          <text:p/>
        </draw:line>
        <draw:line draw:style-name="gr2" draw:text-style-name="P2" draw:layer="layout" svg:x1="9.034cm" svg:y1="7.261cm" svg:x2="10.595cm" svg:y2="7.261cm">
          <text:p/>
        </draw:line>
        <draw:line draw:style-name="gr2" draw:text-style-name="P2" draw:layer="layout" svg:x1="9.034cm" svg:y1="7.923cm" svg:x2="10.595cm" svg:y2="7.923cm">
          <text:p/>
        </draw:line>
        <draw:frame draw:style-name="gr5" draw:text-style-name="P6" draw:layer="layout" svg:width="0.633cm" svg:height="0.323cm" svg:x="7.632cm" svg:y="7.426cm">
          <draw:text-box>
            <text:p text:style-name="P4"><text:span text:style-name="T2">2194</text:span></text:p>
          </draw:text-box>
        </draw:frame>
        <draw:polygon draw:style-name="gr6" draw:text-style-name="P7" draw:layer="layout" svg:width="1.614cm" svg:height="0.662cm" svg:x="10.595cm" svg:y="7.261cm" svg:viewBox="0 0 1615 663" draw:points="0,0 1615,0 1615,663 0,663">
          <text:p/>
        </draw:polygon>
        <draw:line draw:style-name="gr2" draw:text-style-name="P2" draw:layer="layout" svg:x1="10.595cm" svg:y1="7.261cm" svg:x2="10.595cm" svg:y2="7.923cm">
          <text:p/>
        </draw:line>
        <draw:line draw:style-name="gr2" draw:text-style-name="P2" draw:layer="layout" svg:x1="12.209cm" svg:y1="7.261cm" svg:x2="12.209cm" svg:y2="7.923cm">
          <text:p/>
        </draw:line>
        <draw:line draw:style-name="gr2" draw:text-style-name="P2" draw:layer="layout" svg:x1="10.595cm" svg:y1="7.261cm" svg:x2="12.209cm" svg:y2="7.261cm">
          <text:p/>
        </draw:line>
        <draw:line draw:style-name="gr2" draw:text-style-name="P2" draw:layer="layout" svg:x1="10.595cm" svg:y1="7.923cm" svg:x2="12.209cm" svg:y2="7.923cm">
          <text:p/>
        </draw:line>
        <draw:frame draw:style-name="gr5" draw:text-style-name="P6" draw:layer="layout" svg:width="0.281cm" svg:height="0.323cm" svg:x="9.088cm" svg:y="7.426cm">
          <draw:text-box>
            <text:p text:style-name="P4"><text:span text:style-name="T2">0</text:span></text:p>
          </draw:text-box>
        </draw:frame>
        <draw:polygon draw:style-name="gr6" draw:text-style-name="P7" draw:layer="layout" svg:width="2.646cm" svg:height="0.662cm" svg:x="12.209cm" svg:y="7.261cm" svg:viewBox="0 0 2647 663" draw:points="0,0 2647,0 2647,663 0,663">
          <text:p/>
        </draw:polygon>
        <draw:line draw:style-name="gr2" draw:text-style-name="P2" draw:layer="layout" svg:x1="12.209cm" svg:y1="7.261cm" svg:x2="12.209cm" svg:y2="7.923cm">
          <text:p/>
        </draw:line>
        <draw:line draw:style-name="gr2" draw:text-style-name="P2" draw:layer="layout" svg:x1="14.855cm" svg:y1="7.261cm" svg:x2="14.855cm" svg:y2="7.923cm">
          <text:p/>
        </draw:line>
        <draw:line draw:style-name="gr2" draw:text-style-name="P2" draw:layer="layout" svg:x1="12.209cm" svg:y1="7.261cm" svg:x2="14.855cm" svg:y2="7.261cm">
          <text:p/>
        </draw:line>
        <draw:line draw:style-name="gr2" draw:text-style-name="P2" draw:layer="layout" svg:x1="12.209cm" svg:y1="7.923cm" svg:x2="14.855cm" svg:y2="7.923cm">
          <text:p/>
        </draw:line>
        <draw:frame draw:style-name="gr5" draw:text-style-name="P6" draw:layer="layout" svg:width="0.633cm" svg:height="0.323cm" svg:x="10.649cm" svg:y="7.426cm">
          <draw:text-box>
            <text:p text:style-name="P4"><text:span text:style-name="T2">3082</text:span></text:p>
          </draw:text-box>
        </draw:frame>
        <draw:polygon draw:style-name="gr6" draw:text-style-name="P7" draw:layer="layout" svg:width="2.646cm" svg:height="0.662cm" svg:x="14.855cm" svg:y="7.261cm" svg:viewBox="0 0 2647 663" draw:points="0,0 2647,0 2647,663 0,663">
          <text:p/>
        </draw:polygon>
        <draw:line draw:style-name="gr2" draw:text-style-name="P2" draw:layer="layout" svg:x1="14.855cm" svg:y1="7.261cm" svg:x2="14.855cm" svg:y2="7.923cm">
          <text:p/>
        </draw:line>
        <draw:line draw:style-name="gr2" draw:text-style-name="P2" draw:layer="layout" svg:x1="17.501cm" svg:y1="7.261cm" svg:x2="17.501cm" svg:y2="7.923cm">
          <text:p/>
        </draw:line>
        <draw:line draw:style-name="gr2" draw:text-style-name="P2" draw:layer="layout" svg:x1="14.855cm" svg:y1="7.261cm" svg:x2="17.501cm" svg:y2="7.261cm">
          <text:p/>
        </draw:line>
        <draw:line draw:style-name="gr2" draw:text-style-name="P2" draw:layer="layout" svg:x1="14.855cm" svg:y1="7.923cm" svg:x2="17.501cm" svg:y2="7.923cm">
          <text:p/>
        </draw:line>
        <draw:frame draw:style-name="gr5" draw:text-style-name="P6" draw:layer="layout" svg:width="0.281cm" svg:height="0.323cm" svg:x="12.263cm" svg:y="7.426cm">
          <draw:text-box>
            <text:p text:style-name="P4"><text:span text:style-name="T2">0</text:span></text:p>
          </draw:text-box>
        </draw:frame>
        <draw:polygon draw:style-name="gr6" draw:text-style-name="P7" draw:layer="layout" svg:width="1.376cm" svg:height="0.662cm" svg:x="17.501cm" svg:y="7.261cm" svg:viewBox="0 0 1377 663" draw:points="0,0 1377,0 1377,663 0,663">
          <text:p/>
        </draw:polygon>
        <draw:line draw:style-name="gr2" draw:text-style-name="P2" draw:layer="layout" svg:x1="17.501cm" svg:y1="7.261cm" svg:x2="17.501cm" svg:y2="7.923cm">
          <text:p/>
        </draw:line>
        <draw:line draw:style-name="gr2" draw:text-style-name="P2" draw:layer="layout" svg:x1="18.877cm" svg:y1="7.261cm" svg:x2="18.877cm" svg:y2="7.923cm">
          <text:p/>
        </draw:line>
        <draw:line draw:style-name="gr2" draw:text-style-name="P2" draw:layer="layout" svg:x1="17.501cm" svg:y1="7.261cm" svg:x2="18.877cm" svg:y2="7.261cm">
          <text:p/>
        </draw:line>
        <draw:line draw:style-name="gr2" draw:text-style-name="P2" draw:layer="layout" svg:x1="17.501cm" svg:y1="7.923cm" svg:x2="18.877cm" svg:y2="7.923cm">
          <text:p/>
        </draw:line>
        <draw:frame draw:style-name="gr5" draw:text-style-name="P6" draw:layer="layout" svg:width="0.712cm" svg:height="0.323cm" svg:x="14.908cm" svg:y="7.426cm">
          <draw:text-box>
            <text:p text:style-name="P4"><text:span text:style-name="T2">16,95</text:span></text:p>
          </draw:text-box>
        </draw:frame>
        <draw:polygon draw:style-name="gr6" draw:text-style-name="P7" draw:layer="layout" svg:width="2.09cm" svg:height="0.661cm" svg:x="1.017cm" svg:y="7.923cm" svg:viewBox="0 0 2091 662" draw:points="0,0 2091,0 2091,662 0,662">
          <text:p/>
        </draw:polygon>
        <draw:line draw:style-name="gr2" draw:text-style-name="P2" draw:layer="layout" svg:x1="1.017cm" svg:y1="7.923cm" svg:x2="1.017cm" svg:y2="8.584cm">
          <text:p/>
        </draw:line>
        <draw:line draw:style-name="gr2" draw:text-style-name="P2" draw:layer="layout" svg:x1="3.107cm" svg:y1="7.923cm" svg:x2="3.107cm" svg:y2="8.584cm">
          <text:p/>
        </draw:line>
        <draw:line draw:style-name="gr2" draw:text-style-name="P2" draw:layer="layout" svg:x1="1.017cm" svg:y1="7.923cm" svg:x2="3.107cm" svg:y2="7.923cm">
          <text:p/>
        </draw:line>
        <draw:line draw:style-name="gr2" draw:text-style-name="P2" draw:layer="layout" svg:x1="1.017cm" svg:y1="8.584cm" svg:x2="3.107cm" svg:y2="8.584cm">
          <text:p/>
        </draw:line>
        <draw:frame draw:style-name="gr5" draw:text-style-name="P6" draw:layer="layout" svg:width="0.633cm" svg:height="0.323cm" svg:x="17.554cm" svg:y="7.426cm">
          <draw:text-box>
            <text:p text:style-name="P4"><text:span text:style-name="T2">1156</text:span></text:p>
          </draw:text-box>
        </draw:frame>
        <draw:polygon draw:style-name="gr6" draw:text-style-name="P7" draw:layer="layout" svg:width="1.535cm" svg:height="0.661cm" svg:x="3.107cm" svg:y="7.923cm" svg:viewBox="0 0 1536 662" draw:points="0,0 1536,0 1536,662 0,662">
          <text:p/>
        </draw:polygon>
        <draw:line draw:style-name="gr2" draw:text-style-name="P2" draw:layer="layout" svg:x1="3.107cm" svg:y1="7.923cm" svg:x2="3.107cm" svg:y2="8.584cm">
          <text:p/>
        </draw:line>
        <draw:line draw:style-name="gr2" draw:text-style-name="P2" draw:layer="layout" svg:x1="4.642cm" svg:y1="7.923cm" svg:x2="4.642cm" svg:y2="8.584cm">
          <text:p/>
        </draw:line>
        <draw:line draw:style-name="gr2" draw:text-style-name="P2" draw:layer="layout" svg:x1="3.107cm" svg:y1="7.923cm" svg:x2="4.642cm" svg:y2="7.923cm">
          <text:p/>
        </draw:line>
        <draw:line draw:style-name="gr2" draw:text-style-name="P2" draw:layer="layout" svg:x1="3.107cm" svg:y1="8.584cm" svg:x2="4.642cm" svg:y2="8.584cm">
          <text:p/>
        </draw:line>
        <draw:polygon draw:style-name="gr6" draw:text-style-name="P7" draw:layer="layout" svg:width="1.402cm" svg:height="0.661cm" svg:x="4.642cm" svg:y="7.923cm" svg:viewBox="0 0 1403 662" draw:points="0,0 1403,0 1403,662 0,662">
          <text:p/>
        </draw:polygon>
        <draw:line draw:style-name="gr2" draw:text-style-name="P2" draw:layer="layout" svg:x1="4.642cm" svg:y1="7.923cm" svg:x2="4.642cm" svg:y2="8.584cm">
          <text:p/>
        </draw:line>
        <draw:line draw:style-name="gr2" draw:text-style-name="P2" draw:layer="layout" svg:x1="6.044cm" svg:y1="7.923cm" svg:x2="6.044cm" svg:y2="8.584cm">
          <text:p/>
        </draw:line>
        <draw:line draw:style-name="gr2" draw:text-style-name="P2" draw:layer="layout" svg:x1="4.642cm" svg:y1="7.923cm" svg:x2="6.044cm" svg:y2="7.923cm">
          <text:p/>
        </draw:line>
        <draw:line draw:style-name="gr2" draw:text-style-name="P2" draw:layer="layout" svg:x1="4.642cm" svg:y1="8.584cm" svg:x2="6.044cm" svg:y2="8.584cm">
          <text:p/>
        </draw:line>
        <draw:frame draw:style-name="gr5" draw:text-style-name="P6" draw:layer="layout" svg:width="2.174cm" svg:height="0.323cm" svg:x="1.071cm" svg:y="8.088cm">
          <draw:text-box>
            <text:p text:style-name="P4"><text:span text:style-name="T2">Denis Markovic 0</text:span></text:p>
          </draw:text-box>
        </draw:frame>
        <draw:polygon draw:style-name="gr6" draw:text-style-name="P7" draw:layer="layout" svg:width="1.535cm" svg:height="0.661cm" svg:x="6.044cm" svg:y="7.923cm" svg:viewBox="0 0 1536 662" draw:points="0,0 1536,0 1536,662 0,662">
          <text:p/>
        </draw:polygon>
        <draw:line draw:style-name="gr2" draw:text-style-name="P2" draw:layer="layout" svg:x1="6.044cm" svg:y1="7.923cm" svg:x2="6.044cm" svg:y2="8.584cm">
          <text:p/>
        </draw:line>
        <draw:line draw:style-name="gr2" draw:text-style-name="P2" draw:layer="layout" svg:x1="7.579cm" svg:y1="7.923cm" svg:x2="7.579cm" svg:y2="8.584cm">
          <text:p/>
        </draw:line>
        <draw:line draw:style-name="gr2" draw:text-style-name="P2" draw:layer="layout" svg:x1="6.044cm" svg:y1="7.923cm" svg:x2="7.579cm" svg:y2="7.923cm">
          <text:p/>
        </draw:line>
        <draw:line draw:style-name="gr2" draw:text-style-name="P2" draw:layer="layout" svg:x1="6.044cm" svg:y1="8.584cm" svg:x2="7.579cm" svg:y2="8.584cm">
          <text:p/>
        </draw:line>
        <draw:frame draw:style-name="gr5" draw:text-style-name="P6" draw:layer="layout" svg:width="0.281cm" svg:height="0.323cm" svg:x="4.695cm" svg:y="8.088cm">
          <draw:text-box>
            <text:p text:style-name="P4"><text:span text:style-name="T2">0</text:span></text:p>
          </draw:text-box>
        </draw:frame>
        <draw:polygon draw:style-name="gr6" draw:text-style-name="P7" draw:layer="layout" svg:width="1.455cm" svg:height="0.661cm" svg:x="7.579cm" svg:y="7.923cm" svg:viewBox="0 0 1456 662" draw:points="0,0 1456,0 1456,662 0,662">
          <text:p/>
        </draw:polygon>
        <draw:line draw:style-name="gr2" draw:text-style-name="P2" draw:layer="layout" svg:x1="7.579cm" svg:y1="7.923cm" svg:x2="7.579cm" svg:y2="8.584cm">
          <text:p/>
        </draw:line>
        <draw:line draw:style-name="gr2" draw:text-style-name="P2" draw:layer="layout" svg:x1="9.034cm" svg:y1="7.923cm" svg:x2="9.034cm" svg:y2="8.584cm">
          <text:p/>
        </draw:line>
        <draw:line draw:style-name="gr2" draw:text-style-name="P2" draw:layer="layout" svg:x1="7.579cm" svg:y1="7.923cm" svg:x2="9.034cm" svg:y2="7.923cm">
          <text:p/>
        </draw:line>
        <draw:line draw:style-name="gr2" draw:text-style-name="P2" draw:layer="layout" svg:x1="7.579cm" svg:y1="8.584cm" svg:x2="9.034cm" svg:y2="8.584cm">
          <text:p/>
        </draw:line>
        <draw:frame draw:style-name="gr5" draw:text-style-name="P6" draw:layer="layout" svg:width="0.633cm" svg:height="0.323cm" svg:x="6.098cm" svg:y="8.088cm">
          <draw:text-box>
            <text:p text:style-name="P4"><text:span text:style-name="T2">6733</text:span></text:p>
          </draw:text-box>
        </draw:frame>
        <draw:polygon draw:style-name="gr6" draw:text-style-name="P7" draw:layer="layout" svg:width="1.561cm" svg:height="0.661cm" svg:x="9.034cm" svg:y="7.923cm" svg:viewBox="0 0 1562 662" draw:points="0,0 1562,0 1562,662 0,662">
          <text:p/>
        </draw:polygon>
        <draw:line draw:style-name="gr2" draw:text-style-name="P2" draw:layer="layout" svg:x1="9.034cm" svg:y1="7.923cm" svg:x2="9.034cm" svg:y2="8.584cm">
          <text:p/>
        </draw:line>
        <draw:line draw:style-name="gr2" draw:text-style-name="P2" draw:layer="layout" svg:x1="10.595cm" svg:y1="7.923cm" svg:x2="10.595cm" svg:y2="8.584cm">
          <text:p/>
        </draw:line>
        <draw:line draw:style-name="gr2" draw:text-style-name="P2" draw:layer="layout" svg:x1="9.034cm" svg:y1="7.923cm" svg:x2="10.595cm" svg:y2="7.923cm">
          <text:p/>
        </draw:line>
        <draw:line draw:style-name="gr2" draw:text-style-name="P2" draw:layer="layout" svg:x1="9.034cm" svg:y1="8.584cm" svg:x2="10.595cm" svg:y2="8.584cm">
          <text:p/>
        </draw:line>
        <draw:frame draw:style-name="gr5" draw:text-style-name="P6" draw:layer="layout" svg:width="0.633cm" svg:height="0.323cm" svg:x="7.632cm" svg:y="8.088cm">
          <draw:text-box>
            <text:p text:style-name="P4"><text:span text:style-name="T2">1632</text:span></text:p>
          </draw:text-box>
        </draw:frame>
        <draw:polygon draw:style-name="gr6" draw:text-style-name="P7" draw:layer="layout" svg:width="1.614cm" svg:height="0.661cm" svg:x="10.595cm" svg:y="7.923cm" svg:viewBox="0 0 1615 662" draw:points="0,0 1615,0 1615,662 0,662">
          <text:p/>
        </draw:polygon>
        <draw:line draw:style-name="gr2" draw:text-style-name="P2" draw:layer="layout" svg:x1="10.595cm" svg:y1="7.923cm" svg:x2="10.595cm" svg:y2="8.584cm">
          <text:p/>
        </draw:line>
        <draw:line draw:style-name="gr2" draw:text-style-name="P2" draw:layer="layout" svg:x1="12.209cm" svg:y1="7.923cm" svg:x2="12.209cm" svg:y2="8.584cm">
          <text:p/>
        </draw:line>
        <draw:line draw:style-name="gr2" draw:text-style-name="P2" draw:layer="layout" svg:x1="10.595cm" svg:y1="7.923cm" svg:x2="12.209cm" svg:y2="7.923cm">
          <text:p/>
        </draw:line>
        <draw:line draw:style-name="gr2" draw:text-style-name="P2" draw:layer="layout" svg:x1="10.595cm" svg:y1="8.584cm" svg:x2="12.209cm" svg:y2="8.584cm">
          <text:p/>
        </draw:line>
        <draw:frame draw:style-name="gr5" draw:text-style-name="P6" draw:layer="layout" svg:width="0.281cm" svg:height="0.323cm" svg:x="9.088cm" svg:y="8.088cm">
          <draw:text-box>
            <text:p text:style-name="P4"><text:span text:style-name="T2">0</text:span></text:p>
          </draw:text-box>
        </draw:frame>
        <draw:polygon draw:style-name="gr6" draw:text-style-name="P7" draw:layer="layout" svg:width="2.646cm" svg:height="0.661cm" svg:x="12.209cm" svg:y="7.923cm" svg:viewBox="0 0 2647 662" draw:points="0,0 2647,0 2647,662 0,662">
          <text:p/>
        </draw:polygon>
        <draw:line draw:style-name="gr2" draw:text-style-name="P2" draw:layer="layout" svg:x1="12.209cm" svg:y1="7.923cm" svg:x2="12.209cm" svg:y2="8.584cm">
          <text:p/>
        </draw:line>
        <draw:line draw:style-name="gr2" draw:text-style-name="P2" draw:layer="layout" svg:x1="14.855cm" svg:y1="7.923cm" svg:x2="14.855cm" svg:y2="8.584cm">
          <text:p/>
        </draw:line>
        <draw:line draw:style-name="gr2" draw:text-style-name="P2" draw:layer="layout" svg:x1="12.209cm" svg:y1="7.923cm" svg:x2="14.855cm" svg:y2="7.923cm">
          <text:p/>
        </draw:line>
        <draw:line draw:style-name="gr2" draw:text-style-name="P2" draw:layer="layout" svg:x1="12.209cm" svg:y1="8.584cm" svg:x2="14.855cm" svg:y2="8.584cm">
          <text:p/>
        </draw:line>
        <draw:frame draw:style-name="gr5" draw:text-style-name="P6" draw:layer="layout" svg:width="0.633cm" svg:height="0.323cm" svg:x="10.649cm" svg:y="8.088cm">
          <draw:text-box>
            <text:p text:style-name="P4"><text:span text:style-name="T2">2199</text:span></text:p>
          </draw:text-box>
        </draw:frame>
        <draw:polygon draw:style-name="gr6" draw:text-style-name="P7" draw:layer="layout" svg:width="2.646cm" svg:height="0.661cm" svg:x="14.855cm" svg:y="7.923cm" svg:viewBox="0 0 2647 662" draw:points="0,0 2647,0 2647,662 0,662">
          <text:p/>
        </draw:polygon>
        <draw:line draw:style-name="gr2" draw:text-style-name="P2" draw:layer="layout" svg:x1="14.855cm" svg:y1="7.923cm" svg:x2="14.855cm" svg:y2="8.584cm">
          <text:p/>
        </draw:line>
        <draw:line draw:style-name="gr2" draw:text-style-name="P2" draw:layer="layout" svg:x1="17.501cm" svg:y1="7.923cm" svg:x2="17.501cm" svg:y2="8.584cm">
          <text:p/>
        </draw:line>
        <draw:line draw:style-name="gr2" draw:text-style-name="P2" draw:layer="layout" svg:x1="14.855cm" svg:y1="7.923cm" svg:x2="17.501cm" svg:y2="7.923cm">
          <text:p/>
        </draw:line>
        <draw:line draw:style-name="gr2" draw:text-style-name="P2" draw:layer="layout" svg:x1="14.855cm" svg:y1="8.584cm" svg:x2="17.501cm" svg:y2="8.584cm">
          <text:p/>
        </draw:line>
        <draw:frame draw:style-name="gr5" draw:text-style-name="P6" draw:layer="layout" svg:width="0.281cm" svg:height="0.323cm" svg:x="12.263cm" svg:y="8.088cm">
          <draw:text-box>
            <text:p text:style-name="P4"><text:span text:style-name="T2">0</text:span></text:p>
          </draw:text-box>
        </draw:frame>
        <draw:polygon draw:style-name="gr6" draw:text-style-name="P7" draw:layer="layout" svg:width="1.376cm" svg:height="0.661cm" svg:x="17.501cm" svg:y="7.923cm" svg:viewBox="0 0 1377 662" draw:points="0,0 1377,0 1377,662 0,662">
          <text:p/>
        </draw:polygon>
        <draw:line draw:style-name="gr2" draw:text-style-name="P2" draw:layer="layout" svg:x1="17.501cm" svg:y1="7.923cm" svg:x2="17.501cm" svg:y2="8.584cm">
          <text:p/>
        </draw:line>
        <draw:line draw:style-name="gr2" draw:text-style-name="P2" draw:layer="layout" svg:x1="18.877cm" svg:y1="7.923cm" svg:x2="18.877cm" svg:y2="8.584cm">
          <text:p/>
        </draw:line>
        <draw:line draw:style-name="gr2" draw:text-style-name="P2" draw:layer="layout" svg:x1="17.501cm" svg:y1="7.923cm" svg:x2="18.877cm" svg:y2="7.923cm">
          <text:p/>
        </draw:line>
        <draw:line draw:style-name="gr2" draw:text-style-name="P2" draw:layer="layout" svg:x1="17.501cm" svg:y1="8.584cm" svg:x2="18.877cm" svg:y2="8.584cm">
          <text:p/>
        </draw:line>
        <draw:frame draw:style-name="gr5" draw:text-style-name="P6" draw:layer="layout" svg:width="0.712cm" svg:height="0.323cm" svg:x="14.908cm" svg:y="8.088cm">
          <draw:text-box>
            <text:p text:style-name="P4"><text:span text:style-name="T2">11,61</text:span></text:p>
          </draw:text-box>
        </draw:frame>
        <draw:polygon draw:style-name="gr6" draw:text-style-name="P7" draw:layer="layout" svg:width="2.09cm" svg:height="0.662cm" svg:x="1.017cm" svg:y="8.584cm" svg:viewBox="0 0 2091 663" draw:points="0,0 2091,0 2091,663 0,663">
          <text:p/>
        </draw:polygon>
        <draw:line draw:style-name="gr2" draw:text-style-name="P2" draw:layer="layout" svg:x1="1.017cm" svg:y1="8.584cm" svg:x2="1.017cm" svg:y2="9.246cm">
          <text:p/>
        </draw:line>
        <draw:line draw:style-name="gr2" draw:text-style-name="P2" draw:layer="layout" svg:x1="3.107cm" svg:y1="8.584cm" svg:x2="3.107cm" svg:y2="9.246cm">
          <text:p/>
        </draw:line>
        <draw:line draw:style-name="gr2" draw:text-style-name="P2" draw:layer="layout" svg:x1="1.017cm" svg:y1="8.584cm" svg:x2="3.107cm" svg:y2="8.584cm">
          <text:p/>
        </draw:line>
        <draw:line draw:style-name="gr2" draw:text-style-name="P2" draw:layer="layout" svg:x1="1.017cm" svg:y1="9.246cm" svg:x2="3.107cm" svg:y2="9.246cm">
          <text:p/>
        </draw:line>
        <draw:frame draw:style-name="gr5" draw:text-style-name="P6" draw:layer="layout" svg:width="0.475cm" svg:height="0.323cm" svg:x="17.554cm" svg:y="8.088cm">
          <draw:text-box>
            <text:p text:style-name="P4"><text:span text:style-name="T2">826</text:span></text:p>
          </draw:text-box>
        </draw:frame>
        <draw:polygon draw:style-name="gr6" draw:text-style-name="P7" draw:layer="layout" svg:width="1.535cm" svg:height="0.662cm" svg:x="3.107cm" svg:y="8.584cm" svg:viewBox="0 0 1536 663" draw:points="0,0 1536,0 1536,663 0,663">
          <text:p/>
        </draw:polygon>
        <draw:line draw:style-name="gr2" draw:text-style-name="P2" draw:layer="layout" svg:x1="3.107cm" svg:y1="8.584cm" svg:x2="3.107cm" svg:y2="9.246cm">
          <text:p/>
        </draw:line>
        <draw:line draw:style-name="gr2" draw:text-style-name="P2" draw:layer="layout" svg:x1="4.642cm" svg:y1="8.584cm" svg:x2="4.642cm" svg:y2="9.246cm">
          <text:p/>
        </draw:line>
        <draw:line draw:style-name="gr2" draw:text-style-name="P2" draw:layer="layout" svg:x1="3.107cm" svg:y1="8.584cm" svg:x2="4.642cm" svg:y2="8.584cm">
          <text:p/>
        </draw:line>
        <draw:line draw:style-name="gr2" draw:text-style-name="P2" draw:layer="layout" svg:x1="3.107cm" svg:y1="9.246cm" svg:x2="4.642cm" svg:y2="9.246cm">
          <text:p/>
        </draw:line>
        <draw:frame draw:style-name="gr5" draw:text-style-name="P6" draw:layer="layout" svg:width="1.827cm" svg:height="0.323cm" svg:x="1.071cm" svg:y="8.749cm">
          <draw:text-box>
            <text:p text:style-name="P4"><text:span text:style-name="T2">Dragan Raguz</text:span></text:p>
          </draw:text-box>
        </draw:frame>
        <draw:polygon draw:style-name="gr6" draw:text-style-name="P7" draw:layer="layout" svg:width="1.402cm" svg:height="0.662cm" svg:x="4.642cm" svg:y="8.584cm" svg:viewBox="0 0 1403 663" draw:points="0,0 1403,0 1403,663 0,663">
          <text:p/>
        </draw:polygon>
        <draw:line draw:style-name="gr2" draw:text-style-name="P2" draw:layer="layout" svg:x1="4.642cm" svg:y1="8.584cm" svg:x2="4.642cm" svg:y2="9.246cm">
          <text:p/>
        </draw:line>
        <draw:line draw:style-name="gr2" draw:text-style-name="P2" draw:layer="layout" svg:x1="6.044cm" svg:y1="8.584cm" svg:x2="6.044cm" svg:y2="9.246cm">
          <text:p/>
        </draw:line>
        <draw:line draw:style-name="gr2" draw:text-style-name="P2" draw:layer="layout" svg:x1="4.642cm" svg:y1="8.584cm" svg:x2="6.044cm" svg:y2="8.584cm">
          <text:p/>
        </draw:line>
        <draw:line draw:style-name="gr2" draw:text-style-name="P2" draw:layer="layout" svg:x1="4.642cm" svg:y1="9.246cm" svg:x2="6.044cm" svg:y2="9.246cm">
          <text:p/>
        </draw:line>
        <draw:frame draw:style-name="gr5" draw:text-style-name="P6" draw:layer="layout" svg:width="0.281cm" svg:height="0.323cm" svg:x="3.161cm" svg:y="8.749cm">
          <draw:text-box>
            <text:p text:style-name="P4"><text:span text:style-name="T2">0</text:span></text:p>
          </draw:text-box>
        </draw:frame>
        <draw:polygon draw:style-name="gr6" draw:text-style-name="P7" draw:layer="layout" svg:width="1.535cm" svg:height="0.662cm" svg:x="6.044cm" svg:y="8.584cm" svg:viewBox="0 0 1536 663" draw:points="0,0 1536,0 1536,663 0,663">
          <text:p/>
        </draw:polygon>
        <draw:line draw:style-name="gr2" draw:text-style-name="P2" draw:layer="layout" svg:x1="6.044cm" svg:y1="8.584cm" svg:x2="6.044cm" svg:y2="9.246cm">
          <text:p/>
        </draw:line>
        <draw:line draw:style-name="gr2" draw:text-style-name="P2" draw:layer="layout" svg:x1="7.579cm" svg:y1="8.584cm" svg:x2="7.579cm" svg:y2="9.246cm">
          <text:p/>
        </draw:line>
        <draw:line draw:style-name="gr2" draw:text-style-name="P2" draw:layer="layout" svg:x1="6.044cm" svg:y1="8.584cm" svg:x2="7.579cm" svg:y2="8.584cm">
          <text:p/>
        </draw:line>
        <draw:line draw:style-name="gr2" draw:text-style-name="P2" draw:layer="layout" svg:x1="6.044cm" svg:y1="9.246cm" svg:x2="7.579cm" svg:y2="9.246cm">
          <text:p/>
        </draw:line>
        <draw:frame draw:style-name="gr5" draw:text-style-name="P6" draw:layer="layout" svg:width="0.281cm" svg:height="0.323cm" svg:x="4.695cm" svg:y="8.749cm">
          <draw:text-box>
            <text:p text:style-name="P4"><text:span text:style-name="T2">0</text:span></text:p>
          </draw:text-box>
        </draw:frame>
        <draw:polygon draw:style-name="gr6" draw:text-style-name="P7" draw:layer="layout" svg:width="1.455cm" svg:height="0.662cm" svg:x="7.579cm" svg:y="8.584cm" svg:viewBox="0 0 1456 663" draw:points="0,0 1456,0 1456,663 0,663">
          <text:p/>
        </draw:polygon>
        <draw:line draw:style-name="gr2" draw:text-style-name="P2" draw:layer="layout" svg:x1="7.579cm" svg:y1="8.584cm" svg:x2="7.579cm" svg:y2="9.246cm">
          <text:p/>
        </draw:line>
        <draw:line draw:style-name="gr2" draw:text-style-name="P2" draw:layer="layout" svg:x1="9.034cm" svg:y1="8.584cm" svg:x2="9.034cm" svg:y2="9.246cm">
          <text:p/>
        </draw:line>
        <draw:line draw:style-name="gr2" draw:text-style-name="P2" draw:layer="layout" svg:x1="7.579cm" svg:y1="8.584cm" svg:x2="9.034cm" svg:y2="8.584cm">
          <text:p/>
        </draw:line>
        <draw:line draw:style-name="gr2" draw:text-style-name="P2" draw:layer="layout" svg:x1="7.579cm" svg:y1="9.246cm" svg:x2="9.034cm" svg:y2="9.246cm">
          <text:p/>
        </draw:line>
        <draw:frame draw:style-name="gr5" draw:text-style-name="P6" draw:layer="layout" svg:width="0.633cm" svg:height="0.323cm" svg:x="6.098cm" svg:y="8.749cm">
          <draw:text-box>
            <text:p text:style-name="P4"><text:span text:style-name="T2">9461</text:span></text:p>
          </draw:text-box>
        </draw:frame>
        <draw:polygon draw:style-name="gr6" draw:text-style-name="P7" draw:layer="layout" svg:width="1.561cm" svg:height="0.662cm" svg:x="9.034cm" svg:y="8.584cm" svg:viewBox="0 0 1562 663" draw:points="0,0 1562,0 1562,663 0,663">
          <text:p/>
        </draw:polygon>
        <draw:line draw:style-name="gr2" draw:text-style-name="P2" draw:layer="layout" svg:x1="9.034cm" svg:y1="8.584cm" svg:x2="9.034cm" svg:y2="9.246cm">
          <text:p/>
        </draw:line>
        <draw:line draw:style-name="gr2" draw:text-style-name="P2" draw:layer="layout" svg:x1="10.595cm" svg:y1="8.584cm" svg:x2="10.595cm" svg:y2="9.246cm">
          <text:p/>
        </draw:line>
        <draw:line draw:style-name="gr2" draw:text-style-name="P2" draw:layer="layout" svg:x1="9.034cm" svg:y1="8.584cm" svg:x2="10.595cm" svg:y2="8.584cm">
          <text:p/>
        </draw:line>
        <draw:line draw:style-name="gr2" draw:text-style-name="P2" draw:layer="layout" svg:x1="9.034cm" svg:y1="9.246cm" svg:x2="10.595cm" svg:y2="9.246cm">
          <text:p/>
        </draw:line>
        <draw:frame draw:style-name="gr5" draw:text-style-name="P6" draw:layer="layout" svg:width="0.633cm" svg:height="0.323cm" svg:x="7.632cm" svg:y="8.749cm">
          <draw:text-box>
            <text:p text:style-name="P4"><text:span text:style-name="T2">2195</text:span></text:p>
          </draw:text-box>
        </draw:frame>
        <draw:polygon draw:style-name="gr6" draw:text-style-name="P7" draw:layer="layout" svg:width="1.614cm" svg:height="0.662cm" svg:x="10.595cm" svg:y="8.584cm" svg:viewBox="0 0 1615 663" draw:points="0,0 1615,0 1615,663 0,663">
          <text:p/>
        </draw:polygon>
        <draw:line draw:style-name="gr2" draw:text-style-name="P2" draw:layer="layout" svg:x1="10.595cm" svg:y1="8.584cm" svg:x2="10.595cm" svg:y2="9.246cm">
          <text:p/>
        </draw:line>
        <draw:line draw:style-name="gr2" draw:text-style-name="P2" draw:layer="layout" svg:x1="12.209cm" svg:y1="8.584cm" svg:x2="12.209cm" svg:y2="9.246cm">
          <text:p/>
        </draw:line>
        <draw:line draw:style-name="gr2" draw:text-style-name="P2" draw:layer="layout" svg:x1="10.595cm" svg:y1="8.584cm" svg:x2="12.209cm" svg:y2="8.584cm">
          <text:p/>
        </draw:line>
        <draw:line draw:style-name="gr2" draw:text-style-name="P2" draw:layer="layout" svg:x1="10.595cm" svg:y1="9.246cm" svg:x2="12.209cm" svg:y2="9.246cm">
          <text:p/>
        </draw:line>
        <draw:frame draw:style-name="gr5" draw:text-style-name="P6" draw:layer="layout" svg:width="0.281cm" svg:height="0.323cm" svg:x="9.088cm" svg:y="8.749cm">
          <draw:text-box>
            <text:p text:style-name="P4"><text:span text:style-name="T2">0</text:span></text:p>
          </draw:text-box>
        </draw:frame>
        <draw:polygon draw:style-name="gr6" draw:text-style-name="P7" draw:layer="layout" svg:width="2.646cm" svg:height="0.662cm" svg:x="12.209cm" svg:y="8.584cm" svg:viewBox="0 0 2647 663" draw:points="0,0 2647,0 2647,663 0,663">
          <text:p/>
        </draw:polygon>
        <draw:line draw:style-name="gr2" draw:text-style-name="P2" draw:layer="layout" svg:x1="12.209cm" svg:y1="8.584cm" svg:x2="12.209cm" svg:y2="9.246cm">
          <text:p/>
        </draw:line>
        <draw:line draw:style-name="gr2" draw:text-style-name="P2" draw:layer="layout" svg:x1="14.855cm" svg:y1="8.584cm" svg:x2="14.855cm" svg:y2="9.246cm">
          <text:p/>
        </draw:line>
        <draw:line draw:style-name="gr2" draw:text-style-name="P2" draw:layer="layout" svg:x1="12.209cm" svg:y1="8.584cm" svg:x2="14.855cm" svg:y2="8.584cm">
          <text:p/>
        </draw:line>
        <draw:line draw:style-name="gr2" draw:text-style-name="P2" draw:layer="layout" svg:x1="12.209cm" svg:y1="9.246cm" svg:x2="14.855cm" svg:y2="9.246cm">
          <text:p/>
        </draw:line>
        <draw:frame draw:style-name="gr5" draw:text-style-name="P6" draw:layer="layout" svg:width="0.633cm" svg:height="0.323cm" svg:x="10.649cm" svg:y="8.749cm">
          <draw:text-box>
            <text:p text:style-name="P4"><text:span text:style-name="T2">3083</text:span></text:p>
          </draw:text-box>
        </draw:frame>
        <draw:polygon draw:style-name="gr6" draw:text-style-name="P7" draw:layer="layout" svg:width="2.646cm" svg:height="0.662cm" svg:x="14.855cm" svg:y="8.584cm" svg:viewBox="0 0 2647 663" draw:points="0,0 2647,0 2647,663 0,663">
          <text:p/>
        </draw:polygon>
        <draw:line draw:style-name="gr2" draw:text-style-name="P2" draw:layer="layout" svg:x1="14.855cm" svg:y1="8.584cm" svg:x2="14.855cm" svg:y2="9.246cm">
          <text:p/>
        </draw:line>
        <draw:line draw:style-name="gr2" draw:text-style-name="P2" draw:layer="layout" svg:x1="17.501cm" svg:y1="8.584cm" svg:x2="17.501cm" svg:y2="9.246cm">
          <text:p/>
        </draw:line>
        <draw:line draw:style-name="gr2" draw:text-style-name="P2" draw:layer="layout" svg:x1="14.855cm" svg:y1="8.584cm" svg:x2="17.501cm" svg:y2="8.584cm">
          <text:p/>
        </draw:line>
        <draw:line draw:style-name="gr2" draw:text-style-name="P2" draw:layer="layout" svg:x1="14.855cm" svg:y1="9.246cm" svg:x2="17.501cm" svg:y2="9.246cm">
          <text:p/>
        </draw:line>
        <draw:frame draw:style-name="gr5" draw:text-style-name="P6" draw:layer="layout" svg:width="0.281cm" svg:height="0.323cm" svg:x="12.263cm" svg:y="8.749cm">
          <draw:text-box>
            <text:p text:style-name="P4"><text:span text:style-name="T2">0</text:span></text:p>
          </draw:text-box>
        </draw:frame>
        <draw:polygon draw:style-name="gr6" draw:text-style-name="P7" draw:layer="layout" svg:width="1.376cm" svg:height="0.662cm" svg:x="17.501cm" svg:y="8.584cm" svg:viewBox="0 0 1377 663" draw:points="0,0 1377,0 1377,663 0,663">
          <text:p/>
        </draw:polygon>
        <draw:line draw:style-name="gr2" draw:text-style-name="P2" draw:layer="layout" svg:x1="17.501cm" svg:y1="8.584cm" svg:x2="17.501cm" svg:y2="9.246cm">
          <text:p/>
        </draw:line>
        <draw:line draw:style-name="gr2" draw:text-style-name="P2" draw:layer="layout" svg:x1="18.877cm" svg:y1="8.584cm" svg:x2="18.877cm" svg:y2="9.246cm">
          <text:p/>
        </draw:line>
        <draw:line draw:style-name="gr2" draw:text-style-name="P2" draw:layer="layout" svg:x1="17.501cm" svg:y1="8.584cm" svg:x2="18.877cm" svg:y2="8.584cm">
          <text:p/>
        </draw:line>
        <draw:line draw:style-name="gr2" draw:text-style-name="P2" draw:layer="layout" svg:x1="17.501cm" svg:y1="9.246cm" svg:x2="18.877cm" svg:y2="9.246cm">
          <text:p/>
        </draw:line>
        <draw:frame draw:style-name="gr5" draw:text-style-name="P6" draw:layer="layout" svg:width="0.712cm" svg:height="0.323cm" svg:x="14.908cm" svg:y="8.749cm">
          <draw:text-box>
            <text:p text:style-name="P4"><text:span text:style-name="T2">17,04</text:span></text:p>
          </draw:text-box>
        </draw:frame>
        <draw:polygon draw:style-name="gr6" draw:text-style-name="P7" draw:layer="layout" svg:width="2.09cm" svg:height="0.661cm" svg:x="1.017cm" svg:y="9.246cm" svg:viewBox="0 0 2091 662" draw:points="0,0 2091,0 2091,662 0,662">
          <text:p/>
        </draw:polygon>
        <draw:line draw:style-name="gr2" draw:text-style-name="P2" draw:layer="layout" svg:x1="1.017cm" svg:y1="9.246cm" svg:x2="1.017cm" svg:y2="9.907cm">
          <text:p/>
        </draw:line>
        <draw:line draw:style-name="gr2" draw:text-style-name="P2" draw:layer="layout" svg:x1="3.107cm" svg:y1="9.246cm" svg:x2="3.107cm" svg:y2="9.907cm">
          <text:p/>
        </draw:line>
        <draw:line draw:style-name="gr2" draw:text-style-name="P2" draw:layer="layout" svg:x1="1.017cm" svg:y1="9.246cm" svg:x2="3.107cm" svg:y2="9.246cm">
          <text:p/>
        </draw:line>
        <draw:line draw:style-name="gr2" draw:text-style-name="P2" draw:layer="layout" svg:x1="1.017cm" svg:y1="9.907cm" svg:x2="3.107cm" svg:y2="9.907cm">
          <text:p/>
        </draw:line>
        <draw:frame draw:style-name="gr5" draw:text-style-name="P6" draw:layer="layout" svg:width="0.633cm" svg:height="0.323cm" svg:x="17.554cm" svg:y="8.749cm">
          <draw:text-box>
            <text:p text:style-name="P4"><text:span text:style-name="T2">1154</text:span></text:p>
          </draw:text-box>
        </draw:frame>
        <draw:polygon draw:style-name="gr6" draw:text-style-name="P7" draw:layer="layout" svg:width="1.535cm" svg:height="0.661cm" svg:x="3.107cm" svg:y="9.246cm" svg:viewBox="0 0 1536 662" draw:points="0,0 1536,0 1536,662 0,662">
          <text:p/>
        </draw:polygon>
        <draw:line draw:style-name="gr2" draw:text-style-name="P2" draw:layer="layout" svg:x1="3.107cm" svg:y1="9.246cm" svg:x2="3.107cm" svg:y2="9.907cm">
          <text:p/>
        </draw:line>
        <draw:line draw:style-name="gr2" draw:text-style-name="P2" draw:layer="layout" svg:x1="4.642cm" svg:y1="9.246cm" svg:x2="4.642cm" svg:y2="9.907cm">
          <text:p/>
        </draw:line>
        <draw:line draw:style-name="gr2" draw:text-style-name="P2" draw:layer="layout" svg:x1="3.107cm" svg:y1="9.246cm" svg:x2="4.642cm" svg:y2="9.246cm">
          <text:p/>
        </draw:line>
        <draw:line draw:style-name="gr2" draw:text-style-name="P2" draw:layer="layout" svg:x1="3.107cm" svg:y1="9.907cm" svg:x2="4.642cm" svg:y2="9.907cm">
          <text:p/>
        </draw:line>
        <draw:polygon draw:style-name="gr6" draw:text-style-name="P7" draw:layer="layout" svg:width="1.402cm" svg:height="0.661cm" svg:x="4.642cm" svg:y="9.246cm" svg:viewBox="0 0 1403 662" draw:points="0,0 1403,0 1403,662 0,662">
          <text:p/>
        </draw:polygon>
        <draw:line draw:style-name="gr2" draw:text-style-name="P2" draw:layer="layout" svg:x1="4.642cm" svg:y1="9.246cm" svg:x2="4.642cm" svg:y2="9.907cm">
          <text:p/>
        </draw:line>
        <draw:line draw:style-name="gr2" draw:text-style-name="P2" draw:layer="layout" svg:x1="6.044cm" svg:y1="9.246cm" svg:x2="6.044cm" svg:y2="9.907cm">
          <text:p/>
        </draw:line>
        <draw:line draw:style-name="gr2" draw:text-style-name="P2" draw:layer="layout" svg:x1="4.642cm" svg:y1="9.246cm" svg:x2="6.044cm" svg:y2="9.246cm">
          <text:p/>
        </draw:line>
        <draw:line draw:style-name="gr2" draw:text-style-name="P2" draw:layer="layout" svg:x1="4.642cm" svg:y1="9.907cm" svg:x2="6.044cm" svg:y2="9.907cm">
          <text:p/>
        </draw:line>
        <draw:frame draw:style-name="gr5" draw:text-style-name="P6" draw:layer="layout" svg:width="2.174cm" svg:height="0.323cm" svg:x="1.071cm" svg:y="9.411cm">
          <draw:text-box>
            <text:p text:style-name="P4"><text:span text:style-name="T2">Denis Markovic 0</text:span></text:p>
          </draw:text-box>
        </draw:frame>
        <draw:polygon draw:style-name="gr6" draw:text-style-name="P7" draw:layer="layout" svg:width="1.535cm" svg:height="0.661cm" svg:x="6.044cm" svg:y="9.246cm" svg:viewBox="0 0 1536 662" draw:points="0,0 1536,0 1536,662 0,662">
          <text:p/>
        </draw:polygon>
        <draw:line draw:style-name="gr2" draw:text-style-name="P2" draw:layer="layout" svg:x1="6.044cm" svg:y1="9.246cm" svg:x2="6.044cm" svg:y2="9.907cm">
          <text:p/>
        </draw:line>
        <draw:line draw:style-name="gr2" draw:text-style-name="P2" draw:layer="layout" svg:x1="7.579cm" svg:y1="9.246cm" svg:x2="7.579cm" svg:y2="9.907cm">
          <text:p/>
        </draw:line>
        <draw:line draw:style-name="gr2" draw:text-style-name="P2" draw:layer="layout" svg:x1="6.044cm" svg:y1="9.246cm" svg:x2="7.579cm" svg:y2="9.246cm">
          <text:p/>
        </draw:line>
        <draw:line draw:style-name="gr2" draw:text-style-name="P2" draw:layer="layout" svg:x1="6.044cm" svg:y1="9.907cm" svg:x2="7.579cm" svg:y2="9.907cm">
          <text:p/>
        </draw:line>
        <draw:frame draw:style-name="gr5" draw:text-style-name="P6" draw:layer="layout" svg:width="0.281cm" svg:height="0.323cm" svg:x="4.695cm" svg:y="9.411cm">
          <draw:text-box>
            <text:p text:style-name="P4"><text:span text:style-name="T2">0</text:span></text:p>
          </draw:text-box>
        </draw:frame>
        <draw:polygon draw:style-name="gr6" draw:text-style-name="P7" draw:layer="layout" svg:width="1.455cm" svg:height="0.661cm" svg:x="7.579cm" svg:y="9.246cm" svg:viewBox="0 0 1456 662" draw:points="0,0 1456,0 1456,662 0,662">
          <text:p/>
        </draw:polygon>
        <draw:line draw:style-name="gr2" draw:text-style-name="P2" draw:layer="layout" svg:x1="7.579cm" svg:y1="9.246cm" svg:x2="7.579cm" svg:y2="9.907cm">
          <text:p/>
        </draw:line>
        <draw:line draw:style-name="gr2" draw:text-style-name="P2" draw:layer="layout" svg:x1="9.034cm" svg:y1="9.246cm" svg:x2="9.034cm" svg:y2="9.907cm">
          <text:p/>
        </draw:line>
        <draw:line draw:style-name="gr2" draw:text-style-name="P2" draw:layer="layout" svg:x1="7.579cm" svg:y1="9.246cm" svg:x2="9.034cm" svg:y2="9.246cm">
          <text:p/>
        </draw:line>
        <draw:line draw:style-name="gr2" draw:text-style-name="P2" draw:layer="layout" svg:x1="7.579cm" svg:y1="9.907cm" svg:x2="9.034cm" svg:y2="9.907cm">
          <text:p/>
        </draw:line>
        <draw:frame draw:style-name="gr5" draw:text-style-name="P6" draw:layer="layout" svg:width="0.633cm" svg:height="0.323cm" svg:x="6.098cm" svg:y="9.411cm">
          <draw:text-box>
            <text:p text:style-name="P4"><text:span text:style-name="T2">5417</text:span></text:p>
          </draw:text-box>
        </draw:frame>
        <draw:polygon draw:style-name="gr6" draw:text-style-name="P7" draw:layer="layout" svg:width="1.561cm" svg:height="0.661cm" svg:x="9.034cm" svg:y="9.246cm" svg:viewBox="0 0 1562 662" draw:points="0,0 1562,0 1562,662 0,662">
          <text:p/>
        </draw:polygon>
        <draw:line draw:style-name="gr2" draw:text-style-name="P2" draw:layer="layout" svg:x1="9.034cm" svg:y1="9.246cm" svg:x2="9.034cm" svg:y2="9.907cm">
          <text:p/>
        </draw:line>
        <draw:line draw:style-name="gr2" draw:text-style-name="P2" draw:layer="layout" svg:x1="10.595cm" svg:y1="9.246cm" svg:x2="10.595cm" svg:y2="9.907cm">
          <text:p/>
        </draw:line>
        <draw:line draw:style-name="gr2" draw:text-style-name="P2" draw:layer="layout" svg:x1="9.034cm" svg:y1="9.246cm" svg:x2="10.595cm" svg:y2="9.246cm">
          <text:p/>
        </draw:line>
        <draw:line draw:style-name="gr2" draw:text-style-name="P2" draw:layer="layout" svg:x1="9.034cm" svg:y1="9.907cm" svg:x2="10.595cm" svg:y2="9.907cm">
          <text:p/>
        </draw:line>
        <draw:frame draw:style-name="gr5" draw:text-style-name="P6" draw:layer="layout" svg:width="0.633cm" svg:height="0.323cm" svg:x="7.632cm" svg:y="9.411cm">
          <draw:text-box>
            <text:p text:style-name="P4"><text:span text:style-name="T2">1321</text:span></text:p>
          </draw:text-box>
        </draw:frame>
        <draw:polygon draw:style-name="gr6" draw:text-style-name="P7" draw:layer="layout" svg:width="1.614cm" svg:height="0.661cm" svg:x="10.595cm" svg:y="9.246cm" svg:viewBox="0 0 1615 662" draw:points="0,0 1615,0 1615,662 0,662">
          <text:p/>
        </draw:polygon>
        <draw:line draw:style-name="gr2" draw:text-style-name="P2" draw:layer="layout" svg:x1="10.595cm" svg:y1="9.246cm" svg:x2="10.595cm" svg:y2="9.907cm">
          <text:p/>
        </draw:line>
        <draw:line draw:style-name="gr2" draw:text-style-name="P2" draw:layer="layout" svg:x1="12.209cm" svg:y1="9.246cm" svg:x2="12.209cm" svg:y2="9.907cm">
          <text:p/>
        </draw:line>
        <draw:line draw:style-name="gr2" draw:text-style-name="P2" draw:layer="layout" svg:x1="10.595cm" svg:y1="9.246cm" svg:x2="12.209cm" svg:y2="9.246cm">
          <text:p/>
        </draw:line>
        <draw:line draw:style-name="gr2" draw:text-style-name="P2" draw:layer="layout" svg:x1="10.595cm" svg:y1="9.907cm" svg:x2="12.209cm" svg:y2="9.907cm">
          <text:p/>
        </draw:line>
        <draw:frame draw:style-name="gr5" draw:text-style-name="P6" draw:layer="layout" svg:width="0.281cm" svg:height="0.323cm" svg:x="9.088cm" svg:y="9.411cm">
          <draw:text-box>
            <text:p text:style-name="P4"><text:span text:style-name="T2">0</text:span></text:p>
          </draw:text-box>
        </draw:frame>
        <draw:polygon draw:style-name="gr6" draw:text-style-name="P7" draw:layer="layout" svg:width="2.646cm" svg:height="0.661cm" svg:x="12.209cm" svg:y="9.246cm" svg:viewBox="0 0 2647 662" draw:points="0,0 2647,0 2647,662 0,662">
          <text:p/>
        </draw:polygon>
        <draw:line draw:style-name="gr2" draw:text-style-name="P2" draw:layer="layout" svg:x1="12.209cm" svg:y1="9.246cm" svg:x2="12.209cm" svg:y2="9.907cm">
          <text:p/>
        </draw:line>
        <draw:line draw:style-name="gr2" draw:text-style-name="P2" draw:layer="layout" svg:x1="14.855cm" svg:y1="9.246cm" svg:x2="14.855cm" svg:y2="9.907cm">
          <text:p/>
        </draw:line>
        <draw:line draw:style-name="gr2" draw:text-style-name="P2" draw:layer="layout" svg:x1="12.209cm" svg:y1="9.246cm" svg:x2="14.855cm" svg:y2="9.246cm">
          <text:p/>
        </draw:line>
        <draw:line draw:style-name="gr2" draw:text-style-name="P2" draw:layer="layout" svg:x1="12.209cm" svg:y1="9.907cm" svg:x2="14.855cm" svg:y2="9.907cm">
          <text:p/>
        </draw:line>
        <draw:frame draw:style-name="gr5" draw:text-style-name="P6" draw:layer="layout" svg:width="0.633cm" svg:height="0.323cm" svg:x="10.649cm" svg:y="9.411cm">
          <draw:text-box>
            <text:p text:style-name="P4"><text:span text:style-name="T2">1756</text:span></text:p>
          </draw:text-box>
        </draw:frame>
        <draw:polygon draw:style-name="gr6" draw:text-style-name="P7" draw:layer="layout" svg:width="2.646cm" svg:height="0.661cm" svg:x="14.855cm" svg:y="9.246cm" svg:viewBox="0 0 2647 662" draw:points="0,0 2647,0 2647,662 0,662">
          <text:p/>
        </draw:polygon>
        <draw:line draw:style-name="gr2" draw:text-style-name="P2" draw:layer="layout" svg:x1="14.855cm" svg:y1="9.246cm" svg:x2="14.855cm" svg:y2="9.907cm">
          <text:p/>
        </draw:line>
        <draw:line draw:style-name="gr2" draw:text-style-name="P2" draw:layer="layout" svg:x1="17.501cm" svg:y1="9.246cm" svg:x2="17.501cm" svg:y2="9.907cm">
          <text:p/>
        </draw:line>
        <draw:line draw:style-name="gr2" draw:text-style-name="P2" draw:layer="layout" svg:x1="14.855cm" svg:y1="9.246cm" svg:x2="17.501cm" svg:y2="9.246cm">
          <text:p/>
        </draw:line>
        <draw:line draw:style-name="gr2" draw:text-style-name="P2" draw:layer="layout" svg:x1="14.855cm" svg:y1="9.907cm" svg:x2="17.501cm" svg:y2="9.907cm">
          <text:p/>
        </draw:line>
        <draw:frame draw:style-name="gr5" draw:text-style-name="P6" draw:layer="layout" svg:width="0.281cm" svg:height="0.323cm" svg:x="12.263cm" svg:y="9.411cm">
          <draw:text-box>
            <text:p text:style-name="P4"><text:span text:style-name="T2">0</text:span></text:p>
          </draw:text-box>
        </draw:frame>
        <draw:polygon draw:style-name="gr6" draw:text-style-name="P7" draw:layer="layout" svg:width="1.376cm" svg:height="0.661cm" svg:x="17.501cm" svg:y="9.246cm" svg:viewBox="0 0 1377 662" draw:points="0,0 1377,0 1377,662 0,662">
          <text:p/>
        </draw:polygon>
        <draw:line draw:style-name="gr2" draw:text-style-name="P2" draw:layer="layout" svg:x1="17.501cm" svg:y1="9.246cm" svg:x2="17.501cm" svg:y2="9.907cm">
          <text:p/>
        </draw:line>
        <draw:line draw:style-name="gr2" draw:text-style-name="P2" draw:layer="layout" svg:x1="18.877cm" svg:y1="9.246cm" svg:x2="18.877cm" svg:y2="9.907cm">
          <text:p/>
        </draw:line>
        <draw:line draw:style-name="gr2" draw:text-style-name="P2" draw:layer="layout" svg:x1="17.501cm" svg:y1="9.246cm" svg:x2="18.877cm" svg:y2="9.246cm">
          <text:p/>
        </draw:line>
        <draw:line draw:style-name="gr2" draw:text-style-name="P2" draw:layer="layout" svg:x1="17.501cm" svg:y1="9.907cm" svg:x2="18.877cm" svg:y2="9.907cm">
          <text:p/>
        </draw:line>
        <draw:frame draw:style-name="gr5" draw:text-style-name="P6" draw:layer="layout" svg:width="0.554cm" svg:height="0.323cm" svg:x="14.908cm" svg:y="9.411cm">
          <draw:text-box>
            <text:p text:style-name="P4"><text:span text:style-name="T2">9,83</text:span></text:p>
          </draw:text-box>
        </draw:frame>
        <draw:polygon draw:style-name="gr6" draw:text-style-name="P7" draw:layer="layout" svg:width="19cm" svg:height="0.661cm" svg:x="1.017cm" svg:y="28.056cm" svg:viewBox="0 0 19001 662" draw:points="0,0 19001,0 19001,662 0,662">
          <text:p/>
        </draw:polygon>
        <draw:frame draw:style-name="gr5" draw:text-style-name="P6" draw:layer="layout" svg:width="0.475cm" svg:height="0.323cm" svg:x="17.554cm" svg:y="9.411cm">
          <draw:text-box>
            <text:p text:style-name="P4"><text:span text:style-name="T2">660</text:span></text:p>
          </draw:text-box>
        </draw:frame>
        <draw:frame draw:style-name="gr5" draw:text-style-name="P6" draw:layer="layout" svg:width="0.281cm" svg:height="0.323cm" svg:x="10.439cm" svg:y="28.221cm">
          <draw:text-box>
            <text:p text:style-name="P4"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Sans Serif" svg:font-family="'Microsoft Sans Serif'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style:rfc-language-tag="sr-Latn-RS" fo:language="sr" fo:script="Latn" fo:country="R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007cm" fo:page-height="29.7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print-date>2025-12-13T07:13:24.245482100</meta:print-date>
    <meta:printed-by>PDF files</meta:printed-by>
    <dc:date>2025-12-13T07:13:37.713333700</dc:date>
    <meta:editing-duration>PT13S</meta:editing-duration>
    <meta:editing-cycles>1</meta:editing-cycles>
    <meta:document-statistic meta:object-count="1145"/>
    <meta:generator>LibreOffice/25.8.3.2$Windows_X86_64 LibreOffice_project/8ca8d55c161d602844f5428fa4b58097424e324e</meta:generator>
  </office:meta>
</office:document-meta>
</file>